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482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3.18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4.646cm"/>
    </style:style>
    <style:style style:name="co17" style:family="table-column">
      <style:table-column-properties fo:break-before="auto" style:column-width="13.785cm"/>
    </style:style>
    <style:style style:name="co18" style:family="table-column">
      <style:table-column-properties fo:break-before="auto" style:column-width="13.788cm"/>
    </style:style>
    <style:style style:name="co19" style:family="table-column">
      <style:table-column-properties fo:break-before="auto" style:column-width="3.004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3.603cm"/>
    </style:style>
    <style:style style:name="co22" style:family="table-column">
      <style:table-column-properties fo:break-before="auto" style:column-width="10.862cm"/>
    </style:style>
    <style:style style:name="co23" style:family="table-column">
      <style:table-column-properties fo:break-before="auto" style:column-width="4.708cm"/>
    </style:style>
    <style:style style:name="co24" style:family="table-column">
      <style:table-column-properties fo:break-before="auto" style:column-width="9.035cm"/>
    </style:style>
    <style:style style:name="co25" style:family="table-column">
      <style:table-column-properties fo:break-before="auto" style:column-width="11.714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8.368cm"/>
    </style:style>
    <style:style style:name="co28" style:family="table-column">
      <style:table-column-properties fo:break-before="auto" style:column-width="3.515cm"/>
    </style:style>
    <style:style style:name="co29" style:family="table-column">
      <style:table-column-properties fo:break-before="auto" style:column-width="4.101cm"/>
    </style:style>
    <style:style style:name="co30" style:family="table-column">
      <style:table-column-properties fo:break-before="auto" style:column-width="2.196cm"/>
    </style:style>
    <style:style style:name="co31" style:family="table-column">
      <style:table-column-properties fo:break-before="auto" style:column-width="12.453cm"/>
    </style:style>
    <style:style style:name="co32" style:family="table-column">
      <style:table-column-properties fo:break-before="auto" style:column-width="13.979cm"/>
    </style:style>
    <style:style style:name="co33" style:family="table-column">
      <style:table-column-properties fo:break-before="auto" style:column-width="2.323cm"/>
    </style:style>
    <style:style style:name="co34" style:family="table-column">
      <style:table-column-properties fo:break-before="auto" style:column-width="9.703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14.305cm"/>
    </style:style>
    <style:style style:name="co37" style:family="table-column">
      <style:table-column-properties fo:break-before="auto" style:column-width="2.891cm"/>
    </style:style>
    <style:style style:name="co38" style:family="table-column">
      <style:table-column-properties fo:break-before="auto" style:column-width="0.986cm"/>
    </style:style>
    <style:style style:name="co39" style:family="table-column">
      <style:table-column-properties fo:break-before="auto" style:column-width="10.76cm"/>
    </style:style>
    <style:style style:name="co40" style:family="table-column">
      <style:table-column-properties fo:break-before="auto" style:column-width="10.728cm"/>
    </style:style>
    <style:style style:name="co41" style:family="table-column">
      <style:table-column-properties fo:break-before="auto" style:column-width="12.03cm"/>
    </style:style>
    <style:style style:name="co42" style:family="table-column">
      <style:table-column-properties fo:break-before="auto" style:column-width="3.902cm"/>
    </style:style>
    <style:style style:name="co43" style:family="table-column">
      <style:table-column-properties fo:break-before="auto" style:column-width="7.885cm"/>
    </style:style>
    <style:style style:name="co44" style:family="table-column">
      <style:table-column-properties fo:break-before="auto" style:column-width="13.15cm"/>
    </style:style>
    <style:style style:name="co45" style:family="table-column">
      <style:table-column-properties fo:break-before="auto" style:column-width="8.338cm"/>
    </style:style>
    <style:style style:name="co46" style:family="table-column">
      <style:table-column-properties fo:break-before="auto" style:column-width="20.978cm"/>
    </style:style>
    <style:style style:name="co47" style:family="table-column">
      <style:table-column-properties fo:break-before="auto" style:column-width="3.944cm"/>
    </style:style>
    <style:style style:name="co48" style:family="table-column">
      <style:table-column-properties fo:break-before="auto" style:column-width="3.667cm"/>
    </style:style>
    <style:style style:name="co49" style:family="table-column">
      <style:table-column-properties fo:break-before="auto" style:column-width="7.108cm"/>
    </style:style>
    <style:style style:name="co50" style:family="table-column">
      <style:table-column-properties fo:break-before="auto" style:column-width="15.072cm"/>
    </style:style>
    <style:style style:name="co51" style:family="table-column">
      <style:table-column-properties fo:break-before="auto" style:column-width="2.408cm"/>
    </style:style>
    <style:style style:name="co52" style:family="table-column">
      <style:table-column-properties fo:break-before="auto" style:column-width="3.314cm"/>
    </style:style>
    <style:style style:name="co53" style:family="table-column">
      <style:table-column-properties fo:break-before="auto" style:column-width="11.878cm"/>
    </style:style>
    <style:style style:name="co54" style:family="table-column">
      <style:table-column-properties fo:break-before="auto" style:column-width="15.57cm"/>
    </style:style>
    <style:style style:name="co55" style:family="table-column">
      <style:table-column-properties fo:break-before="auto" style:column-width="4.071cm"/>
    </style:style>
    <style:style style:name="co56" style:family="table-column">
      <style:table-column-properties fo:break-before="auto" style:column-width="10.668cm"/>
    </style:style>
    <style:style style:name="co57" style:family="table-column">
      <style:table-column-properties fo:break-before="auto" style:column-width="9.64cm"/>
    </style:style>
    <style:style style:name="co58" style:family="table-column">
      <style:table-column-properties fo:break-before="auto" style:column-width="8.793cm"/>
    </style:style>
    <style:style style:name="co59" style:family="table-column">
      <style:table-column-properties fo:break-before="auto" style:column-width="2.258cm"/>
    </style:style>
    <style:style style:name="co60" style:family="table-column">
      <style:table-column-properties fo:break-before="auto" style:column-width="7.188cm"/>
    </style:style>
    <style:style style:name="co61" style:family="table-column">
      <style:table-column-properties fo:break-before="auto" style:column-width="10.335cm"/>
    </style:style>
    <style:style style:name="co62" style:family="table-column">
      <style:table-column-properties fo:break-before="auto" style:column-width="10.85cm"/>
    </style:style>
    <style:style style:name="co63" style:family="table-column">
      <style:table-column-properties fo:break-before="auto" style:column-width="10.063cm"/>
    </style:style>
    <style:style style:name="co64" style:family="table-column">
      <style:table-column-properties fo:break-before="auto" style:column-width="22.9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815cm" fo:break-before="auto" style:use-optimal-row-height="true"/>
    </style:style>
    <style:style style:name="ro8" style:family="table-row">
      <style:table-row-properties style:row-height="1.131cm" fo:break-before="auto" style:use-optimal-row-height="true"/>
    </style:style>
    <style:style style:name="ro9" style:family="table-row">
      <style:table-row-properties style:row-height="2.21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2.448cm" fo:break-before="auto" style:use-optimal-row-height="true"/>
    </style:style>
    <style:style style:name="ro13" style:family="table-row">
      <style:table-row-properties style:row-height="1.078cm" fo:break-before="auto" style:use-optimal-row-height="true"/>
    </style:style>
    <style:style style:name="ro14" style:family="table-row">
      <style:table-row-properties style:row-height="2.79cm" fo:break-before="auto" style:use-optimal-row-height="true"/>
    </style:style>
    <style:style style:name="ro15" style:family="table-row">
      <style:table-row-properties style:row-height="4.159cm" fo:break-before="auto" style:use-optimal-row-height="true"/>
    </style:style>
    <style:style style:name="ro16" style:family="table-row">
      <style:table-row-properties style:row-height="5.528cm" fo:break-before="auto" style:use-optimal-row-height="tru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1.868cm" fo:break-before="auto" style:use-optimal-row-height="true"/>
    </style:style>
    <style:style style:name="ro19" style:family="table-row">
      <style:table-row-properties style:row-height="2.605cm" fo:break-before="auto" style:use-optimal-row-height="true"/>
    </style:style>
    <style:style style:name="ro20" style:family="table-row">
      <style:table-row-properties style:row-height="1.762cm" fo:break-before="auto" style:use-optimal-row-height="true"/>
    </style:style>
    <style:style style:name="ro21" style:family="table-row">
      <style:table-row-properties style:row-height="0.736cm" fo:break-before="auto" style:use-optimal-row-height="true"/>
    </style:style>
    <style:style style:name="ro22" style:family="table-row">
      <style:table-row-properties style:row-height="1.921cm" fo:break-before="auto" style:use-optimal-row-height="true"/>
    </style:style>
    <style:style style:name="ro23" style:family="table-row">
      <style:table-row-properties style:row-height="4.554cm" fo:break-before="auto" style:use-optimal-row-height="true"/>
    </style:style>
    <style:style style:name="ro24" style:family="table-row">
      <style:table-row-properties style:row-height="3.817cm" fo:break-before="auto" style:use-optimal-row-height="true"/>
    </style:style>
    <style:style style:name="ro25" style:family="table-row">
      <style:table-row-properties style:row-height="2.106cm" fo:break-before="auto" style:use-optimal-row-height="true"/>
    </style:style>
    <style:style style:name="ro26" style:family="table-row">
      <style:table-row-properties style:row-height="2.552cm" fo:break-before="auto" style:use-optimal-row-height="true"/>
    </style:style>
    <style:style style:name="ro27" style:family="table-row">
      <style:table-row-properties style:row-height="4.001cm" fo:break-before="auto" style:use-optimal-row-height="true"/>
    </style:style>
    <style:style style:name="ro28" style:family="table-row">
      <style:table-row-properties style:row-height="3.605cm" fo:break-before="auto" style:use-optimal-row-height="true"/>
    </style:style>
    <style:style style:name="ro29" style:family="table-row">
      <style:table-row-properties style:row-height="3.133cm" fo:break-before="auto" style:use-optimal-row-height="true"/>
    </style:style>
    <style:style style:name="ro30" style:family="table-row">
      <style:table-row-properties style:row-height="2.157cm" fo:break-before="auto" style:use-optimal-row-height="true"/>
    </style:style>
    <style:style style:name="ro31" style:family="table-row">
      <style:table-row-properties style:row-height="1.184cm" fo:break-before="auto" style:use-optimal-row-height="true"/>
    </style:style>
    <style:style style:name="ro32" style:family="table-row">
      <style:table-row-properties style:row-height="2.263cm" fo:break-before="auto" style:use-optimal-row-height="true"/>
    </style:style>
    <style:style style:name="ro33" style:family="table-row">
      <style:table-row-properties style:row-height="2.947cm" fo:break-before="auto" style:use-optimal-row-height="true"/>
    </style:style>
    <style:style style:name="ro34" style:family="table-row">
      <style:table-row-properties style:row-height="3.632cm" fo:break-before="auto" style:use-optimal-row-height="true"/>
    </style:style>
    <style:style style:name="ro35" style:family="table-row">
      <style:table-row-properties style:row-height="4.316cm" fo:break-before="auto" style:use-optimal-row-height="true"/>
    </style:style>
    <style:style style:name="ro36" style:family="table-row">
      <style:table-row-properties style:row-height="5.001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3.21cm" fo:break-before="auto" style:use-optimal-row-height="true"/>
    </style:style>
    <style:style style:name="ro39" style:family="table-row">
      <style:table-row-properties style:row-height="0.473cm" fo:break-before="auto" style:use-optimal-row-height="true"/>
    </style:style>
    <style:style style:name="ro40" style:family="table-row">
      <style:table-row-properties style:row-height="2.515cm" fo:break-before="auto" style:use-optimal-row-height="true"/>
    </style:style>
    <style:style style:name="ro41" style:family="table-row">
      <style:table-row-properties style:row-height="3.743cm" fo:break-before="auto" style:use-optimal-row-height="true"/>
    </style:style>
    <style:style style:name="ro42" style:family="table-row">
      <style:table-row-properties style:row-height="0.877cm" fo:break-before="auto" style:use-optimal-row-height="true"/>
    </style:style>
    <style:style style:name="ro4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top"/>
    </style:style>
    <style:style style:name="ce40" style:family="table-cell" style:parent-style-name="Default">
      <style:table-cell-properties fo:background-color="#ffcc99" style:vertical-align="top"/>
    </style:style>
    <style:style style:name="ce4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fo:background-color="transparent" style:vertical-align="top"/>
    </style:style>
    <style:style style:name="ce43" style:family="table-cell" style:parent-style-name="Default">
      <style:table-cell-properties style:text-align-source="value-type" style:repeat-content="false" style:vertical-align="top"/>
    </style:style>
    <style:style style:name="ce44" style:family="table-cell" style:parent-style-name="Default">
      <style:table-cell-properties style:text-align-source="value-type" style:repeat-content="false" fo:background-color="transparent" style:vertical-align="top"/>
    </style:style>
    <style:style style:name="ce49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5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5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52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53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65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81" style:family="table-cell" style:parent-style-name="Default">
      <style:table-cell-properties fo:background-color="#ccff66" style:text-align-source="value-type" style:repeat-content="false" style:vertical-align="top"/>
    </style:style>
    <style:style style:name="ce82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ccff66" style:vertical-align="top"/>
    </style:style>
    <style:style style:name="ce84" style:family="table-cell" style:parent-style-name="Default">
      <style:table-cell-properties fo:background-color="#9999ff" style:vertical-align="top"/>
    </style:style>
    <style:style style:name="ce86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3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94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95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96" style:family="table-cell" style:parent-style-name="Default">
      <style:table-cell-properties fo:background-color="#ccff99" style:vertical-align="top"/>
    </style:style>
    <style:style style:name="ce97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98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104" style:family="table-cell" style:parent-style-name="Default">
      <style:table-cell-properties fo:background-color="#ff3333" style:vertical-align="top"/>
    </style:style>
    <style:style style:name="ce106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style:vertical-align="top"/>
      <style:text-properties fo:color="#ff9900"/>
    </style:style>
    <style:style style:name="ce110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1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112" style:family="table-cell" style:parent-style-name="Default">
      <style:table-cell-properties style:vertical-align="top"/>
      <style:text-properties fo:color="#5983b0"/>
    </style:style>
    <style:style style:name="ce45" style:family="table-cell" style:parent-style-name="Default">
      <style:table-cell-properties style:vertical-align="top"/>
    </style:style>
    <style:style style:name="ce46" style:family="table-cell" style:parent-style-name="Default">
      <style:table-cell-properties fo:background-color="#ffcc99" style:vertical-align="top"/>
    </style:style>
    <style:style style:name="ce4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63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1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85" style:family="table-cell" style:parent-style-name="Default">
      <style:table-cell-properties fo:background-color="#ccff66" style:text-align-source="value-type" style:repeat-content="false" style:vertical-align="top"/>
    </style:style>
    <style:style style:name="ce87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ff66" style:vertical-align="top"/>
    </style:style>
    <style:style style:name="ce89" style:family="table-cell" style:parent-style-name="Default">
      <style:table-cell-properties fo:background-color="#9999ff" style:vertical-align="top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1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9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99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0" style:family="table-cell" style:parent-style-name="Default">
      <style:table-cell-properties fo:background-color="#ccff99" style:vertical-align="top"/>
    </style:style>
    <style:style style:name="ce101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2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103" style:family="table-cell" style:parent-style-name="Default">
      <style:table-cell-properties fo:background-color="#ff3333" style:vertical-align="top"/>
    </style:style>
    <style:style style:name="ce105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style:vertical-align="top"/>
      <style:text-properties fo:color="#ff9900"/>
    </style:style>
    <style:style style:name="ce10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3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114" style:family="table-cell" style:parent-style-name="Default">
      <style:table-cell-properties style:vertical-align="top"/>
      <style:text-properties fo:color="#5983b0"/>
    </style:style>
    <style:style style:name="ce116" style:family="table-cell" style:parent-style-name="Default">
      <style:table-cell-properties fo:background-color="#99ccff" style:vertical-align="top"/>
    </style:style>
    <style:style style:name="T134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0000ff" style:font-name="DejaVu Sans Mono" fo:font-size="8.5pt" style:font-name-asian="DejaVu Sans Mono" style:font-size-asian="8.5pt" style:font-name-complex="DejaVu Sans Mono" style:font-size-complex="8.5pt"/>
    </style:style>
    <style:style style:name="T136" style:family="text">
      <style:text-properties fo:color="#0000ff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37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38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39" style:family="text">
      <style:text-properties fo:color="#0000ff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40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41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42" style:family="text">
      <style:text-properties fo:color="#800080" style:font-name="DejaVu Sans Mono" fo:font-size="8.5pt" style:font-name-asian="DejaVu Sans Mono" style:font-size-asian="8.5pt" style:font-name-complex="DejaVu Sans Mono" style:font-size-complex="8.5pt"/>
    </style:style>
    <style:style style:name="T143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44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45" style:family="text">
      <style:text-properties fo:color="#0000ff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46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47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color="#008000" style:font-name-asian="DejaVu Sans Mono" style:font-size-asian="8.5pt" style:font-name-complex="DejaVu Sans Mono" style:font-size-complex="8.5pt"/>
    </style:style>
    <style:style style:name="T152" style:family="text">
      <style:text-properties fo:color="#000000" style:font-name-asian="DejaVu Sans Mono" style:font-size-asian="8.5pt" style:font-name-complex="DejaVu Sans Mono" style:font-size-complex="8.5pt"/>
    </style:style>
    <style:style style:name="T153" style:family="text">
      <style:text-properties fo:color="#800080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54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55" style:family="text">
      <style:text-properties fo:color="#80008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56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57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color="#80008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59" style:family="text">
      <style:text-properties fo:color="#008000" style:font-name="DejaVu Sans Mono" fo:font-size="8.5pt" style:font-name-asian="DejaVu Sans Mono" style:font-size-asian="8.5pt" style:font-name-complex="DejaVu Sans Mono" style:font-size-complex="8.5pt"/>
    </style:style>
    <style:style style:name="T160" style:family="text">
      <style:text-properties fo:color="#000000" style:font-name="DejaVu Sans Mono" fo:font-size="8.5pt" style:font-name-asian="DejaVu Sans Mono" style:font-size-asian="8.5pt" style:font-name-complex="DejaVu Sans Mono" style:font-size-complex="8.5pt"/>
    </style:style>
    <style:style style:name="T161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62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63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66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67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68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69" style:family="text">
      <style:text-properties fo:color="#800080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70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01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00ff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75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color="#0000ff" style:font-name="DejaVu Sans Mono" fo:font-size="8.5pt" style:font-name-asian="DejaVu Sans Mono" style:font-size-asian="8.5pt" style:font-name-complex="DejaVu Sans Mono" style:font-size-complex="8.5pt"/>
    </style:style>
    <style:style style:name="T180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color="#008000" style:font-name-asian="DejaVu Sans Mono" style:font-size-asian="8.5pt" style:font-name-complex="DejaVu Sans Mono" style:font-size-complex="8.5pt"/>
    </style:style>
    <style:style style:name="T184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color="#008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0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8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8000" style:font-name="DejaVu Sans Mono" fo:font-size="8.5pt" style:font-name-asian="DejaVu Sans Mono" style:font-size-asian="8.5pt" style:font-name-complex="DejaVu Sans Mono" style:font-size-complex="8.5pt"/>
    </style:style>
    <style:style style:name="T196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97" style:family="text">
      <style:text-properties fo:color="#0000ff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99" style:family="text">
      <style:text-properties fo:color="#0000ff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15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98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00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17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18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203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04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05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06" style:family="text">
      <style:text-properties fo:color="#0000ff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207" style:family="text">
      <style:text-properties fo:color="#ff8c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fo:color="#0000ff"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color="#000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color="#800080"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20" style:family="text">
      <style:text-properties fo:color="#008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22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24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color="#00a933" fo:font-weight="bold" style:font-weight-asian="bold" style:font-weight-complex="bold"/>
    </style:style>
    <style:style style:name="T227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name-complex="Tahoma" style:font-size-complex="10pt" style:language-complex="zxx" style:country-complex="none" style:font-style-complex="normal" style:text-emphasize="none" style:font-relief="none" style:text-overline-style="none" style:text-overline-color="font-color"/>
    </style:style>
    <style:style style:name="T228" style:family="text">
      <style:text-properties fo:color="#ce181e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29" style:family="text">
      <style:text-properties fo:color="#ce181e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color="#ce181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color="#00a933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color="#ce181e" fo:font-weight="bold" style:font-weight-asian="bold" style:font-weight-complex="bold"/>
    </style:style>
    <style:style style:name="T236" style:family="text">
      <style:text-properties fo:color="#000000" style:font-name-asian="DejaVu Sans Mono" style:font-size-asian="8.5pt" style:font-weight-asian="bold" style:font-name-complex="DejaVu Sans Mono" style:font-size-complex="8.5pt" style:font-weight-complex="bold"/>
    </style:style>
    <style:style style:name="T237" style:family="text">
      <style:text-properties style:font-name-asian="DejaVu Sans Mono" style:font-size-asian="8.5pt" style:font-weight-asian="bold" style:font-name-complex="DejaVu Sans Mono" style:font-size-complex="8.5pt" style:font-weight-complex="bold"/>
    </style:style>
    <style:style style:name="T238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color="#2b91af" style:text-outline="false" style:text-line-through-style="none" style:text-line-through-type="none" style:font-name="Consolas" fo:font-size="9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xx" style:country-asian="none" style:font-style-asian="normal" style:font-weight-asian="normal" style:font-name-complex="Consolas" style:font-size-complex="9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color="#000000" style:text-outline="false" style:text-line-through-style="none" style:text-line-through-type="none" style:font-name="Consolas" fo:font-size="9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xx" style:country-asian="none" style:font-style-asian="normal" style:font-weight-asian="normal" style:font-name-complex="Consolas" style:font-size-complex="9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color="#80008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name-complex="DejaVu Sans Mono" style:font-size-complex="8.5pt" style:language-complex="zxx" style:country-complex="none" style:font-style-complex="normal" style:text-emphasize="none" style:font-relief="none" style:text-overline-style="none" style:text-overline-color="font-color"/>
    </style:style>
    <style:style style:name="T250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name-complex="DejaVu Sans Mono" style:font-size-complex="8.5pt" style:language-complex="zxx" style:country-complex="none" style:font-style-complex="normal" style:text-emphasize="none" style:font-relief="none" style:text-overline-style="none" style:text-overline-color="font-color"/>
    </style:style>
    <style:style style:name="T25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style:font-name-asian="Consolas" style:font-size-asian="9.5pt" style:font-name-complex="Consolas" style:font-size-complex="9.5pt"/>
    </style:style>
    <style:style style:name="T121" style:family="text">
      <style:text-properties style:text-position="super 58%"/>
    </style:style>
    <style:style style:name="T253" style:family="text">
      <style:text-properties fo:color="#5983b0"/>
    </style:style>
    <style:style style:name="T12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fo:color="#0000ff" style:font-name="DejaVu Sans Mono" fo:font-size="8.5pt" style:font-name-asian="DejaVu Sans Mono" style:font-name-complex="DejaVu Sans Mono" style:font-size-asian="8.5pt" style:font-size-complex="8.5pt"/>
    </style:style>
    <style:style style:name="T125" style:family="text">
      <style:text-properties fo:color="#0000ff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26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27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28" style:family="text">
      <style:text-properties fo:color="#0000ff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1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131" style:family="text">
      <style:text-properties fo:color="#800080" style:font-name="DejaVu Sans Mono" fo:font-size="8.5pt" style:font-name-asian="DejaVu Sans Mono" style:font-name-complex="DejaVu Sans Mono" style:font-size-asian="8.5pt" style:font-size-complex="8.5pt"/>
    </style:style>
    <style:style style:name="T132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33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54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55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56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5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5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260" style:family="text">
      <style:text-properties fo:color="#008000" style:font-name-asian="DejaVu Sans Mono" style:font-name-complex="DejaVu Sans Mono" style:font-size-asian="8.5pt" style:font-size-complex="8.5pt"/>
    </style:style>
    <style:style style:name="T261" style:family="text">
      <style:text-properties style:font-name-asian="DejaVu Sans Mono" style:font-name-complex="DejaVu Sans Mono" style:font-size-asian="8.5pt" style:font-size-complex="8.5pt" fo:color="#000000"/>
    </style:style>
    <style:style style:name="T262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63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64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65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66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7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68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269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270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71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72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7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76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77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8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9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80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81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8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283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28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28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28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287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28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89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29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29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292" style:family="text">
      <style:text-properties style:font-name-asian="DejaVu Sans Mono" style:font-name-complex="DejaVu Sans Mono" style:font-size-asian="8.5pt" style:font-size-complex="8.5pt" fo:color="#008000"/>
    </style:style>
    <style:style style:name="T29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29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29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29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29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298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30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30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30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30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304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305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306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307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308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30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3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311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2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313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14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5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16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1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2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21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32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324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32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32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32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32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2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3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3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33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33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33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335" style:family="text">
      <style:text-properties fo:color="#00a933" fo:font-weight="bold" style:font-weight-asian="bold" style:font-weight-complex="bold"/>
    </style:style>
    <style:style style:name="T33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37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33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34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344" style:family="text">
      <style:text-properties fo:color="#ce181e" fo:font-weight="bold" style:font-weight-asian="bold" style:font-weight-complex="bold"/>
    </style:style>
    <style:style style:name="T345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346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347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3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2b91af" style:font-name="Consolas" fo:font-size="9.5pt" style:font-name-asian="Consolas" style:font-name-complex="Consolas" style:font-size-asian="9.5pt" style:font-size-complex="9.5pt"/>
    </style:style>
    <style:style style:name="T35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font-size="9.5pt" style:font-name-asian="Consolas" style:font-name-complex="Consolas" style:font-size-asian="9.5pt" style:font-size-complex="9.5pt" fo:color="#000000"/>
    </style:style>
    <style:style style:name="T35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style:font-name-asian="Andale Sans UI" style:font-name-complex="Tahoma" style:font-size-asian="10pt" style:font-size-complex="10pt"/>
    </style:style>
    <style:style style:name="T35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3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35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35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35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358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35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36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361" style:family="text">
      <style:text-properties style:font-name-asian="Consolas" style:font-name-complex="Consolas" style:font-size-asian="9.5pt" style:font-size-complex="9.5pt"/>
    </style:style>
    <style:style style:name="T362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ow Count/Rate]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23">Rates must be at least 600/s (i.e. 9600 baud -</text:span> 15% - overhead – view) | 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Rates should be at least 4000/s (i.e. 115200 baud - 25% - more overhead - more view)</text:p>
            <text:p>...but is less due to e.g. glueing =&gt; 2500/s | 50/s is OK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In advanced settings of sending terminal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 again</text:p>
          </table:table-cell>
          <table:table-cell office:value-type="string" calcext:value-type="string">
            <text:p>Rates must be around 10000/s | 2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8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Rate on Rx must be around 900/s | 3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TS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TS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TS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TS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 with 'Softwar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  <text:p><text:span text:style-name="T123">No empty lines where only &lt;XON&gt; and &lt;XOFF&gt; indications used to be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2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2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, [Send Text] gets disabled</text:p>
            <text:p><text:span text:style-name="T123">Second terminal: IBS turns red but terminal stays connected</text:span>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&lt;NUL&gt; may be prepended to the received data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<text:span text:style-name="T123">&lt;NUL&gt; may be prepended to the received data</text:span>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 table:number-columns-repeated="2"/>
          <table:table-cell table:style-name="ce46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/>
          <table:table-cell table:style-name="ce46" office:value-type="string" calcext:value-type="string">
            <text:p>Suspend/Resume</text:p>
          </table:table-cell>
          <table:table-cell table:style-name="ce4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6" table:number-columns-repeated="2"/>
          <table:table-cell table:style-name="ce46" office:value-type="string" calcext:value-type="string">
            <text:p>of internal COM</text:p>
          </table:table-cell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additional test to the automatic performed tests is required</text:p>
            <text:p>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8" office:value-type="string" calcext:value-type="string">
            <text:p>Sending possible again, successfully receiving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8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8" office:value-type="string" calcext:value-type="string">
            <text:p>Sending not possible, terminal gets closed, is waiting for reconnect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/>
          <table:table-cell office:value-type="string" calcext:value-type="string">
            <text:p>This additional test to the automatic performed tests is required</text:p>
            <text:p>because it tests the view parts of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  <text:p>Previous port selections still ther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23">Message</text:span> that serial COM port is no longer available</text:p>
            <text:p>Option to default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23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23">Message</text:span> that serial COM port is no longer available</text:p>
            <text:p><text:span text:style-name="T123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23">Message</text:span> that serial COM port is no longer available</text:p>
            <text:p><text:span text:style-name="T123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ent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 to MT-SICS device simulation</text:p>
          </table:table-cell>
          <table:table-cell/>
          <table:table-cell office:value-type="string" calcext:value-type="string">
            <text:p>Use RB ExBal Win32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23">This additional test to the automatic performed tests is required</text:span></text:p>
            <text:p><text:span text:style-name="T123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/Stop terminal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SIR is being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being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Start [YAT TestCompu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nect [YAT TestComputer] to [YAT DevelopmentComputer] using a USB/LAN converter and a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ploy YAT release binaries to the [YAT TestComputer]</text:p>
          </table:table-cell>
          <table:table-cell/>
          <table:table-cell office:value-type="string" calcext:value-type="string">
            <text:p>Via memory stick or disksta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22.68 (= 'D'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out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office:value-type="string" calcext:value-type="string">
            <text:p/>
            <text:p>When [localhost] is selected, (port + 1) must be proposed by defaul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23"> &gt; 1st terminal remote host = [broadcast]</text:span></text:p>
            <text:p> &gt; 1st terminal ports = 10000 / 10001</text:p>
            <text:p><text:span text:style-name="T123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23">YAT DevelopmentComputer is </text:span>192.168.122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23"> &gt; 1st terminal remote host = 192.168.168.255</text:span></text:p>
            <text:p> &gt; 1st terminal ports = 10000 / 10001</text:p>
            <text:p><text:span text:style-name="T123"> &gt; 1st terminal interface = related network interface</text:span></text:p>
            <text:p><text:span text:style-name="T123"> &gt; 2nd terminal remote host = 192.168.168.255</text:span></text:p>
            <text:p> &gt; 2nd terminal ports = 10001 / 10000</text:p>
            <text:p><text:span text:style-name="T123"> &gt; 2nd terminal interface = related network interface</text:span>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Remote UDP Port =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<text:span text:style-name="T123"> &gt; Remote UDP Port = Local UDP Port = 10000</text:span>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23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23"> &gt; Remote host = 192.168.168.255</text:span></text:p>
            <text:p><text:span text:style-name="T123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23"> &gt; Local filter = 192.168.168.0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23"> &gt; Local filter = 192.168.168.33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23"> &gt; Local filter = 192.168.33.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23"> &gt; Local filter = [any]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23"> &gt; Interface = &lt;any&gt;</text:span></text:p>
          </table:table-cell>
          <table:table-cell/>
          <table:table-cell office:value-type="string" calcext:value-type="string">
            <text:p/>
            <text:p/>
            <text:p/>
            <text:p>&lt;any&gt; is OK as WLAN has been disconnected further above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<text:span text:style-name="T123">Create a UDP Server</text:span></text:p>
            <text:p><text:span text:style-name="T123"> &gt; Local port = 10000</text:span></text:p>
            <text:p><text:span text:style-name="T123"> &gt; Interface = related network interface</text:span>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57" office:value-type="string" calcext:value-type="string">
            <text:p><text:span text:style-name="T123">[On YAT DevelopmentComputer]</text:span></text:p>
            <text:p>Create a terminal using UDP/IP Client</text:p>
            <text:p> &gt; Remote host = [broadcast]</text:p>
            <text:p><text:span text:style-name="T123"> &gt; Remote port = 10000</text:span></text:p>
            <text:p><text:span text:style-name="T123"> &gt; Interface = related network interface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I/O Device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5" office:value-type="string" calcext:value-type="string">
            <text:p>Interface Selection</text:p>
          </table:table-cell>
          <table:table-cell table:style-name="ce45" office:value-type="string" calcext:value-type="string">
            <text:p>Preparation</text:p>
          </table:table-cell>
          <table:table-cell table:style-name="ce45" office:value-type="string" calcext:value-type="string">
            <text:p><text:span text:style-name="T123">[On YAT TestLaptop]</text:span></text:p>
            <text:p><text:span text:style-name="T123">Open TCP/IP terminal on LAN interface</text:span></text:p>
          </table:table-cell>
          <table:table-cell table:style-name="ce45"/>
          <table:table-cell table:style-name="ce45" office:value-type="string" calcext:value-type="string">
            <text:p>[YAT TestLaptop] is used as WLAN has been disconnected further abov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No longer available active</text:p>
          </table:table-cell>
          <table:table-cell table:style-name="ce45" office:value-type="string" calcext:value-type="string">
            <text:p>Disconnect the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Start YAT</text:p>
          </table:table-cell>
          <table:table-cell table:style-name="ce45" office:value-type="string" calcext:value-type="string">
            <text:p><text:span text:style-name="T123">Message</text:span> that interface is no longer available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No]</text:p>
          </table:table-cell>
          <table:table-cell table:style-name="ce45" office:value-type="string" calcext:value-type="string">
            <text:p>Error message</text:p>
            <text:p>Terminal stays closed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Terminal &gt; Settings...]</text:p>
          </table:table-cell>
          <table:table-cell table:style-name="ce45" office:value-type="string" calcext:value-type="string">
            <text:p><text:span text:style-name="T123">Message that interface</text:span> is no longer available</text:p>
            <text:p><text:span text:style-name="T123">Automatically switched to first available interface</text:span>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OK]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Cancel]</text:p>
          </table:table-cell>
          <table:table-cell table:style-name="ce45" office:value-type="string" calcext:value-type="string">
            <text:p>Terminal still closed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Reconnect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Open/Start the terminal</text:p>
          </table:table-cell>
          <table:table-cell table:style-name="ce45" office:value-type="string" calcext:value-type="string">
            <text:p>works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Cleanup</text:p>
          </table:table-cell>
          <table:table-cell table:style-name="ce45" office:value-type="string" calcext:value-type="string">
            <text:p>Close workspac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ftermat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un updates on [YAT TestLaptop]</text:p>
          </table:table-cell>
          <table:table-cell table:number-columns-repeated="60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office:forms form:automatic-focus="false" form:apply-design-mode="false"/>
        <table:table-column table:style-name="co9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  <text:p><text:span text:style-name="T123">Hide XOn/XOff must be enabled by default</text:span></text:p>
          </table:table-cell>
          <table:table-cell office:value-type="string" calcext:value-type="string">
            <text:p>Use RB ExBal 'YAT.9'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IXS and OXS states are shown, IXS is greyed, IXS is on, OXS is assumed to be on</text:p>
            <text:p>IXS count is 1 | 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table:style-name="ce55" office:value-type="string" calcext:value-type="string">
            <text:p>Start/Stop</text:p>
          </table:table-cell>
          <table:table-cell table:style-name="ce55" office:value-type="string" calcext:value-type="string">
            <text:p>Continuous while opening</text:p>
          </table:table-cell>
          <table:table-cell table:style-name="ce55" office:value-type="string" calcext:value-type="string">
            <text:p>Start continuous mode on device</text:p>
          </table:table-cell>
          <table:table-cell table:style-name="ce55"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23">This additional test to the automatic performed tests is required</text:span></text:p>
            <text:p><text:span text:style-name="T123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Close/Stop terminal while SIR is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Open/Start terminal while SIR is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Exit YAT while SIR is being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art YAT while SIR is being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op continuous mode on device</text:p>
          </table:table-cell>
          <table:table-cell table:style-name="ce55"/>
          <table:table-cell table:style-name="ce55"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5"/>
          <table:table-cell table:number-columns-repeated="58"/>
        </table:table-row>
        <table:table-row table:style-name="ro1">
          <table:table-cell/>
          <table:table-cell office:value-type="string" calcext:value-type="string">
            <text:p>Indications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office:value-type="string" calcext:value-type="string">
            <text:p>Keep RB ExBal 'YAT.9' as that is better accessible for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23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23">No XOn/XOff characters are shown</text:span></text:p>
            <text:p><text:span text:style-name="T123">No additional line breaks are shown</text:span></text:p>
            <text:p><text:span text:style-name="T123">IXS count is incremen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23">Close/Stop</text:span>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ingly Disconnect/Reconnec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23">Repeatingly R</text:span>ese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office:value-type="string" calcext:value-type="string">
            <text:p>Attention: This will reset the weight si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23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23">Open/Start</text:span>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  <text:p>Must be 'same VID and PID'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23">Open/Start</text:span>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23">Close/Stop</text:span>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23">Open/Start</text:span>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Light 'YAT.8'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Length (Character Coun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7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, e.g.</text:p>
            <text:p><text:span text:style-name="T124">&lt;NUL&gt;</text:span><text:span text:style-name="T125">I4</text:span><text:span text:style-name="T126"> </text:span><text:span text:style-name="T127">(3)</text:span></text:p>
            <text:p><text:span text:style-name="T128">&lt;NUL&gt;&lt;NUL&gt;&lt;NUL&gt;</text:span><text:span text:style-name="T129"> </text:span><text:span text:style-name="T130">(3)</text:span></text:p>
            <text:p><text:span text:style-name="T131">&lt;NUL&gt;</text:span><text:span text:style-name="T132">I4 A "Y</text:span><text:span text:style-name="T133">&lt;NUL&gt;</text:span><text:span text:style-name="T132">AT.8"</text:span><text:span text:style-name="T126"> </text:span><text:span text:style-name="T127">(14)</text:span></text:p>
            <text:p><text:span text:style-name="T131">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, e.g.</text:p>
            <text:p><text:span text:style-name="T124">&lt;SOH&gt;</text:span><text:span text:style-name="T125">I4</text:span><text:span text:style-name="T126"> </text:span><text:span text:style-name="T127">(3)</text:span></text:p>
            <text:p><text:span text:style-name="T124">&lt;NUL&gt;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ID = 0 (configured in settings) must be used as keyword has no argume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9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<text:span text:style-name="T123">Data is sent but ES is received</text:span></text:p>
            <text:p>Response includes terminating zero and filler bytes</text:p>
            <text:p><text:span text:style-name="T254">I4</text:span><text:span text:style-name="T126"> </text:span><text:span text:style-name="T127">(2)</text:span></text:p>
            <text:p><text:span text:style-name="T128">&lt;NUL&gt;&lt;NUL&gt;&lt;NUL&gt;&lt;NUL&gt;</text:span><text:span text:style-name="T129"> </text:span><text:span text:style-name="T130">(4)</text:span></text:p>
            <text:p><text:span text:style-name="T255">&lt;NUL&gt;</text:span><text:span text:style-name="T132">ES</text:span><text:span text:style-name="T126"> </text:span><text:span text:style-name="T127">(3)</text:span></text:p>
            <text:p><text:span text:style-name="T255">&lt;NUL&gt;&lt;NUL&gt;&lt;NUL&gt;</text:span><text:span text:style-name="T129"> </text:span><text:span text:style-name="T130">(3)</text:span>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Request \h(00)I4</text:p>
          </table:table-cell>
          <table:table-cell office:value-type="string" calcext:value-type="string">
            <text:p>Data is sent and received again</text:p>
            <text:p><text:span text:style-name="T124">&lt;NUL&gt;</text:span><text:span text:style-name="T125">I4</text:span><text:span text:style-name="T126"> </text:span><text:span text:style-name="T127">(3)</text:span></text:p>
            <text:p><text:span text:style-name="T128">&lt;NUL&gt;&lt;NUL&gt;&lt;NUL&gt;</text:span><text:span text:style-name="T129"> </text:span><text:span text:style-name="T130">(3)</text:span></text:p>
            <text:p><text:span text:style-name="T255">&lt;NUL&gt;</text:span><text:span text:style-name="T132">I4 A "Y</text:span><text:span text:style-name="T133">&lt;NUL&gt;</text:span><text:span text:style-name="T132">AT.8"</text:span><text:span text:style-name="T126"> </text:span><text:span text:style-name="T127">(14)</text:span>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and Unicode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Device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Bal 'YAT.9' rather than...</text:p>
            <text:p>...TI as those not really run stable</text:p>
            <text:p><text:span text:style-name="T123">...'YAT.8' as that is less accessible for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Disconnect devic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23">Message</text:span> that device is no longer available</text:p>
            <text:p><text:span text:style-name="T123">Question whether to switch to device with same VID/PI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23">Message that device </text:span>is no longer available</text:p>
            <text:p><text:span text:style-name="T123">Automatically switched to device with same VID/PI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Terminal o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9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table:style-name="ce85"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256">(&lt;TS&gt;)</text:span><text:span text:style-name="T257"> </text:span><text:span text:style-name="T258">ABC</text:span><text:span text:style-name="T259">&lt;BEL&gt;      </text:span><text:span text:style-name="T258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260">(&lt;TS&gt;)</text:span><text:span text:style-name="T261"> </text:span><text:span text:style-name="T262">41h</text:span><text:span text:style-name="T263"> </text:span><text:span text:style-name="T262">42h</text:span><text:span text:style-name="T263"> </text:span><text:span text:style-name="T262">43h 07h 08h 09h</text:span><text:span text:style-name="T263"> </text:span><text:span text:style-name="T262">58h</text:span><text:span text:style-name="T263"> </text:span><text:span text:style-name="T262">59h</text:span><text:span text:style-name="T263"> </text:span><text:span text:style-name="T262">5Ah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260">(&lt;TS&gt;)</text:span><text:span text:style-name="T261"> </text:span><text:span text:style-name="T262">A</text:span><text:span text:style-name="T263"> </text:span><text:span text:style-name="T262">B</text:span><text:span text:style-name="T263"> </text:span><text:span text:style-name="T262">C</text:span><text:span text:style-name="T263"> </text:span><text:span text:style-name="T264">&lt;BEL&gt;</text:span><text:span text:style-name="T265">        </text:span><text:span text:style-name="T262">X</text:span><text:span text:style-name="T263"> </text:span><text:span text:style-name="T262">Y</text:span><text:span text:style-name="T263"> </text:span><text:span text:style-name="T262">Z</text:span></text:p>
            <text:p><text:span text:style-name="T266">Separators !!</text:span></text:p>
          </table:table-cell>
          <table:table-cell office:value-type="string" calcext:value-type="string">
            <text:p><text:span text:style-name="T123">&lt;SP&gt;&lt;TAB&gt;&lt;SP&gt;</text:span> after &lt;BEL&gt;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1" office:value-type="string" calcext:value-type="string">
            <text:p><text:span text:style-name="T260">(&lt;TS&gt;)</text:span><text:span text:style-name="T261"> </text:span><text:span text:style-name="T262">ABC</text:span><text:span text:style-name="T267">&lt;BEL&gt;      </text:span><text:span text:style-name="T262">XYZ</text:span></text:p>
          </table:table-cell>
          <table:table-cell office:value-type="string" calcext:value-type="string">
            <text:p>&lt;TAB&gt; after &lt;BEL&gt;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268">(&lt;TS&gt;)</text:span><text:span text:style-name="T269"> </text:span><text:span text:style-name="T270">ABCD</text:span><text:span text:style-name="T271">&lt;BEL&gt;</text:span><text:span text:style-name="T270">XYZ</text:span></text:p>
          </table:table-cell>
          <table:table-cell office:value-type="string" calcext:value-type="string">
            <text:p><text:span text:style-name="T123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260">(&lt;TS&gt;)</text:span><text:span text:style-name="T261"> </text:span><text:span text:style-name="T262">41h</text:span><text:span text:style-name="T263"> </text:span><text:span text:style-name="T262">42h</text:span><text:span text:style-name="T263"> </text:span><text:span text:style-name="T262">43h 07h 08h 09h</text:span><text:span text:style-name="T263"> </text:span><text:span text:style-name="T262">58h</text:span><text:span text:style-name="T263"> </text:span><text:span text:style-name="T262">59h</text:span><text:span text:style-name="T263"> </text:span><text:span text:style-name="T262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260">(&lt;TS&gt;)</text:span><text:span text:style-name="T261"> </text:span><text:span text:style-name="T262">A</text:span><text:span text:style-name="T263"> </text:span><text:span text:style-name="T262">B</text:span><text:span text:style-name="T263"> </text:span><text:span text:style-name="T262">C</text:span><text:span text:style-name="T263"> </text:span><text:span text:style-name="T262">D</text:span><text:span text:style-name="T263"> </text:span><text:span text:style-name="T264">&lt;BEL&gt; </text:span><text:span text:style-name="T262">X</text:span><text:span text:style-name="T263"> </text:span><text:span text:style-name="T262">Y</text:span><text:span text:style-name="T263"> </text:span><text:span text:style-name="T262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23">Revert</text:span> radix to [Str]</text:p>
          </table:table-cell>
          <table:table-cell table:style-name="ce61" office:value-type="string" calcext:value-type="string">
            <text:p><text:span text:style-name="T260">(&lt;TS&gt;)</text:span><text:span text:style-name="T261"> </text:span><text:span text:style-name="T262">ABCD</text:span><text:span text:style-name="T267">&lt;BEL&gt;</text:span><text:span text:style-name="T262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260">(&lt;TS&gt;)</text:span><text:span text:style-name="T261"> </text:span><text:span text:style-name="T262">ABCDEF</text:span>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272">(&lt;TS&gt;)</text:span><text:span text:style-name="T273"> </text:span><text:span text:style-name="T274">ABCDE</text:span></text:p>
            <text:p><text:span text:style-name="T272">(&lt;TS&gt;)</text:span><text:span text:style-name="T273"> </text:span><text:span text:style-name="T274">ABCD</text:span></text:p>
            <text:p><text:span text:style-name="T272">(&lt;TS&gt;)</text:span><text:span text:style-name="T273"> </text:span><text:span text:style-name="T274">ABC</text:span></text:p>
            <text:p><text:span text:style-name="T272">(&lt;TS&gt;)</text:span><text:span text:style-name="T273"> </text:span><text:span text:style-name="T274">AB</text:span></text:p>
            <text:p><text:span text:style-name="T272">(&lt;TS&gt;)</text:span><text:span text:style-name="T273"> </text:span><text:span text:style-name="T274">A</text:span></text:p>
            <text:p><text:span text:style-name="T272">(&lt;TS&gt;)</text:span><text:span text:style-name="T273"> </text:span></text:p>
            <text:p><text:span text:style-name="T272">(&lt;TS&gt;)</text:span><text:span text:style-name="T273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260">(&lt;TS&gt;)</text:span><text:span text:style-name="T261"> </text:span><text:span text:style-name="T262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272">(&lt;TS&gt;)</text:span><text:span text:style-name="T273"> </text:span><text:span text:style-name="T274">ABCDE</text:span></text:p>
            <text:p><text:span text:style-name="T272">(&lt;TS&gt;)</text:span><text:span text:style-name="T273"> </text:span><text:span text:style-name="T274">ABCD</text:span></text:p>
            <text:p><text:span text:style-name="T272">(&lt;TS&gt;)</text:span><text:span text:style-name="T273"> </text:span><text:span text:style-name="T274">ABC</text:span></text:p>
            <text:p><text:span text:style-name="T272">(&lt;TS&gt;)</text:span><text:span text:style-name="T273"> </text:span><text:span text:style-name="T274">AB</text:span></text:p>
            <text:p><text:span text:style-name="T272">(&lt;TS&gt;)</text:span><text:span text:style-name="T273"> </text:span><text:span text:style-name="T274">A</text:span></text:p>
            <text:p><text:span text:style-name="T272">(&lt;TS&gt;)</text:span><text:span text:style-name="T273"> </text:span></text:p>
            <text:p><text:span text:style-name="T272">(&lt;TS&gt;)</text:span><text:span text:style-name="T273"> 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3" office:value-type="string" calcext:value-type="string">
            <text:p><text:span text:style-name="T272">(&lt;TS&gt;)</text:span><text:span text:style-name="T273"> </text:span><text:span text:style-name="T270">41h 42h 43h 44h 45h 46h 08h 08h 08h 08h 08h 08h 08h 08h 41h 42h 43h 44h 45h 46h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6" office:value-type="string" calcext:value-type="string">
            <text:p><text:span text:style-name="T272">(&lt;TS&gt;)</text:span><text:span text:style-name="T273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8" office:value-type="string" calcext:value-type="string">
            <text:p>(&lt;TS&gt;) ABCD&lt;BEL&gt;&lt;BS&gt;XYZ(&lt;TS&gt;) ABCD&lt;BEL&gt;&lt;BS&gt;XYZ(&lt;TS&gt;) ABCDEF&lt;BS&gt;&lt;BS&gt;&lt;BS&gt;&lt;BS&gt;&lt;BS&gt;&lt;BS&gt;&lt;BS&gt;&lt;BS&gt;ABCDEF&lt;BS&gt;&lt;BS&gt;&lt;BS&gt;&lt;BS&gt;&lt;BS&gt;&lt;BS&gt;&lt;BS&gt;&lt;BS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23">In receiving terminal, disable [Settings... &gt; Advanced... &gt; ASCII &gt; Also r</text:span>eplace BS]</text:p>
            <text:p>Confim</text:p>
          </table:table-cell>
          <table:table-cell table:style-name="ce68" office:value-type="string" calcext:value-type="string">
            <text:p><text:span text:style-name="T256">(&lt;TS&gt;)</text:span><text:span text:style-name="T257"> </text:span><text:span text:style-name="T270">ABC</text:span><text:span text:style-name="T271">&lt;BEL&gt;      </text:span><text:span text:style-name="T270">XYZ</text:span></text:p>
            <text:p><text:span text:style-name="T256">(&lt;TS&gt;)</text:span><text:span text:style-name="T257"> </text:span><text:span text:style-name="T270">ABCD</text:span><text:span text:style-name="T271">&lt;BEL&gt;</text:span><text:span text:style-name="T270">XYZ</text:span></text:p>
            <text:p><text:span text:style-name="T256">(&lt;TS&gt;)</text:span><text:span text:style-name="T257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23">Send empty (EOL) </text:span>[Enter]</text:p>
          </table:table-cell>
          <table:table-cell table:style-name="ce6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23">In receiving terminal, enable [S</text:span>how Length (Character Count)]</text:p>
          </table:table-cell>
          <table:table-cell table:style-name="ce68" office:value-type="string" calcext:value-type="string">
            <text:p>(&lt;TS&gt;) ABC&lt;BEL&gt; <text:s text:c="4"/>XYZ (8)(&lt;TS&gt;) ABCD&lt;BEL&gt;XYZ (8)(&lt;TS&gt;) <text:s/>(0)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9" office:value-type="string" calcext:value-type="string">
            <text:p><text:span text:style-name="T268">(&lt;TS&gt;)</text:span><text:span text:style-name="T269"> </text:span><text:span text:style-name="T270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9" office:value-type="string" calcext:value-type="string">
            <text:p><text:span text:style-name="T268">(&lt;TS&gt;)</text:span><text:span text:style-name="T269"> </text:span><text:span text:style-name="T270">A</text:span><text:span text:style-name="T271">&lt;CR&gt;</text:span><text:span text:style-name="T270">B</text:span><text:span text:style-name="T271">&lt;LF&gt;</text:span><text:span text:style-name="T270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23">Send empty (EOL) </text:span>[Enter]</text:p>
          </table:table-cell>
          <table:table-cell table:style-name="ce69" office:value-type="string" calcext:value-type="string">
            <text:p><text:span text:style-name="T268">(&lt;TS&gt;)</text:span><text:span text:style-name="T269"> </text:span><text:span text:style-name="T270">A</text:span><text:span text:style-name="T271">&lt;CR&gt;</text:span><text:span text:style-name="T270">B</text:span><text:span text:style-name="T271">&lt;LF&gt;</text:span><text:span text:style-name="T270">C</text:span><text:span text:style-name="T126"> </text:span><text:span text:style-name="T127">(5)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8" office:value-type="string" calcext:value-type="string">
            <text:p><text:span text:style-name="T268">(&lt;TS&gt;)</text:span><text:span text:style-name="T269"> </text:span><text:span text:style-name="T270">A</text:span><text:span text:style-name="T126"> </text:span><text:span text:style-name="T275">&lt;CR&gt;</text:span><text:span text:style-name="T276"> </text:span><text:span text:style-name="T270">B</text:span><text:span text:style-name="T126"> </text:span><text:span text:style-name="T275">&lt;LF&gt;</text:span><text:span text:style-name="T276"> </text:span><text:span text:style-name="T270">C</text:span><text:span text:style-name="T126"> </text:span><text:span text:style-name="T127">(5)</text:span></text:p>
            <text:p><text:span text:style-name="T266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8" office:value-type="string" calcext:value-type="string">
            <text:p><text:span text:style-name="T268">(&lt;TS&gt;)</text:span><text:span text:style-name="T269"> </text:span><text:span text:style-name="T270">41h 0Dh</text:span><text:span text:style-name="T126"> </text:span><text:span text:style-name="T270">42h 0Ah</text:span><text:span text:style-name="T126"> </text:span><text:span text:style-name="T270">43h</text:span><text:span text:style-name="T126"> </text:span><text:span text:style-name="T127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23">Revert</text:span> radix to [Str]</text:p>
          </table:table-cell>
          <table:table-cell table:style-name="ce69" office:value-type="string" calcext:value-type="string">
            <text:p><text:span text:style-name="T268">(&lt;TS&gt;)</text:span><text:span text:style-name="T269"> </text:span><text:span text:style-name="T270">A</text:span><text:span text:style-name="T271">&lt;CR&gt;</text:span><text:span text:style-name="T270">B</text:span><text:span text:style-name="T271">&lt;LF&gt;</text:span><text:span text:style-name="T270">C</text:span><text:span text:style-name="T126"> </text:span><text:span text:style-name="T127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9" office:value-type="string" calcext:value-type="string">
            <text:p><text:span text:style-name="T268">(&lt;TS&gt;)</text:span><text:span text:style-name="T269"> </text:span><text:span text:style-name="T270">A</text:span><text:span text:style-name="T271">&lt;CR&gt;</text:span><text:span text:style-name="T270">B</text:span><text:span text:style-name="T271">&lt;LF&gt;</text:span><text:span text:style-name="T270">C</text:span><text:span text:style-name="T271">&lt;CR&gt;&lt;LF&gt;</text:span><text:span text:style-name="T276"> </text:span><text:span text:style-name="T127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23">In receiving terminal, disable [S</text:span>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4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77">A</text:span></text:p>
            <text:p><text:span text:style-name="T277">AB</text:span></text:p>
            <text:p><text:span text:style-name="T277">ABC</text:span></text:p>
            <text:p><text:span text:style-name="T277">ABCD</text:span></text:p>
            <text:p><text:span text:style-name="T277">ABCDE</text:span></text:p>
            <text:p><text:span text:style-name="T277">ABCDEF</text:span></text:p>
            <text:p><text:span text:style-name="T277">ABCDEFG</text:span></text:p>
            <text:p><text:span text:style-name="T277">ABCDEFGH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277">A</text:span></text:p>
            <text:p><text:span text:style-name="T277">AB</text:span></text:p>
            <text:p><text:span text:style-name="T277">ABC</text:span></text:p>
            <text:p><text:span text:style-name="T277">ABCD</text:span></text:p>
            <text:p><text:span text:style-name="T277">ABCD</text:span></text:p>
            <text:p><text:span text:style-name="T277">E</text:span></text:p>
            <text:p><text:span text:style-name="T277">ABCD</text:span></text:p>
            <text:p><text:span text:style-name="T277">EF</text:span></text:p>
            <text:p><text:span text:style-name="T277">ABCD</text:span></text:p>
            <text:p><text:span text:style-name="T277">EFG</text:span></text:p>
            <text:p><text:span text:style-name="T277">ABCD</text:span></text:p>
            <text:p><text:span text:style-name="T277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0" office:value-type="string" calcext:value-type="string">
            <text:p><text:span text:style-name="T278">A</text:span><text:span text:style-name="T263"> </text:span><text:span text:style-name="T279">(1)</text:span></text:p>
            <text:p><text:span text:style-name="T278">AB</text:span><text:span text:style-name="T263"> </text:span><text:span text:style-name="T279">(2)</text:span></text:p>
            <text:p><text:span text:style-name="T278">ABC</text:span><text:span text:style-name="T263"> </text:span><text:span text:style-name="T279">(3)</text:span></text:p>
            <text:p><text:span text:style-name="T278">ABCD</text:span><text:span text:style-name="T263"> </text:span><text:span text:style-name="T279">(4)</text:span></text:p>
            <text:p><text:span text:style-name="T278">ABCD</text:span><text:span text:style-name="T263"> </text:span><text:span text:style-name="T279">(4)</text:span></text:p>
            <text:p><text:span text:style-name="T278">E</text:span><text:span text:style-name="T263"> </text:span><text:span text:style-name="T279">(1)</text:span></text:p>
            <text:p><text:span text:style-name="T278">ABCD</text:span><text:span text:style-name="T263"> </text:span><text:span text:style-name="T279">(4)</text:span></text:p>
            <text:p><text:span text:style-name="T278">EF</text:span><text:span text:style-name="T263"> </text:span><text:span text:style-name="T279">(2)</text:span></text:p>
            <text:p><text:span text:style-name="T278">ABCD</text:span><text:span text:style-name="T263"> </text:span><text:span text:style-name="T279">(4)</text:span></text:p>
            <text:p><text:span text:style-name="T278">EFG</text:span><text:span text:style-name="T263"> </text:span><text:span text:style-name="T279">(3)</text:span></text:p>
            <text:p><text:span text:style-name="T278">ABCD</text:span><text:span text:style-name="T263"> </text:span><text:span text:style-name="T279">(4)</text:span></text:p>
            <text:p><text:span text:style-name="T278">EFGH</text:span><text:span text:style-name="T263"> </text:span><text:span text:style-name="T279">(4)</text:span></text:p>
          </table:table-cell>
          <table:table-cell office:value-type="string" calcext:value-type="string">
            <text:p/>
            <text:p/>
            <text:p><text:span text:style-name="T123">Empty lines with EOL chars only must not be shown, i.e. no </text:span><text:span text:style-name="T310">(0)</text:span></text:p>
          </table:table-cell>
          <table:table-cell table:number-columns-repeated="58"/>
        </table:table-row>
        <table:table-row table:style-name="ro16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77">A</text:span><text:span text:style-name="T133">&lt;CR&gt;&lt;LF&gt;</text:span><text:span text:style-name="T276"> </text:span><text:span text:style-name="T127">(3)</text:span></text:p>
            <text:p><text:span text:style-name="T277">AB</text:span><text:span text:style-name="T133">&lt;CR&gt;&lt;LF&gt;</text:span><text:span text:style-name="T276"> </text:span><text:span text:style-name="T127">(4)</text:span></text:p>
            <text:p><text:span text:style-name="T277">ABC</text:span><text:span text:style-name="T133">&lt;CR&gt;</text:span><text:span text:style-name="T276"> </text:span><text:span text:style-name="T127">(4)</text:span></text:p>
            <text:p><text:span text:style-name="T255">&lt;LF&gt;</text:span><text:span text:style-name="T129"> </text:span><text:span text:style-name="T130">(1)</text:span></text:p>
            <text:p><text:span text:style-name="T277">ABCD</text:span><text:span text:style-name="T126"> </text:span><text:span text:style-name="T127">(4)</text:span></text:p>
            <text:p><text:span text:style-name="T255">&lt;CR&gt;&lt;LF&gt;</text:span><text:span text:style-name="T129"> </text:span><text:span text:style-name="T130">(2)</text:span></text:p>
            <text:p><text:span text:style-name="T277">ABCD</text:span><text:span text:style-name="T126"> </text:span><text:span text:style-name="T127">(4)</text:span></text:p>
            <text:p><text:span text:style-name="T277">E</text:span><text:span text:style-name="T133">&lt;CR&gt;&lt;LF&gt;</text:span><text:span text:style-name="T276"> </text:span><text:span text:style-name="T127">(3)</text:span></text:p>
            <text:p><text:span text:style-name="T277">ABCD</text:span><text:span text:style-name="T126"> </text:span><text:span text:style-name="T127">(4)</text:span></text:p>
            <text:p><text:span text:style-name="T277">EF</text:span><text:span text:style-name="T133">&lt;CR&gt;&lt;LF&gt;</text:span><text:span text:style-name="T276"> </text:span><text:span text:style-name="T127">(4)</text:span></text:p>
            <text:p><text:span text:style-name="T277">ABCD</text:span><text:span text:style-name="T126"> </text:span><text:span text:style-name="T127">(4)</text:span></text:p>
            <text:p><text:span text:style-name="T277">EFG</text:span><text:span text:style-name="T133">&lt;CR&gt;</text:span><text:span text:style-name="T276"> </text:span><text:span text:style-name="T127">(4)</text:span></text:p>
            <text:p><text:span text:style-name="T255">&lt;LF&gt;</text:span><text:span text:style-name="T129"> </text:span><text:span text:style-name="T130">(1)</text:span></text:p>
            <text:p><text:span text:style-name="T277">ABCD</text:span><text:span text:style-name="T126"> </text:span><text:span text:style-name="T127">(4)</text:span></text:p>
            <text:p><text:span text:style-name="T277">EFGH</text:span><text:span text:style-name="T126"> </text:span><text:span text:style-name="T127">(4)</text:span></text:p>
            <text:p><text:span text:style-name="T255">&lt;CR&gt;&lt;LF&gt;</text:span><text:span text:style-name="T129"> </text:span><text:span text:style-name="T130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23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23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[S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-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71" office:value-type="string" calcext:value-type="string">
            <text:p>A</text:p>
            <text:p>AB</text:p>
            <text:p>ABC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1" office:value-type="string" calcext:value-type="string">
            <text:p><text:span text:style-name="T277">A</text:span><text:span text:style-name="T126"> </text:span><text:span text:style-name="T127">(1)</text:span></text:p>
            <text:p><text:span text:style-name="T277">AB</text:span><text:span text:style-name="T126"> </text:span><text:span text:style-name="T127">(2)</text:span></text:p>
            <text:p><text:span text:style-name="T277">ABC</text:span><text:span text:style-name="T126"> </text:span><text:span text:style-name="T127">(3)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71" office:value-type="string" calcext:value-type="string">
            <text:p><text:span text:style-name="T277">A</text:span><text:span text:style-name="T133">&lt;CR&gt;&lt;LF&gt;</text:span><text:span text:style-name="T276"> </text:span><text:span text:style-name="T127">(3)</text:span></text:p>
            <text:p><text:span text:style-name="T277">AB</text:span><text:span text:style-name="T126"> </text:span><text:span text:style-name="T127">(2)</text:span></text:p>
            <text:p><text:span text:style-name="T277">ABC</text:span><text:span text:style-name="T133">&lt;CR&gt;&lt;LF&gt;</text:span><text:span text:style-name="T276"> </text:span><text:span text:style-name="T127">(5)</text:span>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71" office:value-type="string" calcext:value-type="string">
            <text:p><text:span text:style-name="T277">A</text:span><text:span text:style-name="T133">&lt;CR&gt;&lt;LF&gt;</text:span><text:span text:style-name="T276"> </text:span><text:span text:style-name="T127">(3)</text:span></text:p>
            <text:p><text:span text:style-name="T277">AB</text:span><text:span text:style-name="T126"> </text:span><text:span text:style-name="T127">(2)</text:span></text:p>
            <text:p><text:span text:style-name="T277">ABC</text:span><text:span text:style-name="T133">&lt;CR&gt;&lt;LF&gt;</text:span><text:span text:style-name="T276"> </text:span><text:span text:style-name="T127">(5)</text:span></text:p>
            <text:p><text:span text:style-name="T277">ABCD</text:span><text:span text:style-name="T126"> </text:span><text:span text:style-name="T127">(4)</text:span></text:p>
          </table:table-cell>
          <table:table-cell office:value-type="string" calcext:value-type="string">
            <text:p/>
            <text:p/>
            <text:p><text:span text:style-name="T256">(4) </text:span>has to be appended after time-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71" office:value-type="string" calcext:value-type="string">
            <text:p><text:span text:style-name="T277">A</text:span><text:span text:style-name="T126"> </text:span><text:span text:style-name="T127">(1)</text:span></text:p>
            <text:p><text:span text:style-name="T255">&lt;CR&gt;</text:span><text:span text:style-name="T132">B</text:span><text:span text:style-name="T126"> </text:span><text:span text:style-name="T127">(2)</text:span></text:p>
          </table:table-cell>
          <table:table-cell office:value-type="string" calcext:value-type="string">
            <text:p><text:span text:style-name="T321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9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-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71" office:value-type="string" calcext:value-type="string">
            <text:p><text:span text:style-name="T280">@</text:span><text:span text:style-name="T281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1" office:value-type="string" calcext:value-type="string">
            <text:p><text:span text:style-name="T280">@</text:span><text:span text:style-name="T281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2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2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73" office:value-type="string" calcext:value-type="string">
            <text:p><text:span text:style-name="T277">\h</text:span><text:span text:style-name="T133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3" office:value-type="string" calcext:value-type="string">
            <text:p><text:span text:style-name="T277">\h(</text:span><text:span text:style-name="T133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4" office:value-type="string" calcext:value-type="string">
            <text:p><text:span text:style-name="T277">\h(4</text:span><text:span text:style-name="T133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4" office:value-type="string" calcext:value-type="string">
            <text:p><text:span text:style-name="T277">\h(40</text:span><text:span text:style-name="T133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4" office:value-type="string" calcext:value-type="string">
            <text:p><text:span text:style-name="T277">\h(40)</text:span><text:span text:style-name="T133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/Rate</text:p>
            <text:p><text:span text:style-name="T123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23">A [Enter]</text:span></text:p>
            <text:p><text:span text:style-name="T123">B [Enter]</text:span></text:p>
          </table:table-cell>
          <table:table-cell table:style-name="ce68" office:value-type="string" calcext:value-type="string">
            <text:p><text:span text:style-name="T256">(&lt;TS&gt;)</text:span><text:span text:style-name="T257"> </text:span><text:span text:style-name="T282">(&lt;&lt;)</text:span><text:span text:style-name="T257"> </text:span><text:span text:style-name="T283">A</text:span><text:span text:style-name="T126"> </text:span><text:span text:style-name="T127">(1)</text:span></text:p>
            <text:p><text:span text:style-name="T256">(&lt;TS&gt;)</text:span><text:span text:style-name="T257"> </text:span><text:span text:style-name="T282">(&gt;&gt;)</text:span><text:span text:style-name="T257"> </text:span><text:span text:style-name="T258">B</text:span><text:span text:style-name="T284"> </text:span><text:span text:style-name="T285">(1)</text:span></text:p>
          </table:table-cell>
          <table:table-cell table:style-name="ce68" office:value-type="string" calcext:value-type="string">
            <text:p><text:span text:style-name="T256">(&lt;TS&gt;)</text:span><text:span text:style-name="T257"> </text:span><text:span text:style-name="T282">(&gt;&gt;)</text:span><text:span text:style-name="T257"> </text:span><text:span text:style-name="T258">A</text:span><text:span text:style-name="T284"> </text:span><text:span text:style-name="T285">(1)</text:span></text:p>
            <text:p><text:span text:style-name="T256">(&lt;TS&gt;)</text:span><text:span text:style-name="T257"> </text:span><text:span text:style-name="T282">(&lt;&lt;)</text:span><text:span text:style-name="T257"> </text:span><text:span text:style-name="T286">B</text:span><text:span text:style-name="T284"> </text:span><text:span text:style-name="T285">(1)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256">(&lt;TS&gt;)</text:span><text:span text:style-name="T257"> </text:span><text:span text:style-name="T282">(&lt;&lt;)</text:span><text:span text:style-name="T257"> </text:span><text:span text:style-name="T286">A</text:span><text:span text:style-name="T284"> </text:span><text:span text:style-name="T285">(1)</text:span></text:p>
            <text:p><text:span text:style-name="T256">(&lt;TS&gt;)</text:span><text:span text:style-name="T257"> </text:span><text:span text:style-name="T282">(&gt;&gt;)</text:span><text:span text:style-name="T257"> </text:span><text:span text:style-name="T258">B</text:span><text:span text:style-name="T284"> </text:span><text:span text:style-name="T285">(1)</text:span></text:p>
            <text:p><text:span text:style-name="T256">(&lt;TS&gt;)</text:span><text:span text:style-name="T257"> </text:span><text:span text:style-name="T282">(&lt;&lt;) </text:span><text:span text:style-name="T287">&lt;NUL&gt;</text:span></text:p>
            <text:p><text:span text:style-name="T266">No length yet !!</text:span></text:p>
            <text:p><text:span text:style-name="T266">...because line is not complete yet.</text:span></text:p>
          </table:table-cell>
          <table:table-cell table:style-name="ce61" office:value-type="string" calcext:value-type="string">
            <text:p><text:span text:style-name="T256">(&lt;TS&gt;)</text:span><text:span text:style-name="T257"> </text:span><text:span text:style-name="T282">(&gt;&gt;)</text:span><text:span text:style-name="T257"> </text:span><text:span text:style-name="T258">A</text:span><text:span text:style-name="T284"> </text:span><text:span text:style-name="T285">(1)</text:span></text:p>
            <text:p><text:span text:style-name="T256">(&lt;TS&gt;)</text:span><text:span text:style-name="T257"> </text:span><text:span text:style-name="T282">(&lt;&lt;)</text:span><text:span text:style-name="T257"> </text:span><text:span text:style-name="T286">B</text:span><text:span text:style-name="T284"> </text:span><text:span text:style-name="T285">(1)</text:span></text:p>
            <text:p><text:span text:style-name="T256">(&lt;TS&gt;</text:span><text:span text:style-name="T289">)</text:span><text:span text:style-name="T295"> </text:span><text:span text:style-name="T296">(&gt;&gt;)</text:span><text:span text:style-name="T297"> </text:span></text:p>
            <text:p><text:span text:style-name="T266">No length yet !!</text:span></text:p>
            <text:p><text:span text:style-name="T266">...because line is not complete yet.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256">(&lt;TS&gt;)</text:span><text:span text:style-name="T257"> </text:span><text:span text:style-name="T282">(&lt;&lt;)</text:span><text:span text:style-name="T257"> </text:span><text:span text:style-name="T286">A</text:span><text:span text:style-name="T284"> </text:span><text:span text:style-name="T285">(1)</text:span></text:p>
            <text:p><text:span text:style-name="T256">(&lt;TS&gt;)</text:span><text:span text:style-name="T257"> </text:span><text:span text:style-name="T282">(&gt;&gt;)</text:span><text:span text:style-name="T257"> </text:span><text:span text:style-name="T258">B</text:span><text:span text:style-name="T284"> </text:span><text:span text:style-name="T285">(1)</text:span></text:p>
            <text:p><text:span text:style-name="T256">(&lt;TS&gt;)</text:span><text:span text:style-name="T257"> </text:span><text:span text:style-name="T282">(&lt;&lt;)</text:span><text:span text:style-name="T257"> </text:span><text:span text:style-name="T288">&lt;NUL&gt;</text:span><text:span text:style-name="T257"> </text:span><text:span text:style-name="T282">(1)</text:span></text:p>
            <text:p><text:span text:style-name="T256">(&lt;TS&gt;</text:span><text:span text:style-name="T289">)</text:span><text:span text:style-name="T290"> </text:span><text:span text:style-name="T291">(&gt;&gt;)</text:span><text:span text:style-name="T261">  </text:span><text:span text:style-name="T292">(0)</text:span></text:p>
          </table:table-cell>
          <table:table-cell office:value-type="string" calcext:value-type="string">
            <text:p><text:span text:style-name="T256">(&lt;TS&gt;)</text:span><text:span text:style-name="T257"> </text:span><text:span text:style-name="T282">(&gt;&gt;)</text:span><text:span text:style-name="T257"> </text:span><text:span text:style-name="T258">A</text:span><text:span text:style-name="T284"> </text:span><text:span text:style-name="T285">(1)</text:span></text:p>
            <text:p><text:span text:style-name="T256">(&lt;TS&gt;)</text:span><text:span text:style-name="T257"> </text:span><text:span text:style-name="T282">(&lt;&lt;)</text:span><text:span text:style-name="T257"> </text:span><text:span text:style-name="T286">B</text:span><text:span text:style-name="T284"> </text:span><text:span text:style-name="T285">(1)</text:span></text:p>
            <text:p><text:span text:style-name="T256">(&lt;TS&gt;)</text:span><text:span text:style-name="T257"> </text:span><text:span text:style-name="T282">(&lt;&lt;)</text:span><text:span text:style-name="T257">  </text:span><text:span text:style-name="T282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256">(&lt;TS&gt;)</text:span><text:span text:style-name="T257"> </text:span><text:span text:style-name="T282">(&lt;&lt;)</text:span><text:span text:style-name="T257"> </text:span><text:span text:style-name="T286">A</text:span><text:span text:style-name="T284"> </text:span><text:span text:style-name="T285">(1)</text:span></text:p>
            <text:p><text:span text:style-name="T256">(&lt;TS&gt;)</text:span><text:span text:style-name="T257"> </text:span><text:span text:style-name="T282">(&gt;&gt;)</text:span><text:span text:style-name="T257"> </text:span><text:span text:style-name="T258">B</text:span><text:span text:style-name="T284"> </text:span><text:span text:style-name="T285">(1)</text:span></text:p>
            <text:p><text:span text:style-name="T256">(&lt;TS&gt;)</text:span><text:span text:style-name="T257"> </text:span><text:span text:style-name="T282">(&lt;&lt;)</text:span><text:span text:style-name="T257"> </text:span><text:span text:style-name="T288">&lt;NUL&gt;</text:span><text:span text:style-name="T257"> </text:span><text:span text:style-name="T282">(1)</text:span></text:p>
            <text:p><text:span text:style-name="T256">(&lt;TS&gt;</text:span><text:span text:style-name="T289">)</text:span><text:span text:style-name="T290"> </text:span><text:span text:style-name="T291">(&gt;&gt;)</text:span><text:span text:style-name="T293">  </text:span><text:span text:style-name="T294">(0)</text:span></text:p>
            <text:p><text:span text:style-name="T266">An additional empty line A &gt; B must not be shown !!</text:span></text:p>
            <text:p><text:span text:style-name="T266">...because this is the pending EOL after the 0x00.</text:span></text:p>
          </table:table-cell>
          <table:table-cell office:value-type="string" calcext:value-type="string">
            <text:p><text:span text:style-name="T256">(&lt;TS&gt;)</text:span><text:span text:style-name="T257"> </text:span><text:span text:style-name="T282">(&gt;&gt;)</text:span><text:span text:style-name="T257"> </text:span><text:span text:style-name="T258">A</text:span><text:span text:style-name="T284"> </text:span><text:span text:style-name="T285">(1)</text:span></text:p>
            <text:p><text:span text:style-name="T256">(&lt;TS&gt;)</text:span><text:span text:style-name="T257"> </text:span><text:span text:style-name="T282">(&lt;&lt;)</text:span><text:span text:style-name="T257"> </text:span><text:span text:style-name="T286">B</text:span><text:span text:style-name="T284"> </text:span><text:span text:style-name="T285">(1)</text:span></text:p>
            <text:p><text:span text:style-name="T256">(&lt;TS&gt;)</text:span><text:span text:style-name="T257"> </text:span><text:span text:style-name="T282">(&lt;&lt;)</text:span><text:span text:style-name="T257">  </text:span><text:span text:style-name="T282">(0)</text:span></text:p>
            <text:p><text:span text:style-name="T256">(&lt;TS&gt;)</text:span><text:span text:style-name="T257"> </text:span><text:span text:style-name="T282">(&gt;&gt;)</text:span><text:span text:style-name="T257">  </text:span><text:span text:style-name="T282">(0)</text:span></text:p>
            <text:p>Intended empty line B &gt; A must be shown !!</text:p>
            <text:p>Resulting empty line A &gt; B must also be shown !!</text:p>
            <text:p><text:span text:style-name="T123">...because there is no empty line for hidden 0x00 yet.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256">(&lt;TS&gt;)</text:span><text:span text:style-name="T257"> </text:span><text:span text:style-name="T282">(&lt;&lt;)</text:span><text:span text:style-name="T257"> </text:span><text:span text:style-name="T286">A</text:span><text:span text:style-name="T284"> </text:span><text:span text:style-name="T285">(1)</text:span></text:p>
            <text:p><text:span text:style-name="T256">(&lt;TS&gt;)</text:span><text:span text:style-name="T257"> </text:span><text:span text:style-name="T282">(&gt;&gt;)</text:span><text:span text:style-name="T257"> </text:span><text:span text:style-name="T258">B</text:span><text:span text:style-name="T284"> </text:span><text:span text:style-name="T285">(1)</text:span></text:p>
            <text:p><text:span text:style-name="T256">(&lt;TS&gt;)</text:span><text:span text:style-name="T257"> </text:span><text:span text:style-name="T282">(&lt;&lt;)</text:span><text:span text:style-name="T257"> </text:span><text:span text:style-name="T288">&lt;NUL&gt;</text:span><text:span text:style-name="T257"> </text:span><text:span text:style-name="T282">(1)</text:span></text:p>
            <text:p><text:span text:style-name="T256">(&lt;TS&gt;</text:span><text:span text:style-name="T289">)</text:span><text:span text:style-name="T290"> </text:span><text:span text:style-name="T291">(&gt;&gt;)</text:span><text:span text:style-name="T293">  </text:span><text:span text:style-name="T294">(0)</text:span></text:p>
            <text:p><text:span text:style-name="T256">(&lt;TS&gt;</text:span><text:span text:style-name="T289">)</text:span><text:span text:style-name="T295"> </text:span><text:span text:style-name="T296">(&gt;&gt;)</text:span><text:span text:style-name="T297"> </text:span><text:span text:style-name="T270">OK</text:span><text:span text:style-name="T126"> </text:span><text:span text:style-name="T127">(2)</text:span></text:p>
          </table:table-cell>
          <table:table-cell office:value-type="string" calcext:value-type="string">
            <text:p><text:span text:style-name="T256">(&lt;TS&gt;)</text:span><text:span text:style-name="T257"> </text:span><text:span text:style-name="T282">(&gt;&gt;)</text:span><text:span text:style-name="T257"> </text:span><text:span text:style-name="T258">A</text:span><text:span text:style-name="T284"> </text:span><text:span text:style-name="T285">(1)</text:span></text:p>
            <text:p><text:span text:style-name="T256">(&lt;TS&gt;)</text:span><text:span text:style-name="T257"> </text:span><text:span text:style-name="T282">(&lt;&lt;)</text:span><text:span text:style-name="T257"> </text:span><text:span text:style-name="T286">B</text:span><text:span text:style-name="T284"> </text:span><text:span text:style-name="T285">(1)</text:span></text:p>
            <text:p><text:span text:style-name="T256">(&lt;TS&gt;)</text:span><text:span text:style-name="T257"> </text:span><text:span text:style-name="T282">(&lt;&lt;)</text:span><text:span text:style-name="T257">  </text:span><text:span text:style-name="T282">(0)</text:span></text:p>
            <text:p><text:span text:style-name="T256">(&lt;TS&gt;)</text:span><text:span text:style-name="T257"> </text:span><text:span text:style-name="T282">(&gt;&gt;)</text:span><text:span text:style-name="T257">  </text:span><text:span text:style-name="T282">(0)</text:span></text:p>
            <text:p><text:span text:style-name="T256">(&lt;TS&gt;)</text:span><text:span text:style-name="T257"> </text:span><text:span text:style-name="T282">(&lt;&lt;)</text:span><text:span text:style-name="T257"> </text:span><text:span text:style-name="T286">OK</text:span><text:span text:style-name="T284"> </text:span><text:span text:style-name="T285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256">(&lt;TS&gt;)</text:span><text:span text:style-name="T257"> </text:span><text:span text:style-name="T282">(&lt;&lt;) </text:span><text:span text:style-name="T287">&lt;NUL&gt;</text:span></text:p>
          </table:table-cell>
          <table:table-cell table:style-name="ce61" office:value-type="string" calcext:value-type="string">
            <text:p><text:span text:style-name="T256">(&lt;TS&gt;</text:span><text:span text:style-name="T289">)</text:span><text:span text:style-name="T295"> </text:span><text:span text:style-name="T296">(&gt;&gt;)</text:span><text:span text:style-name="T297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256">(&lt;TS&gt;)</text:span><text:span text:style-name="T257"> </text:span><text:span text:style-name="T282">(&lt;&lt;)</text:span><text:span text:style-name="T257"> </text:span><text:span text:style-name="T288">&lt;NUL&gt;</text:span><text:span text:style-name="T257"> </text:span><text:span text:style-name="T282">(1)</text:span></text:p>
            <text:p><text:span text:style-name="T256">(&lt;TS&gt;</text:span><text:span text:style-name="T289">)</text:span><text:span text:style-name="T290"> </text:span><text:span text:style-name="T291">(&gt;&gt;)</text:span><text:span text:style-name="T261">  </text:span><text:span text:style-name="T292">(0)</text:span></text:p>
          </table:table-cell>
          <table:table-cell table:style-name="ce70" office:value-type="string" calcext:value-type="string">
            <text:p><text:span text:style-name="T311">(&lt;TS&gt;)</text:span><text:span text:style-name="T317"> </text:span><text:span text:style-name="T318">(&lt;&lt;)</text:span><text:span text:style-name="T317">  </text:span><text:span text:style-name="T318">(0)</text:span></text:p>
            <text:p><text:span text:style-name="T298">Time stamp gets updat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23">\0x00 [Ctrl+Enter]</text:span></text:p>
          </table:table-cell>
          <table:table-cell table:style-name="ce80" office:value-type="string" calcext:value-type="string">
            <text:p><text:span text:style-name="T256">(&lt;TS&gt;)</text:span><text:span text:style-name="T257"> </text:span><text:span text:style-name="T282">(&lt;&lt;)</text:span><text:span text:style-name="T257"> </text:span><text:span text:style-name="T288">&lt;NUL&gt;</text:span><text:span text:style-name="T257"> </text:span><text:span text:style-name="T282">(1)</text:span></text:p>
            <text:p><text:span text:style-name="T256">(&lt;TS&gt;</text:span><text:span text:style-name="T289">)</text:span><text:span text:style-name="T290"> </text:span><text:span text:style-name="T291">(&gt;&gt;)</text:span><text:span text:style-name="T261">  </text:span><text:span text:style-name="T292">(0)</text:span></text:p>
            <text:p><text:span text:style-name="T256">(&lt;TS&gt;)</text:span><text:span text:style-name="T257"> </text:span><text:span text:style-name="T282">(&lt;&lt;)</text:span><text:span text:style-name="T257"> </text:span><text:span text:style-name="T288">&lt;NUL&gt;&lt;NUL&gt;</text:span></text:p>
          </table:table-cell>
          <table:table-cell table:style-name="ce70" office:value-type="string" calcext:value-type="string">
            <text:p><text:span text:style-name="T311">(&lt;TS&gt;)</text:span><text:span text:style-name="T317"> </text:span><text:span text:style-name="T318">(&lt;&lt;)</text:span><text:span text:style-name="T317">  </text:span><text:span text:style-name="T318">(0)</text:span></text:p>
            <text:p><text:span text:style-name="T256">(&lt;TS&gt;)</text:span><text:span text:style-name="T257"> </text:span><text:span text:style-name="T282">(&gt;&gt;)</text:span><text:span text:style-name="T257"> 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256">(&lt;TS&gt;)</text:span><text:span text:style-name="T257"> </text:span><text:span text:style-name="T282">(&lt;&lt;)</text:span><text:span text:style-name="T257"> </text:span><text:span text:style-name="T288">&lt;NUL&gt;</text:span><text:span text:style-name="T257"> </text:span><text:span text:style-name="T282">(1)</text:span></text:p>
            <text:p><text:span text:style-name="T256">(&lt;TS&gt;</text:span><text:span text:style-name="T289">)</text:span><text:span text:style-name="T290"> </text:span><text:span text:style-name="T291">(&gt;&gt;)</text:span><text:span text:style-name="T293">  </text:span><text:span text:style-name="T294">(0)</text:span></text:p>
            <text:p><text:span text:style-name="T256">(&lt;TS&gt;)</text:span><text:span text:style-name="T257"> </text:span><text:span text:style-name="T282">(&lt;&lt;)</text:span><text:span text:style-name="T257"> </text:span><text:span text:style-name="T288">&lt;NUL&gt;&lt;NUL&gt;</text:span><text:span text:style-name="T257"> </text:span><text:span text:style-name="T282">(2)</text:span></text:p>
            <text:p><text:span text:style-name="T256">(&lt;TS&gt;</text:span><text:span text:style-name="T289">)</text:span><text:span text:style-name="T290"> </text:span><text:span text:style-name="T291">(&gt;&gt;)</text:span><text:span text:style-name="T261">  </text:span><text:span text:style-name="T292">(0)</text:span></text:p>
          </table:table-cell>
          <table:table-cell table:style-name="ce70" office:value-type="string" calcext:value-type="string">
            <text:p><text:span text:style-name="T311">(&lt;TS&gt;)</text:span><text:span text:style-name="T317"> </text:span><text:span text:style-name="T318">(&lt;&lt;)</text:span><text:span text:style-name="T317">  </text:span><text:span text:style-name="T318">(0)</text:span></text:p>
            <text:p><text:span text:style-name="T311">(&lt;TS&gt;)</text:span><text:span text:style-name="T317"> </text:span><text:span text:style-name="T318">(&lt;&lt;)</text:span><text:span text:style-name="T317">  </text:span><text:span text:style-name="T318">(0)</text:span></text:p>
            <text:p><text:span text:style-name="T298">Time stamp gets updat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256">(&lt;TS&gt;)</text:span><text:span text:style-name="T257"> </text:span><text:span text:style-name="T282">(&lt;&lt;)</text:span><text:span text:style-name="T257"> </text:span><text:span text:style-name="T288">&lt;NUL&gt;</text:span><text:span text:style-name="T257"> </text:span><text:span text:style-name="T282">(1)</text:span></text:p>
            <text:p><text:span text:style-name="T256">(&lt;TS&gt;</text:span><text:span text:style-name="T289">)</text:span><text:span text:style-name="T290"> </text:span><text:span text:style-name="T291">(&gt;&gt;)</text:span><text:span text:style-name="T293">  </text:span><text:span text:style-name="T294">(0)</text:span></text:p>
            <text:p><text:span text:style-name="T256">(&lt;TS&gt;)</text:span><text:span text:style-name="T257"> </text:span><text:span text:style-name="T282">(&lt;&lt;)</text:span><text:span text:style-name="T257"> </text:span><text:span text:style-name="T288">&lt;NUL&gt;&lt;NUL&gt;</text:span><text:span text:style-name="T257"> </text:span><text:span text:style-name="T282">(2)</text:span></text:p>
            <text:p><text:span text:style-name="T256">(&lt;TS&gt;</text:span><text:span text:style-name="T289">)</text:span><text:span text:style-name="T290"> </text:span><text:span text:style-name="T291">(&gt;&gt;)</text:span><text:span text:style-name="T293">  </text:span><text:span text:style-name="T294">(0)</text:span></text:p>
          </table:table-cell>
          <table:table-cell table:style-name="ce70" office:value-type="string" calcext:value-type="string">
            <text:p><text:span text:style-name="T311">(&lt;TS&gt;)</text:span><text:span text:style-name="T317"> </text:span><text:span text:style-name="T318">(&lt;&lt;)</text:span><text:span text:style-name="T317">  </text:span><text:span text:style-name="T318">(0)</text:span></text:p>
            <text:p><text:span text:style-name="T311">(&lt;TS&gt;)</text:span><text:span text:style-name="T317"> </text:span><text:span text:style-name="T318">(&lt;&lt;)</text:span><text:span text:style-name="T317">  </text:span><text:span text:style-name="T318">(0)</text:span></text:p>
            <text:p><text:span text:style-name="T311">(&lt;TS&gt;)</text:span><text:span text:style-name="T317"> </text:span><text:span text:style-name="T318">(&gt;&gt;)</text:span><text:span text:style-name="T317">  </text:span><text:span text:style-name="T318">(0)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256">(&lt;TS&gt;)</text:span><text:span text:style-name="T257"> </text:span><text:span text:style-name="T282">(&lt;&lt;)</text:span><text:span text:style-name="T257"> </text:span><text:span text:style-name="T288">&lt;NUL&gt;</text:span><text:span text:style-name="T257"> </text:span><text:span text:style-name="T282">(1)</text:span></text:p>
            <text:p><text:span text:style-name="T256">(&lt;TS&gt;</text:span><text:span text:style-name="T289">)</text:span><text:span text:style-name="T290"> </text:span><text:span text:style-name="T291">(&gt;&gt;)</text:span><text:span text:style-name="T293">  </text:span><text:span text:style-name="T294">(0)</text:span></text:p>
            <text:p><text:span text:style-name="T256">(&lt;TS&gt;)</text:span><text:span text:style-name="T257"> </text:span><text:span text:style-name="T282">(&lt;&lt;)</text:span><text:span text:style-name="T257"> </text:span><text:span text:style-name="T288">&lt;NUL&gt;&lt;NUL&gt;</text:span><text:span text:style-name="T257"> </text:span><text:span text:style-name="T282">(2)</text:span></text:p>
            <text:p><text:span text:style-name="T256">(&lt;TS&gt;</text:span><text:span text:style-name="T289">)</text:span><text:span text:style-name="T290"> </text:span><text:span text:style-name="T291">(&gt;&gt;)</text:span><text:span text:style-name="T293">  </text:span><text:span text:style-name="T294">(0)</text:span></text:p>
            <text:p><text:span text:style-name="T256">(&lt;TS&gt;</text:span><text:span text:style-name="T289">)</text:span><text:span text:style-name="T295"> </text:span><text:span text:style-name="T296">(&gt;&gt;)</text:span><text:span text:style-name="T297"> </text:span><text:span text:style-name="T270">OK</text:span><text:span text:style-name="T126"> </text:span><text:span text:style-name="T127">(2)</text:span></text:p>
          </table:table-cell>
          <table:table-cell office:value-type="string" calcext:value-type="string">
            <text:p><text:span text:style-name="T256">(&lt;TS&gt;)</text:span><text:span text:style-name="T257"> </text:span><text:span text:style-name="T282">(&lt;&lt;)</text:span><text:span text:style-name="T257">  </text:span><text:span text:style-name="T282">(0)</text:span></text:p>
            <text:p><text:span text:style-name="T256">(&lt;TS&gt;)</text:span><text:span text:style-name="T257"> </text:span><text:span text:style-name="T282">(&lt;&lt;)</text:span><text:span text:style-name="T257">  </text:span><text:span text:style-name="T282">(0)</text:span></text:p>
            <text:p><text:span text:style-name="T256">(&lt;TS&gt;)</text:span><text:span text:style-name="T257"> </text:span><text:span text:style-name="T282">(&gt;&gt;)</text:span><text:span text:style-name="T257">  </text:span><text:span text:style-name="T282">(0)</text:span></text:p>
            <text:p><text:span text:style-name="T256">(&lt;TS&gt;)</text:span><text:span text:style-name="T257"> </text:span><text:span text:style-name="T282">(&lt;&lt;)</text:span><text:span text:style-name="T257"> </text:span><text:span text:style-name="T286">OK</text:span><text:span text:style-name="T284"> </text:span><text:span text:style-name="T285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5" office:value-type="string" calcext:value-type="string">
            <text:p><text:span text:style-name="T256">(&lt;TS&gt;)</text:span><text:span text:style-name="T257"> </text:span><text:span text:style-name="T282">(&lt;&lt;) </text:span></text:p>
          </table:table-cell>
          <table:table-cell table:style-name="ce61" office:value-type="string" calcext:value-type="string">
            <text:p><text:span text:style-name="T256">(&lt;TS&gt;</text:span><text:span text:style-name="T289">)</text:span><text:span text:style-name="T295"> </text:span><text:span text:style-name="T296">(&gt;&gt;)</text:span><text:span text:style-name="T297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256">(&lt;TS&gt;</text:span><text:span text:style-name="T289">)</text:span><text:span text:style-name="T290"> </text:span><text:span text:style-name="T291">(&gt;&gt;)</text:span><text:span text:style-name="T261">  </text:span><text:span text:style-name="T292">(0)</text:span></text:p>
            <text:p><text:span text:style-name="T298">Time stamp gets updated !!</text:span></text:p>
          </table:table-cell>
          <table:table-cell table:style-name="ce70" office:value-type="string" calcext:value-type="string">
            <text:p><text:span text:style-name="T311">(&lt;TS&gt;)</text:span><text:span text:style-name="T317"> </text:span><text:span text:style-name="T318">(&lt;&lt;)</text:span><text:span text:style-name="T317">  </text:span><text:span text:style-name="T318">(0)</text:span></text:p>
            <text:p><text:span text:style-name="T298">Time stamp gets updated !!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256">(&lt;TS&gt;</text:span><text:span text:style-name="T289">)</text:span><text:span text:style-name="T290"> </text:span><text:span text:style-name="T291">(&gt;&gt;)</text:span><text:span text:style-name="T261">  </text:span><text:span text:style-name="T292">(0)</text:span></text:p>
            <text:p><text:span text:style-name="T256">(&lt;TS&gt;)</text:span><text:span text:style-name="T257"> </text:span><text:span text:style-name="T282">(&lt;&lt;)</text:span><text:span text:style-name="T293">  </text:span><text:span text:style-name="T294">(0)</text:span></text:p>
          </table:table-cell>
          <table:table-cell table:style-name="ce70" office:value-type="string" calcext:value-type="string">
            <text:p><text:span text:style-name="T311">(&lt;TS&gt;)</text:span><text:span text:style-name="T317"> </text:span><text:span text:style-name="T318">(&lt;&lt;)</text:span><text:span text:style-name="T317">  </text:span><text:span text:style-name="T318">(0)</text:span></text:p>
            <text:p><text:span text:style-name="T256">(&lt;TS&gt;)</text:span><text:span text:style-name="T257"> </text:span><text:span text:style-name="T282">(&gt;&gt;)</text:span><text:span text:style-name="T257">  </text:span><text:span text:style-name="T282">(0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256">(&lt;TS&gt;</text:span><text:span text:style-name="T289">)</text:span><text:span text:style-name="T290"> </text:span><text:span text:style-name="T291">(&gt;&gt;)</text:span><text:span text:style-name="T261">  </text:span><text:span text:style-name="T292">(0)</text:span></text:p>
            <text:p><text:span text:style-name="T256">(&lt;TS&gt;)</text:span><text:span text:style-name="T257"> </text:span><text:span text:style-name="T282">(&lt;&lt;)</text:span><text:span text:style-name="T293">  </text:span><text:span text:style-name="T294">(0)</text:span></text:p>
            <text:p><text:span text:style-name="T256">(&lt;TS&gt;</text:span><text:span text:style-name="T289">)</text:span><text:span text:style-name="T295"> </text:span><text:span text:style-name="T296">(&gt;&gt;)</text:span><text:span text:style-name="T297"> </text:span><text:span text:style-name="T299">OK</text:span><text:span text:style-name="T300"> </text:span><text:span text:style-name="T301">(2)</text:span></text:p>
          </table:table-cell>
          <table:table-cell table:style-name="ce70" office:value-type="string" calcext:value-type="string">
            <text:p><text:span text:style-name="T311">(&lt;TS&gt;)</text:span><text:span text:style-name="T317"> </text:span><text:span text:style-name="T318">(&lt;&lt;)</text:span><text:span text:style-name="T317">  </text:span><text:span text:style-name="T318">(0)</text:span></text:p>
            <text:p><text:span text:style-name="T256">(&lt;TS&gt;)</text:span><text:span text:style-name="T257"> </text:span><text:span text:style-name="T282">(&gt;&gt;)</text:span><text:span text:style-name="T257">  </text:span><text:span text:style-name="T282">(0)</text:span></text:p>
            <text:p><text:span text:style-name="T256">(&lt;TS&gt;)</text:span><text:span text:style-name="T257"> </text:span><text:span text:style-name="T282">(&lt;&lt;)</text:span><text:span text:style-name="T257"> </text:span><text:span text:style-name="T286">OK</text:span><text:span text:style-name="T284"> </text:span><text:span text:style-name="T285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256">(&lt;TS&gt;)</text:span><text:span text:style-name="T257"> </text:span><text:span text:style-name="T282">(&lt;&lt;)</text:span><text:span text:style-name="T257"> </text:span><text:span text:style-name="T286">A</text:span></text:p>
          </table:table-cell>
          <table:table-cell table:style-name="ce61" office:value-type="string" calcext:value-type="string">
            <text:p><text:span text:style-name="T256">(&lt;TS&gt;</text:span><text:span text:style-name="T289">)</text:span><text:span text:style-name="T295"> </text:span><text:span text:style-name="T296">(&gt;&gt;)</text:span><text:span text:style-name="T297"> </text:span><text:span text:style-name="T299">A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256">(&lt;TS&gt;)</text:span><text:span text:style-name="T257"> </text:span><text:span text:style-name="T282">(&lt;&lt;)</text:span><text:span text:style-name="T257"> </text:span><text:span text:style-name="T286">A</text:span><text:span text:style-name="T302"> </text:span><text:span text:style-name="T303">(1)</text:span></text:p>
            <text:p><text:span text:style-name="T256">(&lt;TS&gt;</text:span><text:span text:style-name="T289">)</text:span><text:span text:style-name="T290"> </text:span><text:span text:style-name="T291">(&gt;&gt;)</text:span><text:span text:style-name="T261">  </text:span><text:span text:style-name="T292">(0)</text:span></text:p>
          </table:table-cell>
          <table:table-cell table:style-name="ce70" office:value-type="string" calcext:value-type="string">
            <text:p><text:span text:style-name="T256">(&lt;TS&gt;</text:span><text:span text:style-name="T289">)</text:span><text:span text:style-name="T295"> </text:span><text:span text:style-name="T296">(&gt;&gt;)</text:span><text:span text:style-name="T297"> </text:span><text:span text:style-name="T299">A</text:span><text:span text:style-name="T322"> </text:span><text:span text:style-name="T323">(1)</text:span></text:p>
            <text:p><text:span text:style-name="T311">(&lt;TS&gt;)</text:span><text:span text:style-name="T317"> </text:span><text:span text:style-name="T318">(&lt;&lt;)</text:span><text:span text:style-name="T317">  </text:span><text:span text:style-name="T318">(0)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80" office:value-type="string" calcext:value-type="string">
            <text:p><text:span text:style-name="T256">(&lt;TS&gt;)</text:span><text:span text:style-name="T257"> </text:span><text:span text:style-name="T282">(&lt;&lt;)</text:span><text:span text:style-name="T257"> </text:span><text:span text:style-name="T286">A</text:span><text:span text:style-name="T302"> </text:span><text:span text:style-name="T303">(1)</text:span></text:p>
            <text:p><text:span text:style-name="T256">(&lt;TS&gt;</text:span><text:span text:style-name="T289">)</text:span><text:span text:style-name="T290"> </text:span><text:span text:style-name="T291">(&gt;&gt;)</text:span><text:span text:style-name="T261">  </text:span><text:span text:style-name="T292">(0)</text:span></text:p>
            <text:p><text:span text:style-name="T266">An already completed line cannot be removed.</text:span></text:p>
            <text:p><text:span text:style-name="T266">(Note that unidir Tx/Rx monitor removes A.)</text:span></text:p>
            <text:p><text:span text:style-name="T266">And hidden &lt;BS&gt; and pending EOL must not create a new line.</text:span></text:p>
          </table:table-cell>
          <table:table-cell table:style-name="ce70" office:value-type="string" calcext:value-type="string">
            <text:p><text:span text:style-name="T256">(&lt;TS&gt;</text:span><text:span text:style-name="T289">)</text:span><text:span text:style-name="T295"> </text:span><text:span text:style-name="T296">(&gt;&gt;)</text:span><text:span text:style-name="T297"> </text:span><text:span text:style-name="T299">A</text:span><text:span text:style-name="T322"> </text:span><text:span text:style-name="T323">(1)</text:span></text:p>
            <text:p><text:span text:style-name="T311">(&lt;TS&gt;)</text:span><text:span text:style-name="T317"> </text:span><text:span text:style-name="T318">(&lt;&lt;)</text:span><text:span text:style-name="T317">  </text:span><text:span text:style-name="T318">(0)</text:span></text:p>
            <text:p><text:span text:style-name="T266">An already completed line cannot be removed.</text:span></text:p>
            <text:p><text:span text:style-name="T266">(Note that unidir Tx/Rx monitor removes A.)</text:span></text:p>
            <text:p><text:span text:style-name="T266">And hidden &lt;BS&gt; and pending EOL must not create a new line.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256">(&lt;TS&gt;)</text:span><text:span text:style-name="T257"> </text:span><text:span text:style-name="T282">(&lt;&lt;)</text:span><text:span text:style-name="T257"> </text:span><text:span text:style-name="T286">A</text:span><text:span text:style-name="T302"> </text:span><text:span text:style-name="T303">(1)</text:span></text:p>
            <text:p><text:span text:style-name="T256">(&lt;TS&gt;</text:span><text:span text:style-name="T289">)</text:span><text:span text:style-name="T290"> </text:span><text:span text:style-name="T291">(&gt;&gt;)</text:span><text:span text:style-name="T293">  </text:span><text:span text:style-name="T294">(0)</text:span></text:p>
            <text:p><text:span text:style-name="T256">(&lt;TS&gt;</text:span><text:span text:style-name="T289">)</text:span><text:span text:style-name="T295"> </text:span><text:span text:style-name="T296">(&gt;&gt;)</text:span><text:span text:style-name="T297"> </text:span><text:span text:style-name="T299">OK</text:span><text:span text:style-name="T300"> </text:span><text:span text:style-name="T301">(2)</text:span></text:p>
          </table:table-cell>
          <table:table-cell table:style-name="ce70" office:value-type="string" calcext:value-type="string">
            <text:p><text:span text:style-name="T256">(&lt;TS&gt;</text:span><text:span text:style-name="T289">)</text:span><text:span text:style-name="T295"> </text:span><text:span text:style-name="T296">(&gt;&gt;)</text:span><text:span text:style-name="T297"> </text:span><text:span text:style-name="T299">A</text:span><text:span text:style-name="T322"> </text:span><text:span text:style-name="T323">(1)</text:span></text:p>
            <text:p><text:span text:style-name="T256">(&lt;TS&gt;)</text:span><text:span text:style-name="T257"> </text:span><text:span text:style-name="T282">(&lt;&lt;)</text:span><text:span text:style-name="T257">  </text:span><text:span text:style-name="T282">(0)</text:span></text:p>
            <text:p><text:span text:style-name="T256">(&lt;TS&gt;)</text:span><text:span text:style-name="T257"> </text:span><text:span text:style-name="T282">(&lt;&lt;)</text:span><text:span text:style-name="T257"> </text:span><text:span text:style-name="T286">OK</text:span><text:span text:style-name="T284"> </text:span><text:span text:style-name="T285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80" office:value-type="string" calcext:value-type="string">
            <text:p><text:span text:style-name="T268">(&lt;TS&gt;)</text:span><text:span text:style-name="T269"> </text:span><text:span text:style-name="T304">(&lt;&lt;)</text:span><text:span text:style-name="T269"> </text:span><text:span text:style-name="T283">A</text:span><text:span text:style-name="T126"> </text:span><text:span text:style-name="T127">(1)</text:span></text:p>
          </table:table-cell>
          <table:table-cell table:style-name="ce70" office:value-type="string" calcext:value-type="string">
            <text:p><text:span text:style-name="T268">(TS)</text:span><text:span text:style-name="T269"> </text:span><text:span text:style-name="T304">(&gt;&gt;)</text:span><text:span text:style-name="T269"> </text:span><text:span text:style-name="T270">A</text:span><text:span text:style-name="T126"> </text:span><text:span text:style-name="T127">(1)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68">(&lt;TS&gt;)</text:span><text:span text:style-name="T269"> </text:span><text:span text:style-name="T304">(&lt;&lt;)</text:span><text:span text:style-name="T269"> </text:span><text:span text:style-name="T283">A</text:span><text:span text:style-name="T126"> </text:span><text:span text:style-name="T127">(1)</text:span></text:p>
            <text:p><text:span text:style-name="T305">(&lt;TS&gt;)</text:span><text:span text:style-name="T129"> </text:span><text:span text:style-name="T130">(&gt;&gt;)</text:span><text:span text:style-name="T129"> </text:span><text:span text:style-name="T270">B</text:span><text:span text:style-name="T126"> </text:span><text:span text:style-name="T127">(1)</text:span></text:p>
          </table:table-cell>
          <table:table-cell table:style-name="ce70" office:value-type="string" calcext:value-type="string">
            <text:p><text:span text:style-name="T268">(TS)</text:span><text:span text:style-name="T269"> </text:span><text:span text:style-name="T304">(&gt;&gt;)</text:span><text:span text:style-name="T269"> </text:span><text:span text:style-name="T270">A</text:span><text:span text:style-name="T126"> </text:span><text:span text:style-name="T127">(1)</text:span></text:p>
            <text:p><text:span text:style-name="T305">(TS)</text:span><text:span text:style-name="T129"> </text:span><text:span text:style-name="T130">(&lt;&lt;)</text:span><text:span text:style-name="T129"> </text:span><text:span text:style-name="T283">B</text:span><text:span text:style-name="T126"> </text:span><text:span text:style-name="T127">(1)</text:span>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80" office:value-type="string" calcext:value-type="string">
            <text:p><text:span text:style-name="T268">(&lt;TS&gt;)</text:span><text:span text:style-name="T269"> </text:span><text:span text:style-name="T304">(&lt;&lt;)</text:span><text:span text:style-name="T269"> </text:span><text:span text:style-name="T283">A</text:span><text:span text:style-name="T126"> </text:span><text:span text:style-name="T127">(1)</text:span></text:p>
            <text:p><text:span text:style-name="T305">(&lt;TS&gt;)</text:span><text:span text:style-name="T129"> </text:span><text:span text:style-name="T130">(&gt;&gt;)</text:span><text:span text:style-name="T129"> </text:span><text:span text:style-name="T270">B</text:span><text:span text:style-name="T271">&lt;CR&gt;&lt;LF&gt;</text:span><text:span text:style-name="T276"> </text:span><text:span text:style-name="T127">(3)</text:span></text:p>
            <text:p><text:span text:style-name="T305">(&lt;TS&gt;)</text:span><text:span text:style-name="T129"> </text:span><text:span text:style-name="T130">(&lt;&lt;)</text:span><text:span text:style-name="T129"> </text:span><text:span text:style-name="T306">&lt;CR&gt;&lt;LF&gt;</text:span><text:span text:style-name="T129"> </text:span><text:span text:style-name="T130">(2)</text:span></text:p>
          </table:table-cell>
          <table:table-cell table:style-name="ce70" office:value-type="string" calcext:value-type="string">
            <text:p><text:span text:style-name="T268">(&lt;TS&gt;)</text:span><text:span text:style-name="T269"> </text:span><text:span text:style-name="T304">(&gt;&gt;)</text:span><text:span text:style-name="T269"> </text:span><text:span text:style-name="T270">A</text:span><text:span text:style-name="T126"> </text:span><text:span text:style-name="T127">(1)</text:span></text:p>
            <text:p><text:span text:style-name="T305">(&lt;TS&gt;</text:span><text:span text:style-name="T129">) </text:span><text:span text:style-name="T130">(&lt;&lt;)</text:span><text:span text:style-name="T129"> </text:span><text:span text:style-name="T283">B</text:span><text:span text:style-name="T308">&lt;CR&gt;&lt;LF&gt;</text:span><text:span text:style-name="T276"> </text:span><text:span text:style-name="T127">(3)</text:span></text:p>
            <text:p><text:span text:style-name="T305">(&lt;TS&gt;)</text:span><text:span text:style-name="T129"> </text:span><text:span text:style-name="T130">(&gt;&gt;)</text:span><text:span text:style-name="T129"> </text:span><text:span text:style-name="T324">&lt;CR&gt;&lt;LF&gt;</text:span><text:span text:style-name="T129"> </text:span><text:span text:style-name="T130">(2)</text:span></text:p>
            <text:p><text:span text:style-name="T266">First two TimeStamps must remain.</text:span></text:p>
            <text:p><text:span text:style-name="T266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80" office:value-type="string" calcext:value-type="string">
            <text:p><text:span text:style-name="T268">(</text:span><text:span text:style-name="T307">&lt;TS&gt;</text:span><text:span text:style-name="T268">)</text:span><text:span text:style-name="T269"> </text:span><text:span text:style-name="T304">(&lt;&lt;)</text:span><text:span text:style-name="T269"> </text:span><text:span text:style-name="T287">&lt;NUL&gt;</text:span><text:span text:style-name="T269"> </text:span><text:span text:style-name="T304">(1)</text:span></text:p>
          </table:table-cell>
          <table:table-cell table:style-name="ce70" office:value-type="string" calcext:value-type="string">
            <text:p><text:span text:style-name="T268">(&lt;TS&gt;)</text:span><text:span text:style-name="T269"> </text:span><text:span text:style-name="T304">(&lt;&lt;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68">(</text:span><text:span text:style-name="T307">&lt;TS&gt;</text:span><text:span text:style-name="T268">)</text:span><text:span text:style-name="T269"> </text:span><text:span text:style-name="T304">(&lt;&lt;)</text:span><text:span text:style-name="T269"> </text:span><text:span text:style-name="T287">&lt;NUL&gt;</text:span><text:span text:style-name="T269"> </text:span><text:span text:style-name="T304">(1)</text:span></text:p>
            <text:p><text:span text:style-name="T268">(</text:span><text:span text:style-name="T307">&lt;TS&gt;</text:span><text:span text:style-name="T268">)</text:span><text:span text:style-name="T269"> </text:span><text:span text:style-name="T304">(&gt;&gt;)</text:span><text:span text:style-name="T269"> </text:span><text:span text:style-name="T270">B</text:span><text:span text:style-name="T271">&lt;CR&gt;&lt;LF&gt;</text:span><text:span text:style-name="T276"> </text:span><text:span text:style-name="T127">(3)</text:span></text:p>
            <text:p><text:span text:style-name="T305">(&lt;TS&gt;)</text:span><text:span text:style-name="T129"> </text:span><text:span text:style-name="T130">(&lt;&lt;)</text:span><text:span text:style-name="T129"> </text:span><text:span text:style-name="T283">A</text:span><text:span text:style-name="T308">&lt;CR&gt;&lt;LF&gt;</text:span><text:span text:style-name="T276"> </text:span><text:span text:style-name="T127">(3)</text:span></text:p>
          </table:table-cell>
          <table:table-cell table:style-name="ce70" office:value-type="string" calcext:value-type="string">
            <text:p><text:span text:style-name="T268">(&lt;TS&gt;)</text:span><text:span text:style-name="T269"> </text:span><text:span text:style-name="T304">(&lt;&lt;)</text:span><text:span text:style-name="T269"> </text:span><text:span text:style-name="T283">B</text:span><text:span text:style-name="T308">&lt;CR&gt;&lt;LF&gt;</text:span><text:span text:style-name="T276"> </text:span><text:span text:style-name="T127">(3)</text:span></text:p>
            <text:p><text:span text:style-name="T305">(&lt;TS&gt;)</text:span><text:span text:style-name="T129"> </text:span><text:span text:style-name="T130">(&gt;&gt;)</text:span><text:span text:style-name="T129"> </text:span><text:span text:style-name="T270">A</text:span><text:span text:style-name="T271">&lt;CR&gt;&lt;LF&gt;</text:span><text:span text:style-name="T276"> </text:span><text:span text:style-name="T127">(3)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80" office:value-type="string" calcext:value-type="string">
            <text:p><text:span text:style-name="T268">(</text:span><text:span text:style-name="T307">&lt;TS&gt;</text:span><text:span text:style-name="T268">)</text:span><text:span text:style-name="T269"> </text:span><text:span text:style-name="T304">(&lt;&lt;)</text:span><text:span text:style-name="T269"> </text:span><text:span text:style-name="T287">&lt;NUL&gt;</text:span><text:span text:style-name="T269"> </text:span><text:span text:style-name="T304">(1)</text:span></text:p>
            <text:p><text:span text:style-name="T268">(</text:span><text:span text:style-name="T307">&lt;TS&gt;</text:span><text:span text:style-name="T268">)</text:span><text:span text:style-name="T269"> </text:span><text:span text:style-name="T304">(&gt;&gt;)</text:span><text:span text:style-name="T269"> </text:span><text:span text:style-name="T270">B</text:span><text:span text:style-name="T126"> </text:span><text:span text:style-name="T127">(1)</text:span></text:p>
            <text:p><text:span text:style-name="T305">(&lt;TS&gt;)</text:span><text:span text:style-name="T129"> </text:span><text:span text:style-name="T130">(&lt;&lt;)</text:span><text:span text:style-name="T129"> </text:span><text:span text:style-name="T283">A</text:span><text:span text:style-name="T126"> </text:span><text:span text:style-name="T127">(1)</text:span></text:p>
          </table:table-cell>
          <table:table-cell table:style-name="ce70" office:value-type="string" calcext:value-type="string">
            <text:p><text:span text:style-name="T268">(&lt;TS&gt;)</text:span><text:span text:style-name="T269"> </text:span><text:span text:style-name="T304">(&lt;&lt;)</text:span><text:span text:style-name="T269"> </text:span><text:span text:style-name="T283">B</text:span><text:span text:style-name="T126"> </text:span><text:span text:style-name="T127">(1)</text:span></text:p>
            <text:p><text:span text:style-name="T305">(&lt;TS&gt;)</text:span><text:span text:style-name="T129"> </text:span><text:span text:style-name="T130">(&gt;&gt;)</text:span><text:span text:style-name="T129"> </text:span><text:span text:style-name="T270">A</text:span><text:span text:style-name="T126"> </text:span><text:span text:style-name="T127">(1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80" office:value-type="string" calcext:value-type="string">
            <text:p><text:span text:style-name="T268">(</text:span><text:span text:style-name="T307">&lt;TS&gt;</text:span><text:span text:style-name="T268">)</text:span><text:span text:style-name="T269"> </text:span><text:span text:style-name="T304">(&lt;&lt;)</text:span></text:p>
          </table:table-cell>
          <table:table-cell table:style-name="ce70" office:value-type="string" calcext:value-type="string">
            <text:p><text:span text:style-name="T268">(&lt;TS&gt;)</text:span><text:span text:style-name="T269"> </text:span><text:span text:style-name="T304">(&gt;&gt;)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68">(&lt;TS&gt;)</text:span><text:span text:style-name="T269"> </text:span><text:span text:style-name="T304">(&gt;&gt;)</text:span><text:span text:style-name="T269"> </text:span><text:span text:style-name="T270">B</text:span><text:span text:style-name="T126"> </text:span><text:span text:style-name="T127">(1)</text:span></text:p>
            <text:p><text:span text:style-name="T305">(&lt;TS&gt;)</text:span><text:span text:style-name="T129"> </text:span><text:span text:style-name="T130">(&lt;&lt;)</text:span><text:span text:style-name="T129"> </text:span><text:span text:style-name="T283">Ä</text:span><text:span text:style-name="T126"> </text:span><text:span text:style-name="T127">(1)</text:span></text:p>
            <text:p><text:span text:style-name="T266">Direction must change, i.e. match resulting show characters</text:span></text:p>
          </table:table-cell>
          <table:table-cell table:style-name="ce70" office:value-type="string" calcext:value-type="string">
            <text:p><text:span text:style-name="T268">(&lt;TS&gt;)</text:span><text:span text:style-name="T269"> </text:span><text:span text:style-name="T304">(&lt;&lt;)</text:span><text:span text:style-name="T269"> </text:span><text:span text:style-name="T283">B</text:span><text:span text:style-name="T126"> </text:span><text:span text:style-name="T127">(1)</text:span></text:p>
            <text:p><text:span text:style-name="T305">(&lt;TS&gt;)</text:span><text:span text:style-name="T129"> </text:span><text:span text:style-name="T130">(&gt;&gt;)</text:span><text:span text:style-name="T129"> </text:span><text:span text:style-name="T270">Ä</text:span><text:span text:style-name="T126"> </text:span><text:span text:style-name="T127">(1)</text:span></text:p>
            <text:p><text:span text:style-name="T266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, disable [Settings... &gt; Advanced &gt; ...when direction changes]</text:p>
            <text:p>Confirm</text:p>
          </table:table-cell>
          <table:table-cell table:style-name="ce80" office:value-type="string" calcext:value-type="string">
            <text:p><text:span text:style-name="T268">(&lt;TS&gt;)</text:span><text:span text:style-name="T269"> </text:span><text:span text:style-name="T304">(&gt;&gt;)</text:span><text:span text:style-name="T269"> </text:span><text:span text:style-name="T270">B</text:span><text:span text:style-name="T126"> </text:span><text:span text:style-name="T127">(1)</text:span></text:p>
            <text:p><text:span text:style-name="T305">(&lt;TS&gt;)</text:span><text:span text:style-name="T129"> </text:span><text:span text:style-name="T130">(&lt;&lt;)</text:span><text:span text:style-name="T129"> </text:span><text:span text:style-name="T283">Ä</text:span><text:span text:style-name="T126"> </text:span><text:span text:style-name="T127">(1)</text:span></text:p>
          </table:table-cell>
          <table:table-cell table:style-name="ce70" office:value-type="string" calcext:value-type="string">
            <text:p><text:span text:style-name="T268">(&lt;TS&gt;)</text:span><text:span text:style-name="T269"> </text:span><text:span text:style-name="T304">(&lt;&lt;)</text:span><text:span text:style-name="T269"> </text:span><text:span text:style-name="T283">B</text:span><text:span text:style-name="T126"> </text:span><text:span text:style-name="T127">(1)</text:span></text:p>
            <text:p><text:span text:style-name="T305">(&lt;TS&gt;)</text:span><text:span text:style-name="T129"> </text:span><text:span text:style-name="T130">(&gt;&gt;)</text:span><text:span text:style-name="T129"> </text:span><text:span text:style-name="T270">Ä</text:span><text:span text:style-name="T126"> </text:span><text:span text:style-name="T127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256">(&lt;TS&gt;)</text:span><text:span text:style-name="T257"> </text:span><text:span text:style-name="T282">(&lt;&lt;)</text:span><text:span text:style-name="T257"> </text:span><text:span text:style-name="T286">A</text:span></text:p>
          </table:table-cell>
          <table:table-cell table:style-name="ce61" office:value-type="string" calcext:value-type="string">
            <text:p><text:span text:style-name="T256">(&lt;TS&gt;</text:span><text:span text:style-name="T289">)</text:span><text:span text:style-name="T295"> </text:span><text:span text:style-name="T296">(&gt;&gt;)</text:span><text:span text:style-name="T297"> </text:span><text:span text:style-name="T299">A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-out)</text:p>
          </table:table-cell>
          <table:table-cell table:style-name="ce80" office:value-type="string" calcext:value-type="string">
            <text:p><text:span text:style-name="T256">(&lt;TS&gt;)</text:span><text:span text:style-name="T257"> </text:span><text:span text:style-name="T282">(&lt;&lt;)</text:span><text:span text:style-name="T257"> </text:span><text:span text:style-name="T286">A</text:span><text:span text:style-name="T302"> </text:span><text:span text:style-name="T303">(1)</text:span></text:p>
            <text:p><text:span text:style-name="T256">(&lt;TS&gt;</text:span><text:span text:style-name="T289">)</text:span><text:span text:style-name="T290"> </text:span><text:span text:style-name="T291">(&gt;&gt;)</text:span><text:span text:style-name="T293"> </text:span><text:span text:style-name="T309">B</text:span></text:p>
          </table:table-cell>
          <table:table-cell table:style-name="ce70" office:value-type="string" calcext:value-type="string">
            <text:p><text:span text:style-name="T256">(&lt;TS&gt;</text:span><text:span text:style-name="T289">)</text:span><text:span text:style-name="T295"> </text:span><text:span text:style-name="T296">(&lt;&gt;)</text:span><text:span text:style-name="T297"> </text:span><text:span text:style-name="T299">A</text:span><text:span text:style-name="T325">B</text:span></text:p>
            <text:p><text:span text:style-name="T266">Direction must be replac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-out)</text:p>
          </table:table-cell>
          <table:table-cell table:style-name="ce80" office:value-type="string" calcext:value-type="string">
            <text:p><text:span text:style-name="T256">(&lt;TS&gt;)</text:span><text:span text:style-name="T257"> </text:span><text:span text:style-name="T282">(&lt;&lt;)</text:span><text:span text:style-name="T257"> </text:span><text:span text:style-name="T286">A</text:span><text:span text:style-name="T302"> </text:span><text:span text:style-name="T303">(1)</text:span></text:p>
            <text:p><text:span text:style-name="T256">(&lt;TS&gt;</text:span><text:span text:style-name="T289">)</text:span><text:span text:style-name="T290"> </text:span><text:span text:style-name="T291">(&gt;&gt;)</text:span><text:span text:style-name="T293"> </text:span><text:span text:style-name="T309">B</text:span><text:span text:style-name="T300"> </text:span><text:span text:style-name="T301">(1)</text:span></text:p>
            <text:p><text:span text:style-name="T256">(&lt;TS&gt;)</text:span><text:span text:style-name="T257"> </text:span><text:span text:style-name="T282">(&lt;&lt;)</text:span><text:span text:style-name="T257"> </text:span><text:span text:style-name="T286">A</text:span></text:p>
          </table:table-cell>
          <table:table-cell table:style-name="ce70" office:value-type="string" calcext:value-type="string">
            <text:p><text:span text:style-name="T256">(&lt;TS&gt;</text:span><text:span text:style-name="T289">)</text:span><text:span text:style-name="T295"> </text:span><text:span text:style-name="T296">(&lt;&gt;)</text:span><text:span text:style-name="T297"> </text:span><text:span text:style-name="T299">A</text:span><text:span text:style-name="T325">B</text:span><text:span text:style-name="T326">A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-out)</text:p>
          </table:table-cell>
          <table:table-cell table:style-name="ce80" office:value-type="string" calcext:value-type="string">
            <text:p><text:span text:style-name="T256">(&lt;TS&gt;)</text:span><text:span text:style-name="T257"> </text:span><text:span text:style-name="T282">(&lt;&lt;)</text:span><text:span text:style-name="T257"> </text:span><text:span text:style-name="T286">A</text:span><text:span text:style-name="T302"> </text:span><text:span text:style-name="T303">(1)</text:span></text:p>
            <text:p><text:span text:style-name="T256">(&lt;TS&gt;</text:span><text:span text:style-name="T289">)</text:span><text:span text:style-name="T290"> </text:span><text:span text:style-name="T291">(&gt;&gt;)</text:span><text:span text:style-name="T293"> </text:span><text:span text:style-name="T309">B</text:span><text:span text:style-name="T300"> </text:span><text:span text:style-name="T301">(1)</text:span></text:p>
            <text:p><text:span text:style-name="T256">(&lt;TS&gt;)</text:span><text:span text:style-name="T257"> </text:span><text:span text:style-name="T282">(&lt;&lt;)</text:span><text:span text:style-name="T257"> </text:span><text:span text:style-name="T286">A</text:span><text:span text:style-name="T302"> </text:span><text:span text:style-name="T303">(1)</text:span></text:p>
            <text:p><text:span text:style-name="T256">(&lt;TS&gt;</text:span><text:span text:style-name="T289">)</text:span><text:span text:style-name="T290"> </text:span><text:span text:style-name="T291">(&gt;&gt;)</text:span><text:span text:style-name="T293"> </text:span><text:span text:style-name="T309">B</text:span><text:span text:style-name="T300"> </text:span><text:span text:style-name="T301">(1)</text:span></text:p>
          </table:table-cell>
          <table:table-cell table:style-name="ce70" office:value-type="string" calcext:value-type="string">
            <text:p><text:span text:style-name="T256">(&lt;TS&gt;</text:span><text:span text:style-name="T289">)</text:span><text:span text:style-name="T295"> </text:span><text:span text:style-name="T296">(&lt;&gt;)</text:span><text:span text:style-name="T297"> </text:span><text:span text:style-name="T299">A</text:span><text:span text:style-name="T325">B</text:span><text:span text:style-name="T326">A</text:span><text:span text:style-name="T325">B</text:span><text:span text:style-name="T302"> </text:span><text:span text:style-name="T303">(4)</text:span></text:p>
          </table:table-cell>
          <table:table-cell table:number-columns-repeated="58"/>
        </table:table-row>
        <table:table-row table:style-name="ro22">
          <table:table-cell table:number-columns-repeated="5"/>
          <table:table-cell office:value-type="string" calcext:value-type="string">
            <text:p>Unidir Tx/Rx panels must show...</text:p>
            <text:p><text:span text:style-name="T256">(&lt;TS&gt;</text:span><text:span text:style-name="T289">)</text:span><text:span text:style-name="T295"> </text:span><text:span text:style-name="T296">(&lt;&lt;)</text:span><text:span text:style-name="T297"> </text:span><text:span text:style-name="T327">BB</text:span><text:span text:style-name="T302"> </text:span><text:span text:style-name="T303">(2)</text:span></text:p>
            <text:p>...and:</text:p>
            <text:p><text:span text:style-name="T256">(&lt;TS&gt;</text:span><text:span text:style-name="T289">)</text:span><text:span text:style-name="T295"> </text:span><text:span text:style-name="T296">(&gt;&gt;)</text:span><text:span text:style-name="T297"> </text:span><text:span text:style-name="T299">AA</text:span></text:p>
            <text:p><text:span text:style-name="T266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23">Disable [Settings... &gt; Advanced &gt; ...when direction changes]</text:span></text:p>
            <text:p><text:span text:style-name="T123">Disable [Settings... &gt; Advanced &gt; Reduce line breaks...]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Enable [Show Direction]</text:p>
            <text:p>Enable [Show EOL]</text:p>
            <text:p><text:span text:style-name="T123">Enable [Show Count/Rate]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23">Bidir lines are indicated by </text:span><text:span text:style-name="T310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14">binary</text:span> AutoSockets interconnected to each other:</text:p>
            <text:p><text:span text:style-name="T123">  A: Defaults + Show (Time Stamp + Direction + Length) + Show Count/Rate</text:span></text:p>
            <text:p><text:span text:style-name="T123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0" office:value-type="string" calcext:value-type="string">
            <text:p><text:span text:style-name="T311">(&lt;TS&gt;</text:span><text:span text:style-name="T312">)</text:span><text:span text:style-name="T313"> </text:span><text:span text:style-name="T314">(&lt;&lt;)</text:span><text:span text:style-name="T313"> </text:span><text:span text:style-name="T315">41h</text:span><text:span text:style-name="T263"> </text:span><text:span text:style-name="T315">42h</text:span><text:span text:style-name="T263"> </text:span><text:span text:style-name="T315">43h</text:span><text:span text:style-name="T263"> </text:span><text:span text:style-name="T315">44h</text:span><text:span text:style-name="T263"> </text:span><text:span text:style-name="T315">45h</text:span><text:span text:style-name="T263"> </text:span><text:span text:style-name="T315">46h</text:span><text:span text:style-name="T263"> </text:span><text:span text:style-name="T279">(6)</text:span></text:p>
          </table:table-cell>
          <table:table-cell table:style-name="ce70" office:value-type="string" calcext:value-type="string">
            <text:p><text:span text:style-name="T312">(&lt;TS&gt;)</text:span><text:span text:style-name="T313"> </text:span><text:span text:style-name="T314">(&gt;&gt;)</text:span><text:span text:style-name="T313"> </text:span><text:span text:style-name="T262">41h</text:span><text:span text:style-name="T263"> </text:span><text:span text:style-name="T262">42h</text:span><text:span text:style-name="T263"> </text:span><text:span text:style-name="T262">43h</text:span><text:span text:style-name="T263"> </text:span><text:span text:style-name="T262">44h</text:span><text:span text:style-name="T263"> </text:span><text:span text:style-name="T262">45h</text:span><text:span text:style-name="T263"> </text:span><text:span text:style-name="T262">46h</text:span><text:span text:style-name="T263"> </text:span><text:span text:style-name="T279">(6)</text:span>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0" office:value-type="string" calcext:value-type="string">
            <text:p><text:span text:style-name="T256">(&lt;TS&gt;)</text:span><text:span text:style-name="T257"> </text:span><text:span text:style-name="T282">(&lt;&lt;)</text:span><text:span text:style-name="T257"> </text:span><text:span text:style-name="T286">41h</text:span><text:span text:style-name="T284"> </text:span><text:span text:style-name="T286">42h</text:span><text:span text:style-name="T284"> </text:span><text:span text:style-name="T286">43h</text:span><text:span text:style-name="T284"> </text:span><text:span text:style-name="T286">44h</text:span><text:span text:style-name="T284"> </text:span><text:span text:style-name="T286">45h</text:span><text:span text:style-name="T284"> </text:span><text:span text:style-name="T286">46h</text:span><text:span text:style-name="T284"> </text:span><text:span text:style-name="T285">(6)</text:span></text:p>
            <text:p><text:span text:style-name="T260">(&lt;TS&gt;)</text:span><text:span text:style-name="T261"> </text:span><text:span text:style-name="T292">(&lt;&lt;)</text:span><text:span text:style-name="T261"> </text:span><text:span text:style-name="T315">41h</text:span><text:span text:style-name="T263"> </text:span><text:span text:style-name="T279">(1)</text:span></text:p>
            <text:p><text:span text:style-name="T311">(&lt;TS&gt;</text:span><text:span text:style-name="T312">)</text:span><text:span text:style-name="T313"> </text:span><text:span text:style-name="T314">(&lt;&lt;)</text:span><text:span text:style-name="T313"> </text:span><text:span text:style-name="T315">41h</text:span><text:span text:style-name="T263"> </text:span><text:span text:style-name="T315">42h</text:span><text:span text:style-name="T263"> </text:span><text:span text:style-name="T315">41h</text:span><text:span text:style-name="T263"> </text:span><text:span text:style-name="T315">42h</text:span><text:span text:style-name="T263"> </text:span><text:span text:style-name="T315">43h</text:span><text:span text:style-name="T263"> ... </text:span><text:span text:style-name="T279">(35)</text:span></text:p>
            <text:p><text:span text:style-name="T266">Or different, depending on chunking.</text:span></text:p>
          </table:table-cell>
          <table:table-cell table:style-name="ce70" office:value-type="string" calcext:value-type="string">
            <text:p><text:span text:style-name="T256">(&lt;TS&gt;)</text:span><text:span text:style-name="T257"> </text:span><text:span text:style-name="T282">(&gt;&gt;)</text:span><text:span text:style-name="T257"> </text:span><text:span text:style-name="T258">41h</text:span><text:span text:style-name="T284"> </text:span><text:span text:style-name="T258">42h</text:span><text:span text:style-name="T284"> </text:span><text:span text:style-name="T258">43h</text:span><text:span text:style-name="T284"> </text:span><text:span text:style-name="T258">44h</text:span><text:span text:style-name="T284"> </text:span><text:span text:style-name="T258">45h</text:span><text:span text:style-name="T284"> </text:span><text:span text:style-name="T258">46h</text:span><text:span text:style-name="T284"> </text:span><text:span text:style-name="T285">(6)</text:span></text:p>
            <text:p><text:span text:style-name="T260">(&lt;TS&gt;)</text:span><text:span text:style-name="T261"> </text:span><text:span text:style-name="T292">(&gt;&gt;)</text:span><text:span text:style-name="T261"> </text:span><text:span text:style-name="T262">41h</text:span><text:span text:style-name="T263"> </text:span><text:span text:style-name="T279">(1)</text:span></text:p>
            <text:p><text:span text:style-name="T312">(&lt;TS&gt;)</text:span><text:span text:style-name="T313"> </text:span><text:span text:style-name="T314">(&gt;&gt;)</text:span><text:span text:style-name="T313"> </text:span><text:span text:style-name="T262">41h</text:span><text:span text:style-name="T263"> </text:span><text:span text:style-name="T262">42h</text:span><text:span text:style-name="T263"> </text:span><text:span text:style-name="T262">41h</text:span><text:span text:style-name="T263"> </text:span><text:span text:style-name="T262">42h</text:span><text:span text:style-name="T263"> </text:span><text:span text:style-name="T262">43h</text:span><text:span text:style-name="T263"> ... </text:span><text:span text:style-name="T279">(35)</text:span></text:p>
            <text:p><text:span text:style-name="T266">Or different, depending on chunk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3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61" office:value-type="string" calcext:value-type="string">
            <text:p><text:span text:style-name="T268">(&lt;TS&gt;)</text:span><text:span text:style-name="T269"> </text:span><text:span text:style-name="T304">(&gt;&gt;)</text:span><text:span text:style-name="T269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270">44h</text:span><text:span text:style-name="T126"> </text:span><text:span text:style-name="T127">(4)</text:span></text:p>
            <text:p><text:span text:style-name="T272">(</text:span><text:span text:style-name="T305">&lt;TS&gt;)</text:span><text:span text:style-name="T129"> </text:span><text:span text:style-name="T130">(&gt;&gt;)</text:span><text:span text:style-name="T129"> </text:span><text:span text:style-name="T270">45h</text:span><text:span text:style-name="T126"> </text:span><text:span text:style-name="T270">46h</text:span><text:span text:style-name="T126"> </text:span><text:span text:style-name="T127">(2)</text:span></text:p>
            <text:p><text:span text:style-name="T272">(</text:span><text:span text:style-name="T305">&lt;TS&gt;)</text:span><text:span text:style-name="T129"> </text:span><text:span text:style-name="T130">(&gt;&gt;)</text:span><text:span text:style-name="T129"> </text:span><text:span text:style-name="T270">41h</text:span><text:span text:style-name="T126"> </text:span><text:span text:style-name="T127">(1)</text:span></text:p>
            <text:p><text:span text:style-name="T272">(</text:span><text:span text:style-name="T305">&lt;TS&gt;)</text:span><text:span text:style-name="T129"> </text:span><text:span text:style-name="T130">(&gt;&gt;)</text:span><text:span text:style-name="T129"> </text:span><text:span text:style-name="T270">41h</text:span><text:span text:style-name="T126"> </text:span><text:span text:style-name="T270">42h</text:span><text:span text:style-name="T126"> </text:span><text:span text:style-name="T270">41h</text:span><text:span text:style-name="T126"> </text:span><text:span text:style-name="T270">42h</text:span><text:span text:style-name="T126"> </text:span><text:span text:style-name="T127">(4)</text:span></text:p>
            <text:p><text:span text:style-name="T272">(</text:span><text:span text:style-name="T305">&lt;TS&gt;)</text:span><text:span text:style-name="T129"> </text:span><text:span text:style-name="T130">(&gt;&gt;)</text:span><text:span text:style-name="T129"> </text:span><text:span text:style-name="T270">43h</text:span><text:span text:style-name="T126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127">(4)</text:span></text:p>
            <text:p><text:span text:style-name="T272">(</text:span><text:span text:style-name="T305">&lt;TS&gt;)</text:span><text:span text:style-name="T129"> </text:span><text:span text:style-name="T130">(&gt;&gt;)</text:span><text:span text:style-name="T129"> </text:span><text:span text:style-name="T270">44h</text:span><text:span text:style-name="T126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127">(4)</text:span></text:p>
            <text:p><text:span text:style-name="T272">(</text:span><text:span text:style-name="T305">&lt;TS&gt;)</text:span><text:span text:style-name="T129"> </text:span><text:span text:style-name="T130">(&gt;&gt;)</text:span><text:span text:style-name="T129"> </text:span><text:span text:style-name="T270">44h</text:span><text:span text:style-name="T126"> </text:span><text:span text:style-name="T270">45h</text:span><text:span text:style-name="T126"> </text:span><text:span text:style-name="T270">41h</text:span><text:span text:style-name="T126"> </text:span><text:span text:style-name="T270">42h</text:span><text:span text:style-name="T126"> </text:span><text:span text:style-name="T127">(4)</text:span></text:p>
            <text:p><text:span text:style-name="T272">(</text:span><text:span text:style-name="T305">&lt;TS&gt;)</text:span><text:span text:style-name="T129"> </text:span><text:span text:style-name="T130">(&gt;&gt;)</text:span><text:span text:style-name="T129"> </text:span><text:span text:style-name="T270">43h</text:span><text:span text:style-name="T126"> </text:span><text:span text:style-name="T270">44h</text:span><text:span text:style-name="T126"> </text:span><text:span text:style-name="T270">45h</text:span><text:span text:style-name="T126"> </text:span><text:span text:style-name="T270">46h</text:span><text:span text:style-name="T126"> </text:span><text:span text:style-name="T127">(4)</text:span></text:p>
            <text:p><text:span text:style-name="T272">(</text:span><text:span text:style-name="T305">&lt;TS&gt;)</text:span><text:span text:style-name="T129"> </text:span><text:span text:style-name="T130">(&gt;&gt;)</text:span><text:span text:style-name="T129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270">44h</text:span><text:span text:style-name="T126"> </text:span><text:span text:style-name="T127">(4)</text:span></text:p>
            <text:p><text:span text:style-name="T272">(</text:span><text:span text:style-name="T305">&lt;TS&gt;)</text:span><text:span text:style-name="T129"> </text:span><text:span text:style-name="T130">(&gt;&gt;)</text:span><text:span text:style-name="T129"> </text:span><text:span text:style-name="T270">45h</text:span><text:span text:style-name="T126"> </text:span><text:span text:style-name="T270">46h</text:span><text:span text:style-name="T126"> </text:span><text:span text:style-name="T270">47h</text:span><text:span text:style-name="T126"> </text:span><text:span text:style-name="T270">41h</text:span><text:span text:style-name="T126"> </text:span><text:span text:style-name="T127">(4)</text:span></text:p>
            <text:p><text:span text:style-name="T272">(</text:span><text:span text:style-name="T305">&lt;TS&gt;)</text:span><text:span text:style-name="T129"> </text:span><text:span text:style-name="T130">(&gt;&gt;)</text:span><text:span text:style-name="T129"> </text:span><text:span text:style-name="T270">42h</text:span><text:span text:style-name="T126"> </text:span><text:span text:style-name="T270">43h</text:span><text:span text:style-name="T126"> </text:span><text:span text:style-name="T270">44h</text:span><text:span text:style-name="T126"> </text:span><text:span text:style-name="T270">45h</text:span><text:span text:style-name="T126"> </text:span><text:span text:style-name="T127">(4)</text:span></text:p>
            <text:p><text:span text:style-name="T272">(</text:span><text:span text:style-name="T305">&lt;TS&gt;)</text:span><text:span text:style-name="T129"> </text:span><text:span text:style-name="T130">(&gt;&gt;)</text:span><text:span text:style-name="T129"> </text:span><text:span text:style-name="T270">46h</text:span><text:span text:style-name="T126"> </text:span><text:span text:style-name="T270">47h</text:span><text:span text:style-name="T126"> </text:span><text:span text:style-name="T270">48h</text:span><text:span text:style-name="T126"> </text:span><text:span text:style-name="T127">(3)</text:span></text:p>
            <text:p><text:span text:style-name="T266">Chunk and lenght line break are active now.</text:span></text:p>
          </table:table-cell>
          <table:table-cell table:number-columns-repeated="58"/>
        </table:table-row>
        <table:table-row table:style-name="ro24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61" office:value-type="string" calcext:value-type="string">
            <text:p><text:span text:style-name="T272">(</text:span><text:span text:style-name="T305">&lt;TS&gt;</text:span><text:span text:style-name="T268">)</text:span><text:span text:style-name="T269"> </text:span><text:span text:style-name="T304">(&gt;&gt;)</text:span><text:span text:style-name="T269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270">44h</text:span><text:span text:style-name="T126"> </text:span><text:span text:style-name="T127">(4)</text:span></text:p>
            <text:p><text:span text:style-name="T272">(</text:span><text:span text:style-name="T305">&lt;TS&gt;)</text:span><text:span text:style-name="T129"> </text:span><text:span text:style-name="T130">(&gt;&gt;)</text:span><text:span text:style-name="T129"> </text:span><text:span text:style-name="T270">45h</text:span><text:span text:style-name="T126"> </text:span><text:span text:style-name="T270">46h</text:span><text:span text:style-name="T126"> </text:span><text:span text:style-name="T270">41h</text:span><text:span text:style-name="T126"> </text:span><text:span text:style-name="T270">41h</text:span><text:span text:style-name="T126"> </text:span><text:span text:style-name="T127">(4)</text:span></text:p>
            <text:p><text:span text:style-name="T272">(</text:span><text:span text:style-name="T305">&lt;TS&gt;)</text:span><text:span text:style-name="T129"> </text:span><text:span text:style-name="T130">(&gt;&gt;)</text:span><text:span text:style-name="T129"> </text:span><text:span text:style-name="T270">42h</text:span><text:span text:style-name="T126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127">(4)</text:span></text:p>
            <text:p><text:span text:style-name="T272">(</text:span><text:span text:style-name="T305">&lt;TS&gt;)</text:span><text:span text:style-name="T129"> </text:span><text:span text:style-name="T130">(&gt;&gt;)</text:span><text:span text:style-name="T129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270">44h</text:span><text:span text:style-name="T126"> </text:span><text:span text:style-name="T127">(4)</text:span></text:p>
            <text:p><text:span text:style-name="T272">(</text:span><text:span text:style-name="T305">&lt;TS&gt;)</text:span><text:span text:style-name="T129"> </text:span><text:span text:style-name="T130">(&gt;&gt;)</text:span><text:span text:style-name="T129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270">44h</text:span><text:span text:style-name="T126"> </text:span><text:span text:style-name="T127">(4)</text:span></text:p>
            <text:p><text:span text:style-name="T272">(</text:span><text:span text:style-name="T305">&lt;TS&gt;)</text:span><text:span text:style-name="T129"> </text:span><text:span text:style-name="T130">(&gt;&gt;)</text:span><text:span text:style-name="T129"> </text:span><text:span text:style-name="T270">45h</text:span><text:span text:style-name="T126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127">(4)</text:span></text:p>
            <text:p><text:span text:style-name="T272">(</text:span><text:span text:style-name="T305">&lt;TS&gt;)</text:span><text:span text:style-name="T129"> </text:span><text:span text:style-name="T130">(&gt;&gt;)</text:span><text:span text:style-name="T129"> </text:span><text:span text:style-name="T270">44h</text:span><text:span text:style-name="T126"> </text:span><text:span text:style-name="T270">45h</text:span><text:span text:style-name="T126"> </text:span><text:span text:style-name="T270">46h</text:span><text:span text:style-name="T126"> </text:span><text:span text:style-name="T270">41h</text:span><text:span text:style-name="T126"> </text:span><text:span text:style-name="T127">(4)</text:span></text:p>
            <text:p><text:span text:style-name="T272">(</text:span><text:span text:style-name="T305">&lt;TS&gt;)</text:span><text:span text:style-name="T129"> </text:span><text:span text:style-name="T130">(&gt;&gt;)</text:span><text:span text:style-name="T129"> </text:span><text:span text:style-name="T270">42h</text:span><text:span text:style-name="T126"> </text:span><text:span text:style-name="T270">43h</text:span><text:span text:style-name="T126"> </text:span><text:span text:style-name="T270">44h</text:span><text:span text:style-name="T126"> </text:span><text:span text:style-name="T270">45h</text:span><text:span text:style-name="T126"> </text:span><text:span text:style-name="T127">(4)</text:span></text:p>
            <text:p><text:span text:style-name="T272">(</text:span><text:span text:style-name="T305">&lt;TS&gt;)</text:span><text:span text:style-name="T129"> </text:span><text:span text:style-name="T130">(&gt;&gt;)</text:span><text:span text:style-name="T129"> </text:span><text:span text:style-name="T270">46h</text:span><text:span text:style-name="T126"> </text:span><text:span text:style-name="T270">47h</text:span><text:span text:style-name="T126"> </text:span><text:span text:style-name="T270">41h</text:span><text:span text:style-name="T126"> </text:span><text:span text:style-name="T270">42h</text:span><text:span text:style-name="T126"> </text:span><text:span text:style-name="T127">(4)</text:span></text:p>
            <text:p><text:span text:style-name="T272">(</text:span><text:span text:style-name="T305">&lt;TS&gt;)</text:span><text:span text:style-name="T129"> </text:span><text:span text:style-name="T130">(&gt;&gt;)</text:span><text:span text:style-name="T129"> </text:span><text:span text:style-name="T270">43h</text:span><text:span text:style-name="T126"> </text:span><text:span text:style-name="T270">44h</text:span><text:span text:style-name="T126"> </text:span><text:span text:style-name="T270">45h</text:span><text:span text:style-name="T126"> </text:span><text:span text:style-name="T270">46h</text:span><text:span text:style-name="T126"> </text:span><text:span text:style-name="T127">(4)</text:span></text:p>
            <text:p><text:span text:style-name="T305">(&lt;TS&gt;)</text:span><text:span text:style-name="T129"> </text:span><text:span text:style-name="T130">(&gt;&gt;)</text:span><text:span text:style-name="T129"> </text:span><text:span text:style-name="T270">47h</text:span><text:span text:style-name="T126"> </text:span><text:span text:style-name="T270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23">In receiving terminal, disable [Settings... &gt; Text... &gt; Break lines after 4 lines]</text:span></text:p>
            <text:p><text:span text:style-name="T123">In receiving terminal, enable [Settings... &gt; Text... &gt; Break lines after time-out of]</text:span></text:p>
            <text:p>Confirm</text:p>
          </table:table-cell>
          <table:table-cell/>
          <table:table-cell table:style-name="ce70" office:value-type="string" calcext:value-type="string">
            <text:p><text:span text:style-name="T256">(&lt;TS&gt;)</text:span><text:span text:style-name="T257"> </text:span><text:span text:style-name="T282">(&gt;&gt;)</text:span><text:span text:style-name="T257"> </text:span><text:span text:style-name="T258">41h</text:span><text:span text:style-name="T284"> </text:span><text:span text:style-name="T258">42h</text:span><text:span text:style-name="T284"> </text:span><text:span text:style-name="T258">43h</text:span><text:span text:style-name="T284"> </text:span><text:span text:style-name="T258">44h</text:span><text:span text:style-name="T284"> </text:span><text:span text:style-name="T258">45h</text:span><text:span text:style-name="T284"> </text:span><text:span text:style-name="T258">46h</text:span><text:span text:style-name="T284"> </text:span><text:span text:style-name="T285">(6)</text:span></text:p>
            <text:p><text:span text:style-name="T256">(&lt;TS&gt;)</text:span><text:span text:style-name="T257"> </text:span><text:span text:style-name="T282">(&gt;&gt;)</text:span><text:span text:style-name="T257"> </text:span><text:span text:style-name="T258">41h</text:span><text:span text:style-name="T284"> </text:span><text:span text:style-name="T258">41h</text:span><text:span text:style-name="T284"> </text:span><text:span text:style-name="T262">42h</text:span><text:span text:style-name="T263"> </text:span><text:span text:style-name="T262">41h</text:span><text:span text:style-name="T263"> </text:span><text:span text:style-name="T262">42h</text:span><text:span text:style-name="T263"> </text:span><text:span text:style-name="T262">43h</text:span><text:span text:style-name="T263"> ... </text:span><text:span text:style-name="T279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<text:span text:style-name="T123">A\!(EOL)AB\!(Delay(1000))ABC</text:span></text:p>
          </table:table-cell>
          <table:table-cell table:style-name="ce70" office:value-type="string" calcext:value-type="string">
            <text:p><text:span text:style-name="T316">[Error: EOL keyword is not supported for binary terminals!]</text:span></text:p>
            <text:p><text:span text:style-name="T311">(&lt;TS&gt;)</text:span><text:span text:style-name="T317"> </text:span><text:span text:style-name="T318">(&lt;&lt;)</text:span><text:span text:style-name="T317"> </text:span><text:span text:style-name="T319">41h</text:span><text:span text:style-name="T320"> </text:span><text:span text:style-name="T315">41h</text:span><text:span text:style-name="T263"> </text:span><text:span text:style-name="T315">42h</text:span><text:span text:style-name="T263"> </text:span><text:span text:style-name="T279">(3)</text:span></text:p>
            <text:p><text:span text:style-name="T311">(&lt;TS&gt;)</text:span><text:span text:style-name="T313"> </text:span><text:span text:style-name="T314">(&lt;&lt;)</text:span><text:span text:style-name="T313"> </text:span><text:span text:style-name="T315">41h</text:span><text:span text:style-name="T263"> </text:span><text:span text:style-name="T315">42h</text:span><text:span text:style-name="T263"> </text:span><text:span text:style-name="T315">43h</text:span><text:span text:style-name="T263"> </text:span><text:span text:style-name="T279">(3)</text:span></text:p>
            <text:p><text:span text:style-name="T266">Note bugs #211 and #352 regarding suboptiomal position.</text:span></text:p>
          </table:table-cell>
          <table:table-cell office:value-type="string" calcext:value-type="string">
            <text:p><text:span text:style-name="T268">(&lt;TS&gt;)</text:span><text:span text:style-name="T269"> </text:span><text:span text:style-name="T304">(&gt;&gt;)</text:span><text:span text:style-name="T269"> </text:span><text:span text:style-name="T270">41h</text:span><text:span text:style-name="T126"> </text:span><text:span text:style-name="T270">41h</text:span><text:span text:style-name="T126"> </text:span><text:span text:style-name="T270">42h</text:span><text:span text:style-name="T126"> </text:span><text:span text:style-name="T127">(3)</text:span></text:p>
            <text:p><text:span text:style-name="T305">(&lt;TS&gt;)</text:span><text:span text:style-name="T129"> </text:span><text:span text:style-name="T130">(&gt;&gt;)</text:span><text:span text:style-name="T129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127">(3)</text:span></text:p>
          </table:table-cell>
          <table:table-cell table:number-columns-repeated="58"/>
        </table:table-row>
        <table:table-row table:style-name="ro25">
          <table:table-cell table:number-columns-repeated="3"/>
          <table:table-cell office:value-type="string" calcext:value-type="string">
            <text:p>In sending terminal, send:</text:p>
            <text:p><text:span text:style-name="T123">&lt;2 lines...&gt; [A] [B\!(Delay(1000))ABC]</text:span></text:p>
          </table:table-cell>
          <table:table-cell office:value-type="string" calcext:value-type="string">
            <text:p><text:span text:style-name="T316">[Error: EOL keyword is not supported for binary terminals!]</text:span></text:p>
            <text:p><text:span text:style-name="T256">(&lt;TS&gt;)</text:span><text:span text:style-name="T257"> </text:span><text:span text:style-name="T282">(&lt;&lt;)</text:span><text:span text:style-name="T257"> </text:span><text:span text:style-name="T286">41h</text:span><text:span text:style-name="T284"> </text:span><text:span text:style-name="T286">41h</text:span><text:span text:style-name="T284"> </text:span><text:span text:style-name="T286">42h</text:span><text:span text:style-name="T284"> </text:span><text:span text:style-name="T285">(3)</text:span></text:p>
            <text:p><text:span text:style-name="T256">(&lt;TS&gt;)</text:span><text:span text:style-name="T257"> </text:span><text:span text:style-name="T282">(&lt;&lt;)</text:span><text:span text:style-name="T257"> </text:span><text:span text:style-name="T286">41h</text:span><text:span text:style-name="T284"> </text:span><text:span text:style-name="T286">42h</text:span><text:span text:style-name="T284"> </text:span><text:span text:style-name="T286">43h</text:span><text:span text:style-name="T284"> </text:span><text:span text:style-name="T285">(3)</text:span></text:p>
            <text:p><text:span text:style-name="T256">(&lt;TS&gt;</text:span><text:span text:style-name="T268">)</text:span><text:span text:style-name="T269"> </text:span><text:span text:style-name="T304">(&lt;&lt;)</text:span><text:span text:style-name="T269"> </text:span><text:span text:style-name="T283">41h</text:span><text:span text:style-name="T126"> </text:span><text:span text:style-name="T127">(1)</text:span></text:p>
            <text:p><text:span text:style-name="T256">(&lt;TS&gt;</text:span><text:span text:style-name="T305">)</text:span><text:span text:style-name="T129"> </text:span><text:span text:style-name="T130">(&lt;&lt;)</text:span><text:span text:style-name="T129"> </text:span><text:span text:style-name="T283">42h</text:span><text:span text:style-name="T126"> </text:span><text:span text:style-name="T127">(1)</text:span></text:p>
            <text:p><text:span text:style-name="T305">(&lt;TS&gt;)</text:span><text:span text:style-name="T129"> </text:span><text:span text:style-name="T130">(&lt;&lt;)</text:span><text:span text:style-name="T129"> </text:span><text:span text:style-name="T283">41h</text:span><text:span text:style-name="T126"> </text:span><text:span text:style-name="T283">42h</text:span><text:span text:style-name="T126"> </text:span><text:span text:style-name="T283">43h</text:span><text:span text:style-name="T126"> </text:span><text:span text:style-name="T127">(3)</text:span></text:p>
          </table:table-cell>
          <table:table-cell office:value-type="string" calcext:value-type="string">
            <text:p><text:span text:style-name="T256">(&lt;TS&gt;)</text:span><text:span text:style-name="T257"> </text:span><text:span text:style-name="T282">(&gt;&gt;)</text:span><text:span text:style-name="T257"> </text:span><text:span text:style-name="T258">41h</text:span><text:span text:style-name="T284"> </text:span><text:span text:style-name="T258">41h</text:span><text:span text:style-name="T284"> </text:span><text:span text:style-name="T258">42h</text:span><text:span text:style-name="T284"> </text:span><text:span text:style-name="T285">(3)</text:span></text:p>
            <text:p><text:span text:style-name="T256">(&lt;TS&gt;)</text:span><text:span text:style-name="T257"> </text:span><text:span text:style-name="T282">(&gt;&gt;)</text:span><text:span text:style-name="T257"> </text:span><text:span text:style-name="T258">41h</text:span><text:span text:style-name="T284"> </text:span><text:span text:style-name="T258">42h</text:span><text:span text:style-name="T284"> </text:span><text:span text:style-name="T258">43h</text:span><text:span text:style-name="T284"> </text:span><text:span text:style-name="T285">(3)</text:span></text:p>
            <text:p><text:span text:style-name="T256">(&lt;TS&gt;</text:span><text:span text:style-name="T268">)</text:span><text:span text:style-name="T269"> </text:span><text:span text:style-name="T304">(&gt;&gt;)</text:span><text:span text:style-name="T269"> </text:span><text:span text:style-name="T270">41h</text:span><text:span text:style-name="T126"> </text:span><text:span text:style-name="T270">42h</text:span><text:span text:style-name="T126"> </text:span><text:span text:style-name="T127">(2)</text:span></text:p>
            <text:p><text:span text:style-name="T305">(&lt;TS&gt;)</text:span><text:span text:style-name="T129"> </text:span><text:span text:style-name="T130">(&gt;&gt;)</text:span><text:span text:style-name="T129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127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23">In receiving terminal, disable [Settings... &gt; Text... &gt; Break lines after time-out of]</text:span></text:p>
            <text:p><text:span text:style-name="T123">In receiving terminal, enable [Settings... &gt; Text... &gt; Break lines before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311">(&lt;TS&gt;)</text:span><text:span text:style-name="T317"> </text:span><text:span text:style-name="T318">(&gt;&gt;)</text:span><text:span text:style-name="T317"> </text:span><text:span text:style-name="T328">41h</text:span><text:span text:style-name="T320"> </text:span><text:span text:style-name="T328">41h</text:span><text:span text:style-name="T320"> </text:span><text:span text:style-name="T328">42h</text:span><text:span text:style-name="T320"> </text:span><text:span text:style-name="T329">(3)</text:span></text:p>
            <text:p><text:span text:style-name="T311">(&lt;TS&gt;)</text:span><text:span text:style-name="T317"> </text:span><text:span text:style-name="T318">(&gt;&gt;)</text:span><text:span text:style-name="T317"> </text:span><text:span text:style-name="T328">41h</text:span><text:span text:style-name="T320"> </text:span><text:span text:style-name="T328">42h</text:span><text:span text:style-name="T320"> </text:span><text:span text:style-name="T328">43h</text:span><text:span text:style-name="T320"> </text:span><text:span text:style-name="T262">41h</text:span><text:span text:style-name="T263"> </text:span><text:span text:style-name="T262">42h</text:span><text:span text:style-name="T263"> </text:span><text:span text:style-name="T279">(5)</text:span></text:p>
            <text:p><text:span text:style-name="T312">(&lt;TS&gt;)</text:span><text:span text:style-name="T313"> </text:span><text:span text:style-name="T314">(&gt;&gt;)</text:span><text:span text:style-name="T313"> </text:span><text:span text:style-name="T262">41h</text:span><text:span text:style-name="T263"> </text:span><text:span text:style-name="T262">42h</text:span><text:span text:style-name="T263"> </text:span><text:span text:style-name="T262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23">ABCDEF</text:span></text:p>
          </table:table-cell>
          <table:table-cell/>
          <table:table-cell table:style-name="ce87" office:value-type="string" calcext:value-type="string">
            <text:p><text:span text:style-name="T268">(&lt;TS&gt;)</text:span><text:span text:style-name="T269"> </text:span><text:span text:style-name="T304">(&gt;&gt;)</text:span><text:span text:style-name="T269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270">44h</text:span><text:span text:style-name="T126"> </text:span><text:span text:style-name="T270">45h</text:span><text:span text:style-name="T126"> </text:span><text:span text:style-name="T270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23">ABCDEF</text:span></text:p>
          </table:table-cell>
          <table:table-cell/>
          <table:table-cell office:value-type="string" calcext:value-type="string">
            <text:p><text:span text:style-name="T268">(&lt;TS&gt;)</text:span><text:span text:style-name="T269"> </text:span><text:span text:style-name="T304">(&gt;&gt;)</text:span><text:span text:style-name="T269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270">44h</text:span><text:span text:style-name="T126"> </text:span><text:span text:style-name="T270">45h</text:span><text:span text:style-name="T126"> </text:span><text:span text:style-name="T270">46h</text:span><text:span text:style-name="T126"> </text:span><text:span text:style-name="T127">(6)</text:span></text:p>
            <text:p><text:span text:style-name="T305">(&lt;TS&gt;)</text:span><text:span text:style-name="T129"> </text:span><text:span text:style-name="T130">(&gt;&gt;)</text:span><text:span text:style-name="T129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270">44h</text:span><text:span text:style-name="T126"> </text:span><text:span text:style-name="T270">45h</text:span><text:span text:style-name="T126"> </text:span><text:span text:style-name="T270">46h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23">123ABC123</text:span></text:p>
          </table:table-cell>
          <table:table-cell/>
          <table:table-cell office:value-type="string" calcext:value-type="string">
            <text:p><text:span text:style-name="T268">(&lt;TS&gt;)</text:span><text:span text:style-name="T269"> </text:span><text:span text:style-name="T304">(&gt;&gt;)</text:span><text:span text:style-name="T269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270">44h</text:span><text:span text:style-name="T126"> </text:span><text:span text:style-name="T270">45h</text:span><text:span text:style-name="T126"> </text:span><text:span text:style-name="T270">46h</text:span><text:span text:style-name="T126"> </text:span><text:span text:style-name="T127">(6)</text:span></text:p>
            <text:p><text:span text:style-name="T256">(&lt;TS&gt;</text:span><text:span text:style-name="T305">)</text:span><text:span text:style-name="T129"> </text:span><text:span text:style-name="T130">(&gt;&gt;)</text:span><text:span text:style-name="T129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270">44h</text:span><text:span text:style-name="T126"> </text:span><text:span text:style-name="T270">45h</text:span><text:span text:style-name="T126"> </text:span><text:span text:style-name="T270">46h</text:span><text:span text:style-name="T126"> </text:span><text:span text:style-name="T270">31h</text:span><text:span text:style-name="T126"> </text:span><text:span text:style-name="T270">32h</text:span><text:span text:style-name="T126"> </text:span><text:span text:style-name="T270">33h</text:span><text:span text:style-name="T126"> </text:span><text:span text:style-name="T127">(9)</text:span></text:p>
            <text:p><text:span text:style-name="T256">(&lt;TS&gt;</text:span><text:span text:style-name="T305">)</text:span><text:span text:style-name="T129"> </text:span><text:span text:style-name="T130">(&gt;&gt;)</text:span><text:span text:style-name="T129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270">31h</text:span><text:span text:style-name="T126"> </text:span><text:span text:style-name="T270">32h</text:span><text:span text:style-name="T126"> </text:span><text:span text:style-name="T270">33h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<text:span text:style-name="T123">123ABC123</text:span></text:p>
          </table:table-cell>
          <table:table-cell/>
          <table:table-cell office:value-type="string" calcext:value-type="string">
            <text:p><text:span text:style-name="T256">(&lt;TS&gt;</text:span><text:span text:style-name="T268">)</text:span><text:span text:style-name="T269"> </text:span><text:span text:style-name="T304">(&gt;&gt;)</text:span><text:span text:style-name="T269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270">44h</text:span><text:span text:style-name="T126"> </text:span><text:span text:style-name="T270">45h</text:span><text:span text:style-name="T126"> </text:span><text:span text:style-name="T270">46h</text:span><text:span text:style-name="T126"> </text:span><text:span text:style-name="T127">(6)</text:span></text:p>
            <text:p><text:span text:style-name="T256">(&lt;TS&gt;</text:span><text:span text:style-name="T305">)</text:span><text:span text:style-name="T129"> </text:span><text:span text:style-name="T130">(&gt;&gt;)</text:span><text:span text:style-name="T129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270">44h</text:span><text:span text:style-name="T126"> </text:span><text:span text:style-name="T270">45h</text:span><text:span text:style-name="T126"> </text:span><text:span text:style-name="T270">46h</text:span><text:span text:style-name="T126"> </text:span><text:span text:style-name="T270">31h</text:span><text:span text:style-name="T126"> </text:span><text:span text:style-name="T270">32h</text:span><text:span text:style-name="T126"> </text:span><text:span text:style-name="T270">33h</text:span><text:span text:style-name="T126"> </text:span><text:span text:style-name="T127">(9)</text:span></text:p>
            <text:p><text:span text:style-name="T256">(&lt;TS&gt;</text:span><text:span text:style-name="T305">)</text:span><text:span text:style-name="T129"> </text:span><text:span text:style-name="T130">(&gt;&gt;)</text:span><text:span text:style-name="T129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270">31h</text:span><text:span text:style-name="T126"> </text:span><text:span text:style-name="T270">32h</text:span><text:span text:style-name="T126"> </text:span><text:span text:style-name="T270">33h</text:span><text:span text:style-name="T126"> </text:span><text:span text:style-name="T270">31h</text:span><text:span text:style-name="T126"> </text:span><text:span text:style-name="T270">32h</text:span><text:span text:style-name="T126"> </text:span><text:span text:style-name="T270">33h</text:span><text:span text:style-name="T126"> </text:span><text:span text:style-name="T127">(9)</text:span></text:p>
            <text:p><text:span text:style-name="T305">(&lt;TS&gt;)</text:span><text:span text:style-name="T129"> </text:span><text:span text:style-name="T130">(&gt;&gt;)</text:span><text:span text:style-name="T129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270">31h</text:span><text:span text:style-name="T126"> </text:span><text:span text:style-name="T270">32h</text:span><text:span text:style-name="T126"> </text:span><text:span text:style-name="T270">33h</text:span></text:p>
          </table:table-cell>
          <table:table-cell table:number-columns-repeated="58"/>
        </table:table-row>
        <table:table-row table:style-name="ro26">
          <table:table-cell table:number-columns-repeated="3"/>
          <table:table-cell office:value-type="string" calcext:value-type="string">
            <text:p>In sending terminal, send:</text:p>
            <text:p><text:span text:style-name="T123">&lt;2 lines...&gt; [A] [B\!(Delay(1000))ABC]</text:span></text:p>
          </table:table-cell>
          <table:table-cell/>
          <table:table-cell office:value-type="string" calcext:value-type="string">
            <text:p><text:span text:style-name="T268">(&lt;TS&gt;)</text:span><text:span text:style-name="T269"> </text:span><text:span text:style-name="T304">(&gt;&gt;)</text:span><text:span text:style-name="T269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270">44h</text:span><text:span text:style-name="T126"> </text:span><text:span text:style-name="T270">45h</text:span><text:span text:style-name="T126"> </text:span><text:span text:style-name="T270">46h</text:span><text:span text:style-name="T126"> </text:span><text:span text:style-name="T127">(6)</text:span></text:p>
            <text:p><text:span text:style-name="T256">(&lt;TS&gt;</text:span><text:span text:style-name="T305">)</text:span><text:span text:style-name="T129"> </text:span><text:span text:style-name="T130">(&gt;&gt;)</text:span><text:span text:style-name="T129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270">44h</text:span><text:span text:style-name="T126"> </text:span><text:span text:style-name="T270">45h</text:span><text:span text:style-name="T126"> </text:span><text:span text:style-name="T270">46h</text:span><text:span text:style-name="T126"> </text:span><text:span text:style-name="T270">31h</text:span><text:span text:style-name="T126"> </text:span><text:span text:style-name="T270">32h</text:span><text:span text:style-name="T126"> </text:span><text:span text:style-name="T270">33h</text:span><text:span text:style-name="T126"> </text:span><text:span text:style-name="T127">(9)</text:span></text:p>
            <text:p><text:span text:style-name="T256">(&lt;TS&gt;</text:span><text:span text:style-name="T305">)</text:span><text:span text:style-name="T129"> </text:span><text:span text:style-name="T130">(&gt;&gt;)</text:span><text:span text:style-name="T129"> </text:span><text:span text:style-name="T270">41h</text:span><text:span text:style-name="T126"> </text:span><text:span text:style-name="T270">42h</text:span><text:span text:style-name="T126"> </text:span><text:span text:style-name="T270">43h</text:span><text:span text:style-name="T126"> </text:span><text:span text:style-name="T270">31h</text:span><text:span text:style-name="T126"> </text:span><text:span text:style-name="T270">32h</text:span><text:span text:style-name="T126"> </text:span><text:span text:style-name="T270">33h</text:span><text:span text:style-name="T126"> </text:span><text:span text:style-name="T270">31h</text:span><text:span text:style-name="T126"> </text:span><text:span text:style-name="T270">32h</text:span><text:span text:style-name="T126"> </text:span><text:span text:style-name="T270">33h</text:span><text:span text:style-name="T126"> </text:span><text:span text:style-name="T127">(9)</text:span></text:p>
            <text:p><text:span text:style-name="T256">(&lt;TS&gt;)</text:span><text:span text:style-name="T257"> </text:span><text:span text:style-name="T282">(&gt;&gt;)</text:span><text:span text:style-name="T257"> </text:span><text:span text:style-name="T258">41h</text:span><text:span text:style-name="T284"> </text:span><text:span text:style-name="T258">42h</text:span><text:span text:style-name="T284"> </text:span><text:span text:style-name="T258">43h</text:span><text:span text:style-name="T284"> </text:span><text:span text:style-name="T258">31h</text:span><text:span text:style-name="T284"> </text:span><text:span text:style-name="T258">32h</text:span><text:span text:style-name="T284"> </text:span><text:span text:style-name="T258">33h</text:span><text:span text:style-name="T284"> </text:span><text:span text:style-name="T258">41h</text:span><text:span text:style-name="T284"> </text:span><text:span text:style-name="T270">42h</text:span><text:span text:style-name="T126"> </text:span><text:span text:style-name="T127">(8)</text:span></text:p>
            <text:p><text:span text:style-name="T256">(&lt;TS&gt;</text:span><text:span text:style-name="T305">)</text:span><text:span text:style-name="T129"> </text:span><text:span text:style-name="T130">(&gt;&gt;)</text:span><text:span text:style-name="T129"> </text:span><text:span text:style-name="T270">41h</text:span><text:span text:style-name="T126"> </text:span><text:span text:style-name="T270">42h</text:span><text:span text:style-name="T126"> </text:span><text:span text:style-name="T270">43h</text:span></text:p>
            <text:p><text:span text:style-name="T266">Note that </text:span><text:span text:style-name="T330">41h</text:span><text:span text:style-name="T331"> </text:span><text:span text:style-name="T332">42h</text:span><text:span text:style-name="T331"> </text:span><text:span text:style-name="T333">(8)</text:span><text:span text:style-name="T334"> will only be appended after the delay,</text:span></text:p>
            <text:p><text:span text:style-name="T266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23">In receiving terminal, enable [Settings... &gt; Text... &gt; Break lines before sequence]</text:span></text:p>
            <text:p><text:span text:style-name="T123">In receiving terminal, enable [Settings... &gt; Text... &gt; Break lines after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311">(&lt;TS&gt;</text:span><text:span text:style-name="T260">)</text:span><text:span text:style-name="T261"> </text:span><text:span text:style-name="T292">(&gt;&gt;)</text:span><text:span text:style-name="T261"> </text:span><text:span text:style-name="T262">41h</text:span><text:span text:style-name="T263"> </text:span><text:span text:style-name="T262">42h</text:span><text:span text:style-name="T263"> </text:span><text:span text:style-name="T262">43h</text:span><text:span text:style-name="T263"> </text:span><text:span text:style-name="T262">44h</text:span><text:span text:style-name="T263"> </text:span><text:span text:style-name="T262">45h</text:span><text:span text:style-name="T263"> </text:span><text:span text:style-name="T262">46h</text:span><text:span text:style-name="T263"> </text:span><text:span text:style-name="T262">41h</text:span><text:span text:style-name="T263"> </text:span><text:span text:style-name="T262">42h</text:span><text:span text:style-name="T263"> </text:span><text:span text:style-name="T262">43h</text:span><text:span text:style-name="T263"> </text:span><text:span text:style-name="T262">44h</text:span><text:span text:style-name="T263"> </text:span><text:span text:style-name="T262">45h</text:span><text:span text:style-name="T263"> </text:span><text:span text:style-name="T262">46h</text:span><text:span text:style-name="T263"> </text:span><text:span text:style-name="T262">31h</text:span><text:span text:style-name="T263"> </text:span><text:span text:style-name="T262">32h</text:span><text:span text:style-name="T263"> </text:span><text:span text:style-name="T262">33h ...</text:span></text:p>
            <text:p><text:span text:style-name="T266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23">23&lt;NUL&gt;1</text:span></text:p>
          </table:table-cell>
          <table:table-cell/>
          <table:table-cell office:value-type="string" calcext:value-type="string">
            <text:p><text:span text:style-name="T256">(&lt;TS&gt;</text:span><text:span text:style-name="T268">)</text:span><text:span text:style-name="T269"> </text:span><text:span text:style-name="T304">(&gt;&gt;)</text:span><text:span text:style-name="T269"> </text:span><text:span text:style-name="T270">32h</text:span><text:span text:style-name="T126"> </text:span><text:span text:style-name="T270">33h</text:span><text:span text:style-name="T126"> </text:span><text:span text:style-name="T127">(2)</text:span></text:p>
            <text:p><text:span text:style-name="T256">(&lt;TS&gt;</text:span><text:span text:style-name="T305">)</text:span><text:span text:style-name="T129"> </text:span><text:span text:style-name="T130">(&gt;&gt;)</text:span><text:span text:style-name="T129"> </text:span><text:span text:style-name="T270">31h</text:span></text:p>
            <text:p><text:span text:style-name="T266">Note that &lt;NUL&gt; is currently being hidden.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23">23&lt;NUL&gt;1</text:span></text:p>
          </table:table-cell>
          <table:table-cell/>
          <table:table-cell table:style-name="ce70" office:value-type="string" calcext:value-type="string">
            <text:p><text:span text:style-name="T311">(&lt;TS&gt;</text:span><text:span text:style-name="T260">)</text:span><text:span text:style-name="T261"> </text:span><text:span text:style-name="T292">(&gt;&gt;)</text:span><text:span text:style-name="T261"> </text:span><text:span text:style-name="T262">32h</text:span><text:span text:style-name="T263"> </text:span><text:span text:style-name="T262">33h</text:span><text:span text:style-name="T263"> </text:span><text:span text:style-name="T279">(2)</text:span></text:p>
            <text:p><text:span text:style-name="T311">(&lt;TS&gt;</text:span><text:span text:style-name="T312">)</text:span><text:span text:style-name="T313"> </text:span><text:span text:style-name="T314">(&gt;&gt;)</text:span><text:span text:style-name="T313"> </text:span><text:span text:style-name="T262">31h</text:span><text:span text:style-name="T263"> </text:span><text:span text:style-name="T262">32h</text:span><text:span text:style-name="T263"> </text:span><text:span text:style-name="T262">33h</text:span><text:span text:style-name="T263"> </text:span><text:span text:style-name="T279">(3)</text:span></text:p>
            <text:p><text:span text:style-name="T311">(&lt;TS&gt;</text:span><text:span text:style-name="T312">)</text:span><text:span text:style-name="T313"> </text:span><text:span text:style-name="T314">(&gt;&gt;)</text:span><text:span text:style-name="T313"> </text:span><text:span text:style-name="T262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3"/>
          <table:table-cell office:value-type="string" calcext:value-type="string">
            <text:p><text:span text:style-name="T123">In receiving terminal, disable [Settings... &gt; Advanced... &gt; Hide 0x00]</text:span></text:p>
            <text:p><text:span text:style-name="T123">Confirm</text:span></text:p>
          </table:table-cell>
          <table:table-cell/>
          <table:table-cell table:style-name="ce70" office:value-type="string" calcext:value-type="string">
            <text:p><text:span text:style-name="T311">(&lt;TS&gt;</text:span><text:span text:style-name="T260">)</text:span><text:span text:style-name="T261"> </text:span><text:span text:style-name="T292">(&gt;&gt;)</text:span><text:span text:style-name="T261"> </text:span><text:span text:style-name="T262">32h</text:span><text:span text:style-name="T263"> </text:span><text:span text:style-name="T262">33h</text:span><text:span text:style-name="T263"> </text:span><text:span text:style-name="T262">00h</text:span><text:span text:style-name="T263"> </text:span><text:span text:style-name="T279">(3)</text:span></text:p>
            <text:p><text:span text:style-name="T311">(&lt;TS&gt;</text:span><text:span text:style-name="T312">)</text:span><text:span text:style-name="T313"> </text:span><text:span text:style-name="T314">(&gt;&gt;)</text:span><text:span text:style-name="T313"> </text:span><text:span text:style-name="T262">31h</text:span><text:span text:style-name="T263"> </text:span><text:span text:style-name="T262">32h</text:span><text:span text:style-name="T263"> </text:span><text:span text:style-name="T262">33h</text:span><text:span text:style-name="T263"> </text:span><text:span text:style-name="T262">00h</text:span><text:span text:style-name="T263"> </text:span><text:span text:style-name="T279">(4)</text:span></text:p>
            <text:p><text:span text:style-name="T311">(&lt;TS&gt;</text:span><text:span text:style-name="T312">)</text:span><text:span text:style-name="T313"> </text:span><text:span text:style-name="T314">(&gt;&gt;)</text:span><text:span text:style-name="T313"> </text:span><text:span text:style-name="T262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office:forms form:automatic-focus="false" form:apply-design-mode="false"/>
        <table:table-column table:style-name="co9" table:default-cell-style-name="ce45"/>
        <table:table-column table:style-name="co23" table:default-cell-style-name="ce45"/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27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s on temporary storag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/>
          <table:table-cell table:style-name="ce88" office:value-type="string" calcext:value-type="string">
            <text:p><text:span text:style-name="T123">FR #380 requests to </text:span>automate this te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Workspace &gt; Save As...]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  <text:p>File stamp of .yat files get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9" table:default-cell-style-name="ce45"/>
        <table:table-column table:style-name="co28" table:default-cell-style-name="ce45"/>
        <table:table-column table:style-name="co29" table:default-cell-style-name="ce45"/>
        <table:table-column table:style-name="co30" table:default-cell-style-name="ce45"/>
        <table:table-column table:style-name="co25" table:default-cell-style-name="ce45"/>
        <table:table-column table:style-name="co31" table:default-cell-style-name="ce45"/>
        <table:table-column table:style-name="co32" table:default-cell-style-name="ce45"/>
        <table:table-column table:style-name="co7" table:number-columns-repeated="57" table:default-cell-style-name="ce45"/>
        <table:table-column table:style-name="co7" table:default-cell-style-name="Default"/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23">Menu &gt; Receive &gt; Automatic Action &gt; Deactivate is disabled</text:span></text:p>
            <text:p><text:span text:style-name="T123">Menu &gt; Receive &gt; Automatic Action &gt; Trigger &gt; Use Text &amp; Co. Is disabled</text:span></text:p>
            <text:p><text:span text:style-name="T123">Tool bar icons are equally disabl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<text:span text:style-name="T123">S</text:span>elect trigger = [Any Line]</text:p>
          </table:table-cell>
          <table:table-cell office:value-type="string" calcext:value-type="string">
            <text:p><text:span text:style-name="T123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23">Menu &gt; Receive</text:span> &gt; Automatic Action is checked now</text:p>
            <text:p><text:span text:style-name="T123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23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23">[Send Text] must be listed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Send Text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 45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23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23">Trigger is still highlighted</text:span></text:p>
            <text:p><text:span text:style-name="T123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Predefined Command 1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23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23">Automatic action is triggered</text:span></text:p>
            <text:p><text:span text:style-name="T123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23">even for commands of </text:span>linked pag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trigger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23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23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23">Automatic action is triggered</text:span></text:p>
            <text:p><text:span text:style-name="T123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23">Automatic action is triggered</text:span></text:p>
            <text:p><text:span text:style-name="T123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23">Automatic action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23">Automatic action is triggered</text:span></text:p>
            <text:p><text:span text:style-name="T123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23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 AB C456</text:p>
          </table:table-cell>
          <table:table-cell office:value-type="string" calcext:value-type="string">
            <text:p>Data sent and received</text:p>
            <text:p><text:span text:style-name="T123">Automatic action is triggered</text:span></text:p>
            <text:p><text:span text:style-name="T123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nable [Regex] using [Alt+E] from within trigger combo box</text:p>
            <text:p>Trigger = \w{3,}</text:p>
          </table:table-cell>
          <table:table-cell office:value-type="string" calcext:value-type="string">
            <text:p>[Whole Word] is still activated</text:p>
            <text:p><text:span text:style-name="T123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<text:span text:style-name="T335">123</text:span> AB <text:span text:style-name="T335">C456</text:span></text:p>
          </table:table-cell>
          <table:table-cell office:value-type="string" calcext:value-type="string">
            <text:p>Data sent and received</text:p>
            <text:p>Automatic action is triggered for <text:span text:style-name="T335">each of the two matches</text:span></text:p>
            <text:p><text:span text:style-name="T266">Trigger is highlighted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48" table:number-columns-repeated="2"/>
          <table:table-cell office:value-type="string" calcext:value-type="string">
            <text:p>Disable [Regex]</text:p>
            <text:p><text:span text:style-name="T123">Disable [Whole Word]</text:span></text:p>
            <text:p><text:span text:style-name="T123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Filter</text:p>
          </table:table-cell>
          <table:table-cell table:style-name="ce48"/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23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23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260">(&gt;&gt;)</text:span><text:span text:style-name="T261"> </text:span><text:span text:style-name="T262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23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260">(&gt;&gt;)</text:span><text:span text:style-name="T261"> </text:span><text:span text:style-name="T262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23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23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99" office:value-type="string" calcext:value-type="string">
            <text:p><text:span text:style-name="T260">(&gt;&gt;)</text:span><text:span text:style-name="T261"> </text:span><text:span text:style-name="T262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  <text:p>[Reset Count/Rate]</text:p>
            <text:p>[Clear Monitors] [Ctrl+E]</text:p>
          </table:table-cell>
          <table:table-cell/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23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99" office:value-type="string" calcext:value-type="string">
            <text:p><text:span text:style-name="T268">(&gt;&gt;)</text:span><text:span text:style-name="T269"> </text:span><text:span text:style-name="T270">ABC</text:span></text:p>
            <text:p><text:span text:style-name="T305">(&gt;&gt;)</text:span><text:span text:style-name="T129"> </text:span><text:span text:style-name="T270">ABC</text:span></text:p>
            <text:p><text:span text:style-name="T305">(&gt;&gt;)</text:span><text:span text:style-name="T129"> </text:span><text:span text:style-name="T270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uppress</text:p>
          </table:table-cell>
          <table:table-cell table:style-name="ce48"/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23">"xyz\!(NoEOL)"</text:span></text:p>
          </table:table-cell>
          <table:table-cell office:value-type="string" calcext:value-type="string">
            <text:p><text:span text:style-name="T123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23">"ABC\!(NoEOL)"</text:span></text:p>
          </table:table-cell>
          <table:table-cell office:value-type="string" calcext:value-type="string">
            <text:p><text:span text:style-name="T123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23">"xyz\!(NoEOL)"</text:span></text:p>
          </table:table-cell>
          <table:table-cell office:value-type="string" calcext:value-type="string">
            <text:p><text:span text:style-name="T123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92" office:value-type="string" calcext:value-type="string">
            <text:p><text:span text:style-name="T260">(&gt;&gt;)</text:span><text:span text:style-name="T261"> </text:span><text:span text:style-name="T262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23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92" office:value-type="string" calcext:value-type="string">
            <text:p><text:span text:style-name="T260">(&gt;&gt;)</text:span><text:span text:style-name="T261"> </text:span><text:span text:style-name="T262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23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99" office:value-type="string" calcext:value-type="string">
            <text:p><text:span text:style-name="T268">(&gt;&gt;)</text:span><text:span text:style-name="T269"> </text:span><text:span text:style-name="T270">xyz</text:span></text:p>
            <text:p><text:span text:style-name="T305">(&gt;&gt;)</text:span><text:span text:style-name="T129"> </text:span><text:span text:style-name="T270">xyz</text:span></text:p>
            <text:p><text:span text:style-name="T305">(&gt;&gt;)</text:span><text:span text:style-name="T129"> </text:span><text:span text:style-name="T270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all terminals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</text:p>
          </table:table-cell>
          <table:table-cell table:style-name="ce48"/>
          <table:table-cell office:value-type="string" calcext:value-type="string">
            <text:p>Start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reate and start AutoSocket connected to the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Time Stamp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tart SIR</text:p>
          </table:table-cell>
          <table:table-cell office:value-type="string" calcext:value-type="string">
            <text:p>Rates must match the rate of SIR</text:p>
            <text:p>Rates must "look nice"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top SIR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100" office:value-type="string" calcext:value-type="string">
            <text:p>Instructions on videos at "..\4 - Implementation\Auto Action Plot"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 Plot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Open a terminal in another instance of YAT</text:p>
          </table:table-cell>
          <table:table-cell/>
          <table:table-cell table:style-name="ce100" office:value-type="string" calcext:value-type="string">
            <text:p><text:s/>&gt; 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<text:span text:style-name="T123">Open another </text:span>terminal on default port again</text:p>
          </table:table-cell>
          <table:table-cell/>
          <table:table-cell table:style-name="ce100" office:value-type="string" calcext:value-type="string">
            <text:p><text:s/>&gt; 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100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<text:span text:style-name="T123">ABCDEFGHIJKLMNOPQRSTUVWXYZ\!(LineRepeat(20))\!(LineInterval(100))</text:span></text:p>
          </table:table-cell>
          <table:table-cell/>
          <table:table-cell table:style-name="ce101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<text:span text:style-name="T123">ABCDEFGHIJKLMNOPQRSTUVWXYZ\!(LineRepeat(20))\!(LineInterval(200))</text:span>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how legend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, then...</text:p>
            <text:p>...[Clear] plot</text:p>
            <text:p>...[Reset Byte/Line Count/Rate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Deactivate automatic action <text:span text:style-name="T14">from within plot form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Options</text:p>
          </table:table-cell>
          <table:table-cell table:style-name="ce48"/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Delete trigger</text:p>
          </table:table-cell>
          <table:table-cell office:value-type="string" calcext:value-type="string">
            <text:p>Trigger state is neutral again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23">[Use Text] is selected</text:span></text:p>
            <text:p><text:span text:style-name="T123">[Regex] is enabled</text:span>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23">[Use Text] is enabled and selected</text:span></text:p>
            <text:p><text:span text:style-name="T123">[Regex] is enabled and selected</text:span>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100" office:value-type="string" calcext:value-type="string">
            <text:p><text:span text:style-name="T123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 Time Stamp</text:p>
          </table:table-cell>
          <table:table-cell table:style-name="ce48"/>
          <table:table-cell office:value-type="string" calcext:value-type="string">
            <text:p>Action: [Line Chart (X = Time Stamp)]</text:p>
          </table:table-cell>
          <table:table-cell/>
          <table:table-cell table:style-name="ce100" office:value-type="string" calcext:value-type="string">
            <text:p><text:span text:style-name="T123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Histogram</text:p>
          </table:table-cell>
          <table:table-cell table:style-name="ce48"/>
          <table:table-cell office:value-type="string" calcext:value-type="string">
            <text:p>Action: [Histogram (Horizontal)]</text:p>
          </table:table-cell>
          <table:table-cell/>
          <table:table-cell table:style-name="ce100" office:value-type="string" calcext:value-type="string">
            <text:p><text:span text:style-name="T123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Action: [Histogram (Vertical)]</text:p>
          </table:table-cell>
          <table:table-cell/>
          <table:table-cell table:style-name="ce100" office:value-type="string" calcext:value-type="string">
            <text:p><text:span text:style-name="T123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catter Plot</text:p>
          </table:table-cell>
          <table:table-cell table:style-name="ce48"/>
          <table:table-cell office:value-type="string" calcext:value-type="string">
            <text:p>Action: [Scatter Plot]</text:p>
          </table:table-cell>
          <table:table-cell/>
          <table:table-cell table:style-name="ce100" office:value-type="string" calcext:value-type="string">
            <text:p><text:span text:style-name="T123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Open terminal on default port agai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Open another terminal in another instance of YAT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<text:span text:style-name="T123">[Show Count/Rate]</text:span> in both terminals</text:p>
          </table:table-cell>
          <table:table-cell/>
          <table:table-cell table:style-name="ce100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6-IntegersEnormous.txt]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Break] after a while</text:p>
          </table:table-cell>
          <table:table-cell/>
          <table:table-cell table:style-name="ce100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27">
          <table:table-cell table:number-columns-repeated="2"/>
          <table:table-cell table:style-name="ce48" office:value-type="string" calcext:value-type="string">
            <text:p>Line Chart Time</text:p>
          </table:table-cell>
          <table:table-cell table:style-name="ce48"/>
          <table:table-cell office:value-type="string" calcext:value-type="string">
            <text:p><text:span text:style-name="T336">Action: [Line Chart (X = Time)]</text:span></text:p>
            <text:p/>
            <text:p><text:span text:style-name="T336">Trigger:</text:span></text:p>
            <text:p><text:span text:style-name="T337">(</text:span><text:span text:style-name="T336">(?:(?:19|20)\d\d-(?:0[1-9]|1[012])-(?:0[1-9]|[12]\d|3[01]))</text:span><text:span text:style-name="T338">T</text:span><text:span text:style-name="T339">(?:(?:[01]\d|2[0-3]):[0-5]\d:[0-5]\d)</text:span><text:span text:style-name="T340">)</text:span><text:span text:style-name="T339">\s+([-+]?(?:\d+(?:\.\d*)?|\.\d+))\s+([-+]?\d+)\s+([-+]?\d+)\s+([A-Z]{1})\s+</text:span>([A-Za-z]{3})</text:p>
            <text:p/>
            <text:p><text:span text:style-name="T298">Trigger in use is a modified combination of the predefined patterns:</text:span></text:p>
            <text:p><text:span text:style-name="T337">(</text:span><text:span text:style-name="T339">(?:(?:19|20)\d\d-(?:0[1-9]|1[012])-(?:0[1-9]|[12]\d|3[01]))</text:span><text:span text:style-name="T338">T</text:span><text:span text:style-name="T339">(?:(?:[01]\d|2[0-3]):[0-5]\d:[0-5]\d)</text:span><text:span text:style-name="T340">)</text:span></text:p>
            <text:p><text:span text:style-name="T341">                                                                                                                                                                 </text:span><text:span text:style-name="T342">\s+([-+]?(?:\d+(?:\.\d*)?|\.\d+))</text:span></text:p>
            <text:p><text:span text:style-name="T341">                                                                                                                                                                                                                    </text:span><text:span text:style-name="T342">\s+([-+]?\d+)\s+([-+]?\d+)</text:span></text:p>
            <text:p><text:span text:style-name="T341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342">\s+([A-Z]{1})\s+([A-Za-z]{3})</text:span>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5-CombinedTime.txt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28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<text:span text:style-name="T336">Action: [Line Chart]</text:span></text:p>
            <text:p/>
            <text:p><text:span text:style-name="T336">Trigger:</text:span></text:p>
            <text:p><text:span text:style-name="T123">([-+]?(?:\d+(?:\.\d*)?|\.\d+))\s+([-+]?\d+)\s+([-+]?\d+)\s+([A-Z]{1})\s+</text:span>([A-Za-z]{3})</text:p>
            <text:p/>
            <text:p><text:span text:style-name="T298">Trigger in use is a modified combination of the predefined patterns:</text:span></text:p>
            <text:p><text:span text:style-name="T266">([-+]?(?:\d+(?:\.\d*)?|\.\d+))</text:span></text:p>
            <text:p><text:span text:style-name="T341">                                               </text:span><text:span text:style-name="T342">\s+([-+]?\d+)\s+([-+]?\d+)</text:span></text:p>
            <text:p><text:span text:style-name="T341">                                                                                          </text:span><text:span text:style-name="T342">\s+([A-Z]{1})\s+([A-Za-z]{3})</text:span></text:p>
          </table:table-cell>
          <table:table-cell/>
          <table:table-cell table:style-name="ce100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4-Combined.txt] <text:span text:style-name="T14">multiple times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Deactivate</text:p>
          </table:table-cell>
          <table:table-cell table:style-name="ce48"/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23">Menu &gt; Send &gt; Automatic Response &gt; Deactivate is disabled</text:span></text:p>
            <text:p><text:span text:style-name="T123">Menu &gt; Send &gt; Automatic Response &gt; Trigger &gt; Use Text is disabled</text:span></text:p>
            <text:p><text:span text:style-name="T123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4">
          <table:table-cell table:number-columns-repeated="4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23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Note that, while an empty trigger is not, an empty response is vali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[Send Text] = "45"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23">Trigger is still highlighted</text:span></text:p>
            <text:p><text:span text:style-name="T123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23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23">Automatic response is triggered</text:span></text:p>
            <text:p><text:span text:style-name="T123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23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23">Automatic response is triggered</text:span></text:p>
            <text:p><text:span text:style-name="T123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23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23">Automatic response is triggered</text:span></text:p>
            <text:p><text:span text:style-name="T123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23">Automatic response is triggered</text:span></text:p>
            <text:p><text:span text:style-name="T123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23">Automatic response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23">Automatic response is triggered</text:span></text:p>
            <text:p><text:span text:style-name="T123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23">Automatic response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23">Automatic response is triggered</text:span></text:p>
            <text:p><text:span text:style-name="T123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23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<text:span text:style-name="T335">123</text:span> AB <text:span text:style-name="T335">C456</text:span></text:p>
          </table:table-cell>
          <table:table-cell office:value-type="string" calcext:value-type="string">
            <text:p>Data sent and received</text:p>
            <text:p><text:span text:style-name="T123">Automatic response</text:span> is triggered for <text:span text:style-name="T335">each of the two matches</text:span></text:p>
            <text:p><text:span text:style-name="T266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<text:span text:style-name="T123">Send:</text:span></text:p>
            <text:p><text:span text:style-name="T123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23">Automatic response</text:span> is triggered for <text:span text:style-name="T335">all 24 matches</text:span></text:p>
            <text:p><text:span text:style-name="T266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<text:span text:style-name="T123">Clear sending terminal [Ctrl+L]</text:span></text:p>
            <text:p><text:span text:style-name="T123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23">Automatic response</text:span> is triggered for <text:span text:style-name="T335">all 24 matches</text:span></text:p>
            <text:p><text:span text:style-name="T266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23">Automatic response</text:span> is triggered for <text:span text:style-name="T335">all 24 matches</text:span></text:p>
            <text:p><text:span text:style-name="T266">Trigger is highlighted</text:span></text:p>
          </table:table-cell>
          <table:table-cell office:value-type="string" calcext:value-type="string">
            <text:p/>
            <text:p><text:span text:style-name="T280">...ABC</text:span><text:span text:style-name="T348"> </text:span><text:span text:style-name="T334">is  expected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n empty line from the receiving terminal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23">Automatic response</text:span> is triggered for <text:span text:style-name="T335">all 24 matches</text:span></text:p>
            <text:p><text:span text:style-name="T266">Trigger is highlighted</text:span></text:p>
          </table:table-cell>
          <table:table-cell office:value-type="string" calcext:value-type="string">
            <text:p/>
            <text:p><text:span text:style-name="T280">...ABC</text:span><text:span text:style-name="T284"> </text:span><text:span text:style-name="T285">(72) </text:span><text:span text:style-name="T334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 final empty line from the receiving terminal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23">Automatic response</text:span> is triggered for <text:span text:style-name="T335">all 24 matches</text:span></text:p>
            <text:p><text:span text:style-name="T266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Response:</text:p>
            <text:p>$1$2$3$4</text:p>
          </table:table-cell>
          <table:table-cell/>
          <table:table-cell office:value-type="string" calcext:value-type="string">
            <text:p>There is a limitation with *Adjust*OptionsSilently():</text:p>
            <text:p>Options are only adjusted on 'SelectedIndexChanged', but not free text, i.e. -1</text:p>
          </table:table-cell>
          <table:table-cell table:number-columns-repeated="58"/>
        </table:table-row>
        <table:table-row table:style-name="ro29">
          <table:table-cell table:number-columns-repeated="4"/>
          <table:table-cell office:value-type="string" calcext:value-type="string">
            <text:p><text:span text:style-name="T123">Send:</text:span></text:p>
            <text:p><text:span text:style-name="T123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23">Automatic response is triggered for </text:span><text:span text:style-name="T343">all 10 matches</text:span></text:p>
            <text:p><text:span text:style-name="T123">Automatic response</text:span> is composed from first 4 triggers</text:p>
            <text:p><text:span text:style-name="T266">Trigger is highlighted</text:span></text:p>
          </table:table-cell>
          <table:table-cell office:value-type="string" calcext:value-type="string">
            <text:p><text:span text:style-name="T254">123 ABC 456 789 0DE FGH IJK LMN OPQ RST UVW XYZ 123 ABC 456 789 0DE FGH IJK LMN OPQ RST UVW XYZ</text:span></text:p>
            <text:p><text:span text:style-name="T277">$1$2$3$4</text:span></text:p>
            <text:p><text:span text:style-name="T277">$1$2$3$4</text:span></text:p>
            <text:p><text:span text:style-name="T277">$1$2$3$4</text:span></text:p>
            <text:p><text:span text:style-name="T277">$1$2$3$4</text:span></text:p>
            <text:p><text:span text:style-name="T277">$1$2$3$4</text:span></text:p>
            <text:p><text:span text:style-name="T277">$1$2$3$4</text:span></text:p>
            <text:p><text:span text:style-name="T277">$1$2$3$4</text:span></text:p>
            <text:p><text:span text:style-name="T277">$1$2$3$4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Enable [Replace]</text:p>
          </table:table-cell>
          <table:table-cell table:number-columns-repeated="60"/>
        </table:table-row>
        <table:table-row table:style-name="ro29">
          <table:table-cell table:number-columns-repeated="4"/>
          <table:table-cell office:value-type="string" calcext:value-type="string">
            <text:p><text:span text:style-name="T123">Send:</text:span></text:p>
            <text:p><text:span text:style-name="T123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23">Automatic response is triggered for </text:span><text:span text:style-name="T343">all 10 matches</text:span></text:p>
            <text:p><text:span text:style-name="T123">Automatic response</text:span> is composed from first 4 triggers</text:p>
            <text:p><text:span text:style-name="T266">Trigger is highlighted</text:span></text:p>
          </table:table-cell>
          <table:table-cell office:value-type="string" calcext:value-type="string">
            <text:p><text:span text:style-name="T254">123 ABC 456 789 0DE FGH IJK LMN OPQ RST UVW XYZ 123 ABC 456 789 0DE FGH IJK LMN OPQ RST UVW XYZ</text:span></text:p>
            <text:p><text:span text:style-name="T277">1234567890</text:span></text:p>
            <text:p><text:span text:style-name="T277">1234567890</text:span></text:p>
            <text:p><text:span text:style-name="T277">1234567890</text:span></text:p>
            <text:p><text:span text:style-name="T277">1234567890</text:span></text:p>
            <text:p><text:span text:style-name="T277">1234567890</text:span></text:p>
            <text:p><text:span text:style-name="T277">1234567890</text:span></text:p>
            <text:p><text:span text:style-name="T277">1234567890</text:span></text:p>
            <text:p><text:span text:style-name="T277">1234567890</text:span>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23">Automatic response is triggered for </text:span><text:span text:style-name="T343">all 10 matches</text:span></text:p>
            <text:p><text:span text:style-name="T123">Automatic response</text:span> contains <text:span text:style-name="T344">error message</text:span></text:p>
            <text:p><text:span text:style-name="T266">Trigger is highlighted</text:span></text:p>
          </table:table-cell>
          <table:table-cell table:style-name="ce102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23">Automatic response is triggered for </text:span><text:span text:style-name="T343">all 10 matches</text:span></text:p>
            <text:p><text:span text:style-name="T123">Automatic response</text:span> contains <text:span text:style-name="T344">error message</text:span></text:p>
            <text:p><text:span text:style-name="T266">Trigger is highlighted</text:span></text:p>
          </table:table-cell>
          <table:table-cell table:style-name="ce102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[Show Count/Rate]</text:p>
            <text:p>[Show Line Numbers]</text:p>
          </table:table-cell>
          <table:table-cell table:number-columns-repeated="60"/>
        </table:table-row>
        <table:table-row table:style-name="ro17">
          <table:table-cell table:number-columns-repeated="4"/>
          <table:table-cell office:value-type="string" calcext:value-type="string">
            <text:p>Start SIR</text:p>
          </table:table-cell>
          <table:table-cell table:style-name="ce91" office:value-type="string" calcext:value-type="string">
            <text:p><text:span text:style-name="T345">   1 </text:span><text:span text:style-name="T346">S S       0.00 g</text:span></text:p>
            <text:p><text:span text:style-name="T345">   2 </text:span><text:span text:style-name="T346">S S       0.00 g</text:span></text:p>
            <text:p><text:span text:style-name="T345">   3 </text:span><text:span text:style-name="T346">S S       0.00 g</text:span></text:p>
            <text:p><text:span text:style-name="T347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30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345">...</text:span></text:p>
            <text:p><text:span text:style-name="T345"> 101 </text:span><text:span text:style-name="T346">S D       ?.?? g</text:span></text:p>
            <text:p><text:span text:style-name="T345"> 102 </text:span><text:span text:style-name="T346">S D       ?.?? g</text:span></text:p>
            <text:p><text:span text:style-name="T345"> 103 </text:span><text:span text:style-name="T346">S D       ?.?? g</text:span></text:p>
            <text:p><text:span text:style-name="T347">...</text:span></text:p>
            <text:p><text:span text:style-name="T266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30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266">Responses are no longer shown when unstable</text:span></text:p>
            <text:p><text:span text:style-name="T345">...</text:span></text:p>
            <text:p><text:span text:style-name="T345"> 201 </text:span><text:span text:style-name="T346">S S       ?.?? g</text:span></text:p>
            <text:p><text:span text:style-name="T345"> 202 </text:span><text:span text:style-name="T346">S S       ?.?? g</text:span></text:p>
            <text:p><text:span text:style-name="T345"> 203 </text:span><text:span text:style-name="T346">S S       ?.?? g</text:span></text:p>
            <text:p><text:span text:style-name="T347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YAT.View" table:style-name="ta1" table:print="false">
        <office:forms form:automatic-focus="false" form:apply-design-mode="false"/>
        <table:table-column table:style-name="co9" table:default-cell-style-name="ce45"/>
        <table:table-column table:style-name="co33" table:default-cell-style-name="ce45"/>
        <table:table-column table:style-name="co7" table:default-cell-style-name="ce45"/>
        <table:table-column table:style-name="co34" table:default-cell-style-name="ce45"/>
        <table:table-column table:style-name="co35" table:default-cell-style-name="ce45"/>
        <table:table-column table:style-name="co3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103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9" table:default-cell-style-name="ce45"/>
        <table:table-column table:style-name="co37" table:default-cell-style-name="ce45"/>
        <table:table-column table:style-name="co38" table:default-cell-style-name="ce45"/>
        <table:table-column table:style-name="co39" table:default-cell-style-name="ce45"/>
        <table:table-column table:style-name="co40" table:default-cell-style-name="ce45"/>
        <table:table-column table:style-name="co41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File &gt; Preferences... &gt; Defaults...] + [OK]</text:p>
          </table:table-cell>
          <table:table-cell/>
          <table:table-cell office:value-type="string" calcext:value-type="string">
            <text:p><text:span text:style-name="T123">Will also default the &lt;MainWindow&gt; section in In LocalUserSettings.xml</text:span></text:p>
            <text:p>Required to get a normal = non-maximized window</text:p>
            <text:p/>
            <text:p>(A maximized window would revert the automatic layout when</text:p>
            <text:p><text:span text:style-name="T349"> moving below, due to a limitation with '</text:span><text:span text:style-name="T350">FormWindowState</text:span><text:span text:style-name="T351">.Maximized</text:span><text:span text:style-name="T352">'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 again</text:p>
          </table:table-cell>
          <table:table-cell office:value-type="string" calcext:value-type="string">
            <text:p>YAT shows the welcome screen</text:p>
            <text:p>YAT is started within visible screen</text:p>
            <text:p><text:span text:style-name="T123">YAT is started with normal layout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changed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 vertical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23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23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9" table:default-cell-style-name="ce45"/>
        <table:table-column table:style-name="co42" table:default-cell-style-name="ce45"/>
        <table:table-column table:style-name="co4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/open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5" office:value-type="string" calcext:value-type="string">
            <text:p>Modify the text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  <text:p><text:span text:style-name="T123">Text gets completely selected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8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8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8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xit YAT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tart YAT again</text:p>
          </table:table-cell>
          <table:table-cell table:style-name="ce48"/>
          <table:table-cell table:style-name="ce48" office:value-type="string" calcext:value-type="string">
            <text:p>Ensure that control char recents such as backspac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elect one of the recents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Change that recent</text:p>
          </table:table-cell>
          <table:table-cell table:style-name="ce48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8"/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Just selected recent still there</text:p>
            <text:p>New recent added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/>
          <table:table-cell office:value-type="string" calcext:value-type="string">
            <text:p>Import instead of link to be able to modify (and restore modified) command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8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Changed recent text gets sent</text:p>
            <text:p><text:span text:style-name="T123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23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23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8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8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8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<text:span text:style-name="T123">YAT 2.4.0 ~ 15000/s | 5000/s</text:span></text:p>
            <text:p>YAT 2.1.0 ~ 15000/s | 5000/s</text:p>
            <text:p>(<text:span text:style-name="T123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</text:p>
          </table:table-cell>
          <table:table-cell office:value-type="string" calcext:value-type="string">
            <text:p>Takes just a few seconds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ress Line</text:p>
          </table:table-cell>
          <table:table-cell table:style-name="ce48" office:value-type="string" calcext:value-type="string">
            <text:p>Send "\!-SendFiles\Stress-7-EnormousLine.txt"</text:p>
          </table:table-cell>
          <table:table-cell table:style-name="ce48" office:value-type="string" calcext:value-type="string">
            <text:p>Works without issues</text:p>
            <text:p><text:span text:style-name="T123">Complete line is sent and received</text:span></text:p>
            <text:p>Line exceed warning is output in the monitor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Clear the monitor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table:style-name="ce48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8" office:value-type="string" calcext:value-type="string">
            <text:p>Lines include the stated number of chars</text:p>
            <text:p>No empty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<text:span text:style-name="T123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68">(&lt;&lt;)</text:span><text:span text:style-name="T269"> </text:span><text:span text:style-name="T283">A</text:span><text:span text:style-name="T126">   </text:span><text:span text:style-name="T127"> </text:span>    in sending terminal</text:p>
            <text:p/>
            <text:p><text:span text:style-name="T256">(&gt;&gt;)</text:span><text:span text:style-name="T257"> </text:span><text:span text:style-name="T258">A</text:span><text:span text:style-name="T284">   </text:span><text:span text:style-name="T285"> </text:span><text:span text:style-name="T353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68">(&lt;&lt;)</text:span><text:span text:style-name="T269"> </text:span><text:span text:style-name="T283">A</text:span><text:span text:style-name="T126">   </text:span><text:span text:style-name="T127"> </text:span>    in sending terminal</text:p>
            <text:p/>
            <text:p><text:span text:style-name="T256">(&gt;&gt;)</text:span><text:span text:style-name="T257"> </text:span><text:span text:style-name="T258">A</text:span><text:span text:style-name="T259">&lt;CR&gt;</text:span><text:span text:style-name="T353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23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3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68">(&lt;&lt;)</text:span><text:span text:style-name="T269"> </text:span><text:span text:style-name="T283">A</text:span><text:span text:style-name="T126"> </text:span><text:span text:style-name="T127">(1)</text:span>    in sending terminal</text:p>
            <text:p/>
            <text:p><text:span text:style-name="T256">(&gt;&gt;)</text:span><text:span text:style-name="T257"> </text:span><text:span text:style-name="T258">A</text:span><text:span text:style-name="T259">&lt;CR&gt;&lt;LF&gt;</text:span><text:span text:style-name="T354"> </text:span><text:span text:style-name="T285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305">(&lt;&lt;)</text:span><text:span text:style-name="T129"> </text:span><text:span text:style-name="T283">A</text:span><text:span text:style-name="T126">   </text:span><text:span text:style-name="T127"> </text:span>    in sending terminal</text:p>
            <text:p/>
            <text:p><text:span text:style-name="T256">(&gt;&gt;)</text:span><text:span text:style-name="T257"> </text:span><text:span text:style-name="T258">A</text:span><text:span text:style-name="T284">   </text:span><text:span text:style-name="T285"> </text:span><text:span text:style-name="T353">    in receiving terminal</text:span></text:p>
          </table:table-cell>
          <table:table-cell table:number-columns-repeated="59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68">(&lt;&lt;)</text:span><text:span text:style-name="T269"> </text:span><text:span text:style-name="T283">A</text:span><text:span text:style-name="T126"> </text:span><text:span text:style-name="T127">(1)</text:span></text:p>
            <text:p><text:span text:style-name="T305">(&gt;&gt;)</text:span><text:span text:style-name="T129"> </text:span><text:span text:style-name="T270">X</text:span><text:span text:style-name="T126"> </text:span><text:span text:style-name="T127">(1)</text:span>    in sending terminal</text:p>
            <text:p/>
            <text:p><text:span text:style-name="T256">(&gt;&gt;)</text:span><text:span text:style-name="T257"> </text:span><text:span text:style-name="T258">A</text:span><text:span text:style-name="T284"> </text:span><text:span text:style-name="T285">(1)</text:span><text:span text:style-name="T353">    in receiving terminal</text:span></text:p>
            <text:p><text:span text:style-name="T305">(&lt;&lt;)</text:span><text:span text:style-name="T129"> </text:span><text:span text:style-name="T283">X</text:span><text:span text:style-name="T308">&lt;CR&gt;&lt;LF&gt;</text:span><text:span text:style-name="T276"> </text:span><text:span text:style-name="T127">(3)</text:span></text:p>
          </table:table-cell>
          <table:table-cell table:number-columns-repeated="59"/>
        </table:table-row>
        <table:table-row table:style-name="ro32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268">(&lt;&lt;)</text:span><text:span text:style-name="T269"> </text:span><text:span text:style-name="T283">A</text:span><text:span text:style-name="T126"> </text:span><text:span text:style-name="T127">(1)</text:span></text:p>
            <text:p><text:span text:style-name="T305">(&gt;&gt;)</text:span><text:span text:style-name="T129"> </text:span><text:span text:style-name="T270">X</text:span><text:span text:style-name="T126"> </text:span><text:span text:style-name="T127">(1)</text:span>    in sending terminal</text:p>
            <text:p/>
            <text:p><text:span text:style-name="T256">(&gt;&gt;)</text:span><text:span text:style-name="T257"> </text:span><text:span text:style-name="T258">A</text:span><text:span text:style-name="T284"> </text:span><text:span text:style-name="T285">(1)</text:span><text:span text:style-name="T353">    in receiving terminal</text:span></text:p>
            <text:p><text:span text:style-name="T305">(&lt;&lt;)</text:span><text:span text:style-name="T129"> </text:span><text:span text:style-name="T283">X</text:span><text:span text:style-name="T308">&lt;CR&gt;&lt;LF&gt;</text:span><text:span text:style-name="T276"> </text:span><text:span text:style-name="T127">(3)</text:span></text:p>
            <text:p><text:span text:style-name="T256">(&gt;&gt;)</text:span><text:span text:style-name="T257"> </text:span><text:span text:style-name="T355">&lt;CR&gt;&lt;LF&gt;</text:span><text:span text:style-name="T257"> </text:span><text:span text:style-name="T282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33">
          <table:table-cell table:number-columns-repeated="3"/>
          <table:table-cell office:value-type="string" calcext:value-type="string">
            <text:p><text:span text:style-name="T123">In sending terminal:</text:span></text:p>
            <text:p>B</text:p>
            <text:p>[Enter]</text:p>
          </table:table-cell>
          <table:table-cell office:value-type="string" calcext:value-type="string">
            <text:p><text:span text:style-name="T256">(&lt;&lt;)</text:span><text:span text:style-name="T257"> </text:span><text:span text:style-name="T286">A</text:span><text:span text:style-name="T284"> </text:span><text:span text:style-name="T285">(1)</text:span></text:p>
            <text:p><text:span text:style-name="T256">(&gt;&gt;)</text:span><text:span text:style-name="T257"> </text:span><text:span text:style-name="T258">X</text:span><text:span text:style-name="T284"> </text:span><text:span text:style-name="T285">(1)</text:span></text:p>
            <text:p><text:span text:style-name="T256">(&lt;&lt;)</text:span><text:span text:style-name="T257"> </text:span><text:span text:style-name="T286">B</text:span><text:span text:style-name="T284"> </text:span><text:span text:style-name="T285">(1)</text:span>    in sending terminal</text:p>
            <text:p/>
            <text:p><text:span text:style-name="T256">(&gt;&gt;)</text:span><text:span text:style-name="T257"> </text:span><text:span text:style-name="T258">A</text:span><text:span text:style-name="T284"> </text:span><text:span text:style-name="T285">(1)</text:span><text:span text:style-name="T353">    in receiving terminal</text:span></text:p>
            <text:p><text:span text:style-name="T256">(&lt;&lt;)</text:span><text:span text:style-name="T257"> </text:span><text:span text:style-name="T286">X</text:span><text:span text:style-name="T356">&lt;CR&gt;&lt;LF&gt;</text:span><text:span text:style-name="T354"> </text:span><text:span text:style-name="T285">(3)</text:span></text:p>
            <text:p><text:span text:style-name="T256">(&gt;&gt;)</text:span><text:span text:style-name="T257"> </text:span><text:span text:style-name="T355">&lt;CR&gt;&lt;LF&gt;</text:span><text:span text:style-name="T257"> </text:span><text:span text:style-name="T282">(2)</text:span></text:p>
            <text:p><text:span text:style-name="T256">(&gt;&gt;)</text:span><text:span text:style-name="T257"> </text:span><text:span text:style-name="T258">B</text:span><text:span text:style-name="T259">&lt;CR&gt;&lt;LF&gt;</text:span><text:span text:style-name="T354"> </text:span><text:span text:style-name="T285">(3)</text:span></text:p>
          </table:table-cell>
          <table:table-cell table:number-columns-repeated="59"/>
        </table:table-row>
        <table:table-row table:style-name="ro3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56">(&lt;&lt;)</text:span><text:span text:style-name="T257"> </text:span><text:span text:style-name="T286">A</text:span><text:span text:style-name="T284"> </text:span><text:span text:style-name="T285">(1)</text:span></text:p>
            <text:p><text:span text:style-name="T256">(&gt;&gt;)</text:span><text:span text:style-name="T257"> </text:span><text:span text:style-name="T258">X</text:span><text:span text:style-name="T284"> </text:span><text:span text:style-name="T285">(1)</text:span></text:p>
            <text:p><text:span text:style-name="T256">(&lt;&lt;)</text:span><text:span text:style-name="T257"> </text:span><text:span text:style-name="T286">B</text:span><text:span text:style-name="T284"> </text:span><text:span text:style-name="T285">(1)</text:span></text:p>
            <text:p><text:span text:style-name="T256">(&gt;&gt;)</text:span><text:span text:style-name="T257"> </text:span><text:span text:style-name="T258">X</text:span><text:span text:style-name="T284"> </text:span><text:span text:style-name="T285">(1)</text:span>    in sending terminal</text:p>
            <text:p/>
            <text:p><text:span text:style-name="T256">(&gt;&gt;)</text:span><text:span text:style-name="T257"> </text:span><text:span text:style-name="T258">A</text:span><text:span text:style-name="T284"> </text:span><text:span text:style-name="T285">(1)</text:span><text:span text:style-name="T353">    in receiving terminal</text:span></text:p>
            <text:p><text:span text:style-name="T256">(&lt;&lt;)</text:span><text:span text:style-name="T257"> </text:span><text:span text:style-name="T286">X</text:span><text:span text:style-name="T356">&lt;CR&gt;&lt;LF&gt;</text:span><text:span text:style-name="T354"> </text:span><text:span text:style-name="T285">(3)</text:span></text:p>
            <text:p><text:span text:style-name="T256">(&gt;&gt;)</text:span><text:span text:style-name="T257"> </text:span><text:span text:style-name="T355">&lt;CR&gt;&lt;LF&gt;</text:span><text:span text:style-name="T257"> </text:span><text:span text:style-name="T282">(2)</text:span></text:p>
            <text:p><text:span text:style-name="T256">(&gt;&gt;)</text:span><text:span text:style-name="T257"> </text:span><text:span text:style-name="T258">B</text:span><text:span text:style-name="T259">&lt;CR&gt;&lt;LF&gt;</text:span><text:span text:style-name="T354"> </text:span><text:span text:style-name="T285">(3)</text:span></text:p>
            <text:p><text:span text:style-name="T256">(&lt;&lt;)</text:span><text:span text:style-name="T257"> </text:span><text:span text:style-name="T286">X</text:span><text:span text:style-name="T356">&lt;CR&gt;&lt;LF&gt;</text:span><text:span text:style-name="T354"> </text:span><text:span text:style-name="T285">(3)</text:span></text:p>
          </table:table-cell>
          <table:table-cell table:number-columns-repeated="59"/>
        </table:table-row>
        <table:table-row table:style-name="ro35">
          <table:table-cell table:number-columns-repeated="3"/>
          <table:table-cell office:value-type="string" calcext:value-type="string">
            <text:p><text:span text:style-name="T123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256">(&lt;&lt;)</text:span><text:span text:style-name="T257"> </text:span><text:span text:style-name="T286">A</text:span><text:span text:style-name="T284"> </text:span><text:span text:style-name="T285">(1)</text:span></text:p>
            <text:p><text:span text:style-name="T256">(&gt;&gt;)</text:span><text:span text:style-name="T257"> </text:span><text:span text:style-name="T258">X</text:span><text:span text:style-name="T284"> </text:span><text:span text:style-name="T285">(1)</text:span></text:p>
            <text:p><text:span text:style-name="T256">(&lt;&lt;)</text:span><text:span text:style-name="T257"> </text:span><text:span text:style-name="T286">B</text:span><text:span text:style-name="T284"> </text:span><text:span text:style-name="T285">(1)</text:span></text:p>
            <text:p><text:span text:style-name="T256">(&gt;&gt;)</text:span><text:span text:style-name="T257"> </text:span><text:span text:style-name="T258">X</text:span><text:span text:style-name="T284"> </text:span><text:span text:style-name="T285">(1)</text:span></text:p>
            <text:p><text:span text:style-name="T256">(&lt;&lt;)</text:span><text:span text:style-name="T257">  </text:span><text:span text:style-name="T282">(0) </text:span>    in sending terminal</text:p>
            <text:p/>
            <text:p><text:span text:style-name="T256">(&gt;&gt;)</text:span><text:span text:style-name="T257"> </text:span><text:span text:style-name="T258">A</text:span><text:span text:style-name="T284"> </text:span><text:span text:style-name="T285">(1)</text:span><text:span text:style-name="T353">    in receiving terminal</text:span></text:p>
            <text:p><text:span text:style-name="T256">(&lt;&lt;)</text:span><text:span text:style-name="T257"> </text:span><text:span text:style-name="T286">X</text:span><text:span text:style-name="T356">&lt;CR&gt;&lt;LF&gt;</text:span><text:span text:style-name="T354"> </text:span><text:span text:style-name="T285">(3)</text:span></text:p>
            <text:p><text:span text:style-name="T256">(&gt;&gt;)</text:span><text:span text:style-name="T257"> </text:span><text:span text:style-name="T355">&lt;CR&gt;&lt;LF&gt;</text:span><text:span text:style-name="T257"> </text:span><text:span text:style-name="T282">(2)</text:span></text:p>
            <text:p><text:span text:style-name="T256">(&gt;&gt;)</text:span><text:span text:style-name="T257"> </text:span><text:span text:style-name="T258">B</text:span><text:span text:style-name="T259">&lt;CR&gt;&lt;LF&gt;</text:span><text:span text:style-name="T354"> </text:span><text:span text:style-name="T285">(3)</text:span></text:p>
            <text:p><text:span text:style-name="T256">(&lt;&lt;)</text:span><text:span text:style-name="T257"> </text:span><text:span text:style-name="T286">X</text:span><text:span text:style-name="T356">&lt;CR&gt;&lt;LF&gt;</text:span><text:span text:style-name="T354"> </text:span><text:span text:style-name="T285">(3)</text:span></text:p>
            <text:p><text:span text:style-name="T256">(&gt;&gt;)</text:span><text:span text:style-name="T257"> </text:span><text:span text:style-name="T355">&lt;CR&gt;&lt;LF&gt;</text:span><text:span text:style-name="T257"> </text:span><text:span text:style-name="T282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3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56">(&lt;&lt;)</text:span><text:span text:style-name="T257"> </text:span><text:span text:style-name="T286">A</text:span><text:span text:style-name="T284"> </text:span><text:span text:style-name="T285">(1)</text:span></text:p>
            <text:p><text:span text:style-name="T256">(&gt;&gt;)</text:span><text:span text:style-name="T257"> </text:span><text:span text:style-name="T258">X</text:span><text:span text:style-name="T284"> </text:span><text:span text:style-name="T285">(1)</text:span></text:p>
            <text:p><text:span text:style-name="T256">(&lt;&lt;)</text:span><text:span text:style-name="T257"> </text:span><text:span text:style-name="T286">B</text:span><text:span text:style-name="T284"> </text:span><text:span text:style-name="T285">(1)</text:span></text:p>
            <text:p><text:span text:style-name="T256">(&gt;&gt;)</text:span><text:span text:style-name="T257"> </text:span><text:span text:style-name="T258">X</text:span><text:span text:style-name="T284"> </text:span><text:span text:style-name="T285">(1)</text:span></text:p>
            <text:p><text:span text:style-name="T256">(&lt;&lt;)</text:span><text:span text:style-name="T257">  </text:span><text:span text:style-name="T282">(0)</text:span></text:p>
            <text:p><text:span text:style-name="T256">(&lt;&lt;)</text:span><text:span text:style-name="T257"> </text:span><text:span text:style-name="T286">B</text:span><text:span text:style-name="T284"> </text:span><text:span text:style-name="T285">(1)</text:span>    in sending terminal</text:p>
            <text:p/>
            <text:p><text:span text:style-name="T256">(&gt;&gt;)</text:span><text:span text:style-name="T257"> </text:span><text:span text:style-name="T258">A</text:span><text:span text:style-name="T284"> </text:span><text:span text:style-name="T285">(1)</text:span><text:span text:style-name="T353">    in receiving terminal</text:span></text:p>
            <text:p><text:span text:style-name="T256">(&lt;&lt;)</text:span><text:span text:style-name="T257"> </text:span><text:span text:style-name="T286">X</text:span><text:span text:style-name="T356">&lt;CR&gt;&lt;LF&gt;</text:span><text:span text:style-name="T354"> </text:span><text:span text:style-name="T285">(3)</text:span></text:p>
            <text:p><text:span text:style-name="T256">(&gt;&gt;)</text:span><text:span text:style-name="T257"> </text:span><text:span text:style-name="T355">&lt;CR&gt;&lt;LF&gt;</text:span><text:span text:style-name="T257"> </text:span><text:span text:style-name="T282">(2)</text:span></text:p>
            <text:p><text:span text:style-name="T256">(&gt;&gt;)</text:span><text:span text:style-name="T257"> </text:span><text:span text:style-name="T258">B</text:span><text:span text:style-name="T259">&lt;CR&gt;&lt;LF&gt;</text:span><text:span text:style-name="T354"> </text:span><text:span text:style-name="T285">(3)</text:span></text:p>
            <text:p><text:span text:style-name="T256">(&lt;&lt;)</text:span><text:span text:style-name="T257"> </text:span><text:span text:style-name="T286">X</text:span><text:span text:style-name="T356">&lt;CR&gt;&lt;LF&gt;</text:span><text:span text:style-name="T354"> </text:span><text:span text:style-name="T285">(3)</text:span></text:p>
            <text:p><text:span text:style-name="T256">(&gt;&gt;)</text:span><text:span text:style-name="T257"> </text:span><text:span text:style-name="T355">&lt;CR&gt;&lt;LF&gt;</text:span><text:span text:style-name="T257"> </text:span><text:span text:style-name="T282">(2)</text:span></text:p>
            <text:p><text:span text:style-name="T256">(&gt;&gt;)</text:span><text:span text:style-name="T257"> </text:span><text:span text:style-name="T258">B</text:span><text:span text:style-name="T259">&lt;CR&gt;&lt;LF&gt;</text:span><text:span text:style-name="T354"> </text:span><text:span text:style-name="T285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305">(&lt;&lt;)</text:span><text:span text:style-name="T129"> </text:span><text:span text:style-name="T283">A</text:span><text:span text:style-name="T126">   </text:span><text:span text:style-name="T127"> </text:span>    in sending terminal</text:p>
            <text:p/>
            <text:p><text:span text:style-name="T256">(&gt;&gt;)</text:span><text:span text:style-name="T257"> </text:span><text:span text:style-name="T258">A</text:span><text:span text:style-name="T284">   </text:span><text:span text:style-name="T285"> </text:span><text:span text:style-name="T353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68">(&lt;&lt;)</text:span><text:span text:style-name="T269"> </text:span><text:span text:style-name="T283">A</text:span><text:span text:style-name="T126">   </text:span><text:span text:style-name="T127"> </text:span>    in sending terminal</text:p>
            <text:p/>
            <text:p><text:span text:style-name="T256">(&gt;&gt;)</text:span><text:span text:style-name="T257"> </text:span><text:span text:style-name="T258">A</text:span><text:span text:style-name="T259">&lt;CR&gt;</text:span><text:span text:style-name="T353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23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68">(&lt;&lt;)</text:span><text:span text:style-name="T269"> </text:span><text:span text:style-name="T283">A</text:span><text:span text:style-name="T126"> </text:span><text:span text:style-name="T127">(1)</text:span></text:p>
            <text:p><text:span text:style-name="T305">(&gt;&gt;)</text:span><text:span text:style-name="T129"> </text:span><text:span text:style-name="T270">X</text:span><text:span text:style-name="T126"> </text:span><text:span text:style-name="T127">(1)</text:span>    in sending terminal</text:p>
            <text:p/>
            <text:p><text:span text:style-name="T256">(&gt;&gt;)</text:span><text:span text:style-name="T257"> </text:span><text:span text:style-name="T258">A</text:span><text:span text:style-name="T259">&lt;CR&gt;</text:span><text:span text:style-name="T354"> </text:span><text:span text:style-name="T285">(2)</text:span><text:span text:style-name="T353"> in receiving terminal</text:span></text:p>
            <text:p><text:span text:style-name="T256">(&lt;&lt;)</text:span><text:span text:style-name="T257"> </text:span><text:span text:style-name="T286">X</text:span><text:span text:style-name="T356">&lt;CR&gt;&lt;LF&gt;</text:span><text:span text:style-name="T354"> </text:span><text:span text:style-name="T285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23">In sending terminal:</text:span></text:p>
            <text:p>&lt;LF&gt;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68">(&lt;&lt;)</text:span><text:span text:style-name="T269"> </text:span><text:span text:style-name="T283">A</text:span><text:span text:style-name="T126"> </text:span><text:span text:style-name="T127">(1)</text:span></text:p>
            <text:p><text:span text:style-name="T305">(&gt;&gt;)</text:span><text:span text:style-name="T129"> </text:span><text:span text:style-name="T270">X</text:span><text:span text:style-name="T126"> </text:span><text:span text:style-name="T127">(1)</text:span>    in sending terminal</text:p>
            <text:p/>
            <text:p><text:span text:style-name="T256">(&gt;&gt;)</text:span><text:span text:style-name="T257"> </text:span><text:span text:style-name="T258">A</text:span><text:span text:style-name="T259">&lt;CR&gt;</text:span><text:span text:style-name="T354"> </text:span><text:span text:style-name="T285">(2)</text:span><text:span text:style-name="T357"> </text:span><text:span text:style-name="T353">in receiving terminal</text:span></text:p>
            <text:p><text:span text:style-name="T358">(&lt;&lt;)</text:span><text:span text:style-name="T359"> </text:span><text:span text:style-name="T286">X</text:span><text:span text:style-name="T356">&lt;CR&gt;&lt;LF&gt;</text:span><text:span text:style-name="T354"> </text:span><text:span text:style-name="T285">(3)</text:span></text:p>
            <text:p><text:span text:style-name="T256">(&gt;&gt;)</text:span><text:span text:style-name="T257"> </text:span><text:span text:style-name="T355">&lt;LF&gt;</text:span><text:span text:style-name="T257"> </text:span><text:span text:style-name="T282">(1)</text:span></text:p>
          </table:table-cell>
          <table:table-cell office:value-type="string" calcext:value-type="string">
            <text:p/>
            <text:p>&lt;LF&gt; must not be shown (<text:span text:style-name="T123">was the case until YAT 2.0.0)</text:span></text:p>
          </table:table-cell>
          <table:table-cell table:number-columns-repeated="58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68">(&lt;&lt;)</text:span><text:span text:style-name="T269"> </text:span><text:span text:style-name="T283">A</text:span><text:span text:style-name="T126"> </text:span><text:span text:style-name="T127">(1)</text:span></text:p>
            <text:p><text:span text:style-name="T305">(&gt;&gt;)</text:span><text:span text:style-name="T129"> </text:span><text:span text:style-name="T270">X</text:span><text:span text:style-name="T126"> </text:span><text:span text:style-name="T127">(1)</text:span></text:p>
            <text:p><text:span text:style-name="T305">(&lt;&lt;)</text:span><text:span text:style-name="T129"> </text:span><text:span text:style-name="T283">B</text:span><text:span text:style-name="T126"> </text:span><text:span text:style-name="T127">(1)</text:span>    in sending terminal</text:p>
            <text:p/>
            <text:p><text:span text:style-name="T256">(&gt;&gt;)</text:span><text:span text:style-name="T257"> </text:span><text:span text:style-name="T258">A</text:span><text:span text:style-name="T259">&lt;CR&gt;</text:span><text:span text:style-name="T354"> </text:span><text:span text:style-name="T285">(2)</text:span><text:span text:style-name="T357"> </text:span><text:span text:style-name="T353">in receiving terminal</text:span></text:p>
            <text:p><text:span text:style-name="T256">(&lt;&lt;)</text:span><text:span text:style-name="T257"> </text:span><text:span text:style-name="T286">X</text:span><text:span text:style-name="T356">&lt;CR&gt;&lt;LF&gt;</text:span><text:span text:style-name="T354"> </text:span><text:span text:style-name="T285">(3)</text:span></text:p>
            <text:p><text:span text:style-name="T256">(&gt;&gt;)</text:span><text:span text:style-name="T257"> </text:span><text:span text:style-name="T355">&lt;LF&gt;</text:span><text:span text:style-name="T257"> </text:span><text:span text:style-name="T282">(1)</text:span></text:p>
            <text:p><text:span text:style-name="T256">(&gt;&gt;)</text:span><text:span text:style-name="T257"> </text:span><text:span text:style-name="T258">B</text:span><text:span text:style-name="T259">&lt;CR&gt;&lt;LF&gt;</text:span><text:span text:style-name="T354"> </text:span><text:span text:style-name="T285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68">(&lt;&lt;)</text:span><text:span text:style-name="T269"> </text:span><text:span text:style-name="T283"> </text:span><text:span text:style-name="T126">   </text:span><text:span text:style-name="T127"> </text:span>    in sending terminal</text:p>
            <text:p/>
            <text:p><text:span text:style-name="T256">(&gt;&gt;)</text:span><text:span text:style-name="T257"> </text:span><text:span text:style-name="T355">&lt;CR&gt; </text:span><text:span text:style-name="T360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68">(&gt;&gt;)</text:span><text:span text:style-name="T269"> </text:span><text:span text:style-name="T270">X</text:span><text:span text:style-name="T126"> </text:span><text:span text:style-name="T127">(1)</text:span>    in sending terminal</text:p>
            <text:p/>
            <text:p><text:span text:style-name="T256">(&gt;&gt;)</text:span><text:span text:style-name="T257"> </text:span><text:span text:style-name="T355">&lt;CR&gt;</text:span><text:span text:style-name="T257"> </text:span><text:span text:style-name="T282">(1)</text:span><text:span text:style-name="T360">  in receiving terminal</text:span></text:p>
            <text:p><text:span text:style-name="T256">(&lt;&lt;)</text:span><text:span text:style-name="T257"> </text:span><text:span text:style-name="T286">X</text:span><text:span text:style-name="T356">&lt;CR&gt;&lt;LF&gt;</text:span><text:span text:style-name="T354"> </text:span><text:span text:style-name="T285">(3)</text:span></text:p>
          </table:table-cell>
          <table:table-cell office:value-type="string" calcext:value-type="string">
            <text:p>Pending &lt;CR&gt; must not be shown as empty line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23">In sending terminal:</text:span></text:p>
            <text:p>&lt;LF&gt;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68">(&gt;&gt;)</text:span><text:span text:style-name="T269"> </text:span><text:span text:style-name="T270">X</text:span><text:span text:style-name="T126"> </text:span><text:span text:style-name="T127">(1)</text:span>    in sending terminal</text:p>
            <text:p><text:span text:style-name="T256">(&lt;&lt;)</text:span><text:span text:style-name="T257">  </text:span><text:span text:style-name="T282">(0)</text:span></text:p>
            <text:p/>
            <text:p><text:span text:style-name="T256">(&gt;&gt;)</text:span><text:span text:style-name="T257"> </text:span><text:span text:style-name="T355">&lt;CR&gt;</text:span><text:span text:style-name="T257"> </text:span><text:span text:style-name="T282">(1)</text:span><text:span text:style-name="T360">  in receiving terminal</text:span></text:p>
            <text:p><text:span text:style-name="T358">(&lt;&lt;)</text:span><text:span text:style-name="T359"> </text:span><text:span text:style-name="T286">X</text:span><text:span text:style-name="T356">&lt;CR&gt;&lt;LF&gt;</text:span><text:span text:style-name="T354"> </text:span><text:span text:style-name="T285">(3)</text:span></text:p>
            <text:p><text:span text:style-name="T256">(&gt;&gt;)</text:span><text:span text:style-name="T257"> </text:span><text:span text:style-name="T355">&lt;LF&gt;</text:span><text:span text:style-name="T257"> </text:span><text:span text:style-name="T282">(1)</text:span></text:p>
          </table:table-cell>
          <table:table-cell table:number-columns-repeated="59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68">(&gt;&gt;)</text:span><text:span text:style-name="T269"> </text:span><text:span text:style-name="T270">X</text:span><text:span text:style-name="T126"> </text:span><text:span text:style-name="T127">(1)</text:span></text:p>
            <text:p><text:span text:style-name="T256">(&lt;&lt;)</text:span><text:span text:style-name="T257">  </text:span><text:span text:style-name="T282">(0)</text:span></text:p>
            <text:p><text:span text:style-name="T305">(&lt;&lt;)</text:span><text:span text:style-name="T129"> </text:span><text:span text:style-name="T283">B</text:span><text:span text:style-name="T126"> </text:span><text:span text:style-name="T127">(1)</text:span>    in sending terminal</text:p>
            <text:p/>
            <text:p><text:span text:style-name="T256">(&gt;&gt;)</text:span><text:span text:style-name="T257"> </text:span><text:span text:style-name="T355">&lt;CR&gt;</text:span><text:span text:style-name="T257"> </text:span><text:span text:style-name="T282">(1)</text:span><text:span text:style-name="T360">  in receiving terminal</text:span></text:p>
            <text:p><text:span text:style-name="T256">(&lt;&lt;)</text:span><text:span text:style-name="T257"> </text:span><text:span text:style-name="T286">X</text:span><text:span text:style-name="T356">&lt;CR&gt;&lt;LF&gt;</text:span><text:span text:style-name="T354"> </text:span><text:span text:style-name="T285">(3)</text:span></text:p>
            <text:p><text:span text:style-name="T256">(&gt;&gt;)</text:span><text:span text:style-name="T257"> </text:span><text:span text:style-name="T355">&lt;LF&gt;</text:span><text:span text:style-name="T257"> </text:span><text:span text:style-name="T282">(1)</text:span></text:p>
            <text:p><text:span text:style-name="T256">(&gt;&gt;)</text:span><text:span text:style-name="T257"> </text:span><text:span text:style-name="T258">B</text:span><text:span text:style-name="T259">&lt;CR&gt;&lt;LF&gt;</text:span><text:span text:style-name="T354"> </text:span><text:span text:style-name="T285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305">(&lt;&lt;)</text:span><text:span text:style-name="T129"> </text:span><text:span text:style-name="T283">A</text:span><text:span text:style-name="T126">   </text:span><text:span text:style-name="T127"> </text:span>    in sending terminal</text:p>
            <text:p/>
            <text:p><text:span text:style-name="T256">(&gt;&gt;)</text:span><text:span text:style-name="T257"> </text:span><text:span text:style-name="T258">A</text:span><text:span text:style-name="T284">   </text:span><text:span text:style-name="T285"> </text:span><text:span text:style-name="T353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68">(&lt;&lt;)</text:span><text:span text:style-name="T269"> </text:span><text:span text:style-name="T283">A</text:span><text:span text:style-name="T126">   </text:span><text:span text:style-name="T127"> </text:span>    in sending terminal</text:p>
            <text:p/>
            <text:p><text:span text:style-name="T256">(&gt;&gt;)</text:span><text:span text:style-name="T257"> </text:span><text:span text:style-name="T258">A</text:span><text:span text:style-name="T259">&lt;CR&gt;</text:span><text:span text:style-name="T353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23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68">(&lt;&lt;)</text:span><text:span text:style-name="T269"> </text:span><text:span text:style-name="T283">A</text:span><text:span text:style-name="T126"> </text:span><text:span text:style-name="T127">(1)</text:span></text:p>
            <text:p><text:span text:style-name="T305">(&gt;&gt;)</text:span><text:span text:style-name="T129"> </text:span><text:span text:style-name="T270">X</text:span><text:span text:style-name="T126"> </text:span><text:span text:style-name="T127">(1)</text:span>    in sending terminal</text:p>
            <text:p/>
            <text:p><text:span text:style-name="T256">(&gt;&gt;)</text:span><text:span text:style-name="T257"> </text:span><text:span text:style-name="T258">A</text:span><text:span text:style-name="T259">&lt;CR&gt;</text:span><text:span text:style-name="T354"> </text:span><text:span text:style-name="T285">(2)</text:span><text:span text:style-name="T353"> in receiving terminal</text:span></text:p>
            <text:p><text:span text:style-name="T256">(&lt;&lt;)</text:span><text:span text:style-name="T257"> </text:span><text:span text:style-name="T286">X</text:span><text:span text:style-name="T356">&lt;CR&gt;&lt;LF&gt;</text:span><text:span text:style-name="T354"> </text:span><text:span text:style-name="T285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23">In sending terminal:</text:span></text:p>
            <text:p>B&lt;LF&gt;</text:p>
          </table:table-cell>
          <table:table-cell table:number-columns-repeated="60"/>
        </table:table-row>
        <table:table-row table:style-name="ro1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68">(&lt;&lt;)</text:span><text:span text:style-name="T269"> </text:span><text:span text:style-name="T283">A</text:span><text:span text:style-name="T126"> </text:span><text:span text:style-name="T127">(1)</text:span></text:p>
            <text:p><text:span text:style-name="T305">(&gt;&gt;)</text:span><text:span text:style-name="T129"> </text:span><text:span text:style-name="T270">X</text:span><text:span text:style-name="T126"> </text:span><text:span text:style-name="T127">(1)</text:span></text:p>
            <text:p><text:span text:style-name="T305">(&lt;&lt;)</text:span><text:span text:style-name="T129"> </text:span><text:span text:style-name="T306">&lt;CR&gt;</text:span><text:span text:style-name="T283">B</text:span><text:span text:style-name="T308">&lt;LF&gt;</text:span>   in sending terminal</text:p>
            <text:p/>
            <text:p><text:span text:style-name="T256">(&gt;&gt;)</text:span><text:span text:style-name="T257"> </text:span><text:span text:style-name="T258">A</text:span><text:span text:style-name="T259">&lt;CR&gt;</text:span><text:span text:style-name="T354"> </text:span><text:span text:style-name="T285">(2)</text:span><text:span text:style-name="T353"> in receiving terminal</text:span></text:p>
            <text:p><text:span text:style-name="T358">(&lt;&lt;)</text:span><text:span text:style-name="T359"> </text:span><text:span text:style-name="T286">X</text:span><text:span text:style-name="T356">&lt;CR&gt;&lt;LF&gt;</text:span><text:span text:style-name="T354"> </text:span><text:span text:style-name="T285">(3)</text:span></text:p>
            <text:p><text:span text:style-name="T256">(&gt;&gt;)</text:span><text:span text:style-name="T257"> </text:span><text:span text:style-name="T258">B</text:span><text:span text:style-name="T259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268">(&lt;&lt;)</text:span><text:span text:style-name="T269"> </text:span><text:span text:style-name="T283">A</text:span><text:span text:style-name="T126"> </text:span><text:span text:style-name="T127">(1)</text:span></text:p>
            <text:p><text:span text:style-name="T305">(&gt;&gt;)</text:span><text:span text:style-name="T129"> </text:span><text:span text:style-name="T270">X</text:span><text:span text:style-name="T126"> </text:span><text:span text:style-name="T127">(1)</text:span></text:p>
            <text:p><text:span text:style-name="T305">(&lt;&lt;)</text:span><text:span text:style-name="T129"> </text:span><text:span text:style-name="T306">&lt;CR&gt;</text:span><text:span text:style-name="T283">B</text:span><text:span text:style-name="T308">&lt;LF&gt;</text:span><text:span text:style-name="T276"> </text:span><text:span text:style-name="T127">(3)</text:span>  in sending terminal</text:p>
            <text:p/>
            <text:p><text:span text:style-name="T256">(&gt;&gt;)</text:span><text:span text:style-name="T257"> </text:span><text:span text:style-name="T258">A</text:span><text:span text:style-name="T259">&lt;CR&gt;</text:span><text:span text:style-name="T354"> </text:span><text:span text:style-name="T285">(2)</text:span><text:span text:style-name="T353"> in receiving terminal</text:span></text:p>
            <text:p><text:span text:style-name="T358">(&lt;&lt;)</text:span><text:span text:style-name="T359"> </text:span><text:span text:style-name="T286">X</text:span><text:span text:style-name="T356">&lt;CR&gt;&lt;LF&gt;</text:span><text:span text:style-name="T354"> </text:span><text:span text:style-name="T285">(3)</text:span></text:p>
            <text:p><text:span text:style-name="T256">(&gt;&gt;)</text:span><text:span text:style-name="T257"> </text:span><text:span text:style-name="T258">B</text:span><text:span text:style-name="T259">&lt;LF&gt;&lt;CR&gt;&lt;LF&gt;</text:span><text:span text:style-name="T354"> </text:span><text:span text:style-name="T285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68">(&lt;&lt;)</text:span><text:span text:style-name="T269"> </text:span><text:span text:style-name="T283"> </text:span><text:span text:style-name="T126">   </text:span><text:span text:style-name="T127"> </text:span>    in sending terminal</text:p>
            <text:p/>
            <text:p><text:span text:style-name="T256">(&gt;&gt;)</text:span><text:span text:style-name="T257"> </text:span><text:span text:style-name="T355">&lt;CR&gt; </text:span><text:span text:style-name="T360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68">(&gt;&gt;)</text:span><text:span text:style-name="T269"> </text:span><text:span text:style-name="T270">X</text:span><text:span text:style-name="T126"> </text:span><text:span text:style-name="T127">(1)</text:span>    in sending terminal</text:p>
            <text:p/>
            <text:p><text:span text:style-name="T256">(&gt;&gt;)</text:span><text:span text:style-name="T257"> </text:span><text:span text:style-name="T355">&lt;CR&gt;</text:span><text:span text:style-name="T257"> </text:span><text:span text:style-name="T282">(1)</text:span><text:span text:style-name="T360">  in receiving terminal</text:span></text:p>
            <text:p><text:span text:style-name="T256">(&lt;&lt;)</text:span><text:span text:style-name="T257"> </text:span><text:span text:style-name="T286">X</text:span><text:span text:style-name="T356">&lt;CR&gt;&lt;LF&gt;</text:span><text:span text:style-name="T354"> </text:span><text:span text:style-name="T285">(3)</text:span></text:p>
          </table:table-cell>
          <table:table-cell table:number-columns-repeated="59"/>
        </table:table-row>
        <table:table-row table:style-name="ro32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268">(&gt;&gt;)</text:span><text:span text:style-name="T269"> </text:span><text:span text:style-name="T270">X</text:span><text:span text:style-name="T126"> </text:span><text:span text:style-name="T127">(1)</text:span></text:p>
            <text:p><text:span text:style-name="T305">(&lt;&lt;)</text:span><text:span text:style-name="T129"> </text:span><text:span text:style-name="T306">&lt;CR&gt;</text:span><text:span text:style-name="T283">B</text:span><text:span text:style-name="T126"> </text:span><text:span text:style-name="T127">(2)</text:span>  in sending terminal</text:p>
            <text:p/>
            <text:p><text:span text:style-name="T256">(&gt;&gt;)</text:span><text:span text:style-name="T257"> </text:span><text:span text:style-name="T355">&lt;CR&gt;</text:span><text:span text:style-name="T257"> </text:span><text:span text:style-name="T282">(1)</text:span><text:span text:style-name="T360">  in receiving terminal</text:span></text:p>
            <text:p><text:span text:style-name="T358">(&lt;&lt;)</text:span><text:span text:style-name="T359"> </text:span><text:span text:style-name="T286">X</text:span><text:span text:style-name="T356">&lt;CR&gt;&lt;LF&gt;</text:span><text:span text:style-name="T354"> </text:span><text:span text:style-name="T285">(3)</text:span></text:p>
            <text:p><text:span text:style-name="T256">(&gt;&gt;)</text:span><text:span text:style-name="T257"> </text:span><text:span text:style-name="T258">B</text:span><text:span text:style-name="T259">&lt;CR&gt;&lt;LF&gt;</text:span><text:span text:style-name="T354"> </text:span><text:span text:style-name="T285">(3)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[Show EOL] in sending terminal</text:p>
          </table:table-cell>
          <table:table-cell office:value-type="string" calcext:value-type="string">
            <text:p><text:span text:style-name="T268">(&lt;&lt;)</text:span><text:span text:style-name="T269"> </text:span><text:span text:style-name="T287">&lt;CR&gt;</text:span><text:span text:style-name="T269"> </text:span><text:span text:style-name="T304">(1)</text:span></text:p>
            <text:p><text:span text:style-name="T268">(&gt;&gt;)</text:span><text:span text:style-name="T269"> </text:span><text:span text:style-name="T270">X</text:span><text:span text:style-name="T271">&lt;CR&gt;&lt;LF&gt;</text:span><text:span text:style-name="T276"> </text:span><text:span text:style-name="T127">(3)</text:span></text:p>
            <text:p><text:span text:style-name="T305">(&lt;&lt;)</text:span><text:span text:style-name="T129"> </text:span><text:span text:style-name="T283">B</text:span><text:span text:style-name="T308">&lt;CR&gt;&lt;LF&gt;</text:span><text:span text:style-name="T276"> </text:span><text:span text:style-name="T127">(3)</text:span></text:p>
          </table:table-cell>
          <table:table-cell office:value-type="string" calcext:value-type="string">
            <text:p>Unconfirmed &lt;CR&gt; becomes visibl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<text:span text:style-name="T123">Create and start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lso send &lt;CR&gt;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Enable [Terminal &gt; Settings... &gt; Advanced... &gt; ASCII &gt; Replace by ASCII]</text:p>
          </table:table-cell>
          <table:table-cell office:value-type="string" calcext:value-type="string">
            <text:p>&lt;CR&gt; become visi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<text:span text:style-name="T123">Keep the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[Break lines on every chun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38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23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8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9" table:default-cell-style-name="ce45"/>
        <table:table-column table:style-name="co47" table:default-cell-style-name="ce45"/>
        <table:table-column table:style-name="co48" table:default-cell-style-name="ce45"/>
        <table:table-column table:style-name="co25" table:default-cell-style-name="ce45"/>
        <table:table-column table:style-name="co49" table:default-cell-style-name="ce45"/>
        <table:table-column table:style-name="co50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107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07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23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23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office:forms form:automatic-focus="false" form:apply-design-mode="false"/>
        <table:table-column table:style-name="co9" table:default-cell-style-name="ce45"/>
        <table:table-column table:style-name="co51" table:default-cell-style-name="ce45"/>
        <table:table-column table:style-name="co52" table:default-cell-style-name="ce45"/>
        <table:table-column table:style-name="co39" table:default-cell-style-name="ce45"/>
        <table:table-column table:style-name="co53" table:default-cell-style-name="ce45"/>
        <table:table-column table:style-name="co5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  <text:p>                                                            \YAT-Log-&lt;TS&gt;.log has been created</text:p>
          </table:table-cell>
          <table:table-cell office:value-type="string" calcext:value-type="string">
            <text:p/>
            <text:p>Consequence of auto-on featur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108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113" office:value-type="string" calcext:value-type="string">
            <text:p><text:span text:style-name="T361">Note that display elements are text-only and no longer contain the underlying typed</text:span></text:p>
            <text:p><text:span text:style-name="T361">information such as the time stamp of the origin. Since the XML schema is strongly-</text:span></text:p>
            <text:p><text:span text:style-name="T361">typed again, the items need to be reconstructed. Not optimal, but simply a trade-off</text:span></text:p>
            <text:p><text:span text:style-name="T361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</text:p>
          </table:table-cell>
          <table:table-cell office:value-type="string" calcext:value-type="string">
            <text:p>File gets refreshed</text:p>
            <text:p>File contains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 in 'Shared Mode'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office:value-type="string" calcext:value-type="string">
            <text:p>HHD Hex Editor Neo licens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113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s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office:forms form:automatic-focus="false" form:apply-design-mode="false"/>
        <table:table-column table:style-name="co9" table:default-cell-style-name="ce45"/>
        <table:table-column table:style-name="co51" table:default-cell-style-name="ce45"/>
        <table:table-column table:style-name="co55" table:default-cell-style-name="ce45"/>
        <table:table-column table:style-name="co56" table:default-cell-style-name="ce45"/>
        <table:table-column table:style-name="co57" table:default-cell-style-name="ce45"/>
        <table:table-column table:style-name="co58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"Help &gt; Donate"</text:p>
          </table:table-cell>
          <table:table-cell office:value-type="string" calcext:value-type="string">
            <text:p>Link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1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23">Exception details can be shown</text:span></text:p>
            <text:p>Exception contains inner exception (level1)</text:p>
            <text:p><text:span text:style-name="T123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23">Exception details can be shown</text:span></text:p>
            <text:p>Exception contains inner exception (level1)</text:p>
            <text:p><text:span text:style-name="T123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23">Exception details can be shown</text:span></text:p>
            <text:p>Exception contains inner exception (level1)</text:p>
            <text:p><text:span text:style-name="T123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14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23">Exception details can be shown</text:span></text:p>
            <text:p>Exception contains inner exception (level1)</text:p>
            <text:p><text:span text:style-name="T123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114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114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23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slightly above the right end of the 2<text:span text:style-name="T12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"Help &gt; About" &gt; Click slightly above the right end of the 3<text:span text:style-name="T121">rd</text:span> line</text:p>
          </table:table-cell>
          <table:table-cell office:value-type="string" calcext:value-type="string">
            <text:p>Repeat steps above, except <text:span text:style-name="T362">[Cancel], [Retry] and [Ignore]</text:span></text:p>
          </table:table-cell>
          <table:table-cell office:value-type="string" calcext:value-type="string">
            <text:p>When YAT has been started from Visual Studio [F5]:</text:p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office:forms form:automatic-focus="false" form:apply-design-mode="false"/>
        <table:table-column table:style-name="co9" table:default-cell-style-name="ce45"/>
        <table:table-column table:style-name="co60" table:default-cell-style-name="ce45"/>
        <table:table-column table:style-name="co61" table:default-cell-style-name="ce45"/>
        <table:table-column table:style-name="co62" table:default-cell-style-name="ce45"/>
        <table:table-column table:style-name="co63" table:default-cell-style-name="ce45"/>
        <table:table-column table:style-name="co6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0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:</text:p>
            <text:p> &gt; DejaVu</text:p>
            <text:p> &gt; RtfWriter</text:p>
            <text:p> &gt; OxyPlot</text:p>
            <text:p>YAT infos:</text:p>
            <text:p> &gt; Installer</text:p>
          </table:table-cell>
          <table:table-cell office:value-type="string" calcext:value-type="string">
            <text:p/>
            <text:p/>
            <text:p/>
            <text:p/>
            <text:p>In total:</text:p>
            <text:p> &gt; 4 folders</text:p>
          </table:table-cell>
          <table:table-cell table:number-columns-repeated="58"/>
        </table:table-row>
        <table:table-row table:style-name="ro41">
          <table:table-cell table:number-columns-repeated="4"/>
          <table:table-cell office:value-type="string" calcext:value-type="string">
            <text:p><text:span text:style-name="T123">Assemblies:</text:span></text:p>
            <text:p> &gt; ALAZ</text:p>
            <text:p> &gt; MKY</text:p>
            <text:p> &gt; OxyPlot</text:p>
            <text:p> &gt; RtfWriter</text:p>
            <text:p> &gt; YAT </text:p>
            <text:p>Release Notes</text:p>
            <text:p>YAT.exe / YATConsole.exe</text:p>
            <text:p><text:span text:style-name="T123">YAT.exe.config / YATConsole.exe.config</text:span></text:p>
          </table:table-cell>
          <table:table-cell office:value-type="string" calcext:value-type="string">
            <text:p/>
            <text:p/>
            <text:p/>
            <text:p/>
            <text:p/>
            <text:p/>
            <text:p/>
            <text:p>In total:</text:p>
            <text:p> &gt; 31 files</text:p>
          </table:table-cell>
          <table:table-cell table:number-columns-repeated="58"/>
        </table:table-row>
        <table:table-row table:style-name="ro42">
          <table:table-cell table:number-columns-repeated="4"/>
          <table:table-cell office:value-type="string" calcext:value-type="string">
            <text:p>No Nunit projects</text:p>
            <text:p>No .Test projects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Timestamp of all binaries except OxyPlot must be build time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No assemblies or other files from previous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/Roaming User Settings</text:p>
          </table:table-cell>
          <table:table-cell office:value-type="string" calcext:value-type="string">
            <text:p>Prepare</text:p>
          </table:table-cell>
          <table:table-cell table:style-name="ce116" office:value-type="string" calcext:value-type="string">
            <text:p>Ensure that previous Local/Roaming User Settings are available</text:p>
            <text:p>This is given by 'Release &gt; Install Testing'</text:p>
          </table:table-cell>
          <table:table-cell table:style-name="ce116"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Quick Reference must be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Quick Reference can be open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116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1st terminal again</text:p>
          </table:table-cell>
          <table:table-cell office:value-type="string" calcext:value-type="string">
            <text:p>1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&lt;2nd&gt;.yat']</text:p>
          </table:table-cell>
          <table:table-cell office:value-type="string" calcext:value-type="string">
            <text:p>2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Workspac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e icons</text:p>
          </table:table-cell>
          <table:table-cell office:value-type="string" calcext:value-type="string">
            <text:p>Open "C:\Users\&lt;User&gt;\Documents\YAT"</text:p>
          </table:table-cell>
          <table:table-cell office:value-type="string" calcext:value-type="string">
            <text:p>.yat files must show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.yat file must show correct ic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3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3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4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3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3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4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YAT starts, 'New Terminal' form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Help form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Help form is shown</text:p>
            <text:p>Error is shown in Msg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YATConsole starts, empty workspac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Help is shown in conso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Error is shown in console</text:p>
            <text:p>Help is shown in conso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ouble-click YAT.ex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3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23">     LocalUserSettings.General.AutoSaveWorkspace = true</text:span></text:p>
            <text:p><text:span text:style-name="T123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23">...YAT.Model.Test.FileHandlingTest.TestSequenceOfUseCases_6_through_9_()::UC9 with a third main.</text:span></text:p>
            <text:p/>
            <text:p><text:span text:style-name="T123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 via task bar ic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6:'YAT.Domain.Terminal'.E10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.00.0000</text:date>, <text:time style:data-style-name="N2" text:time-value="16:07:40.4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3DT16H48M53S</meta:editing-duration>
    <meta:editing-cycles>690</meta:editing-cycles>
    <meta:generator>LibreOffice/6.4.7.2$Windows_X86_64 LibreOffice_project/639b8ac485750d5696d7590a72ef1b496725cfb5</meta:generator>
    <dc:date>2021-03-25T16:09:03.437000000</dc:date>
    <meta:print-date>2013-02-02T14:44:49.07</meta:print-date>
    <meta:document-statistic meta:table-count="13" meta:cell-count="2666" meta:object-count="0"/>
    <meta:user-defined meta:name="Info 1"/>
    <meta:user-defined meta:name="Info 2"/>
    <meta:user-defined meta:name="Info 3"/>
    <meta:user-defined meta:name="Info 4"/>
  </office:meta>
</office:document-meta>
</file>